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85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1.307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31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2.477cm"/>
    </style:style>
    <style:style style:name="co24" style:family="table-column">
      <style:table-column-properties fo:break-before="auto" style:column-width="1.933cm"/>
    </style:style>
    <style:style style:name="co25" style:family="table-column">
      <style:table-column-properties fo:break-before="auto" style:column-width="10.239cm"/>
    </style:style>
    <style:style style:name="co26" style:family="table-column">
      <style:table-column-properties fo:break-before="auto" style:column-width="2.641cm"/>
    </style:style>
    <style:style style:name="co27" style:family="table-column">
      <style:table-column-properties fo:break-before="auto" style:column-width="2.614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3.485cm"/>
    </style:style>
    <style:style style:name="co30" style:family="table-column">
      <style:table-column-properties fo:break-before="auto" style:column-width="3.157cm"/>
    </style:style>
    <style:style style:name="co31" style:family="table-column">
      <style:table-column-properties fo:break-before="auto" style:column-width="1.633cm"/>
    </style:style>
    <style:style style:name="co32" style:family="table-column">
      <style:table-column-properties fo:break-before="auto" style:column-width="2.26cm"/>
    </style:style>
    <style:style style:name="co33" style:family="table-column">
      <style:table-column-properties fo:break-before="auto" style:column-width="4.519cm"/>
    </style:style>
    <style:style style:name="co34" style:family="table-column">
      <style:table-column-properties fo:break-before="auto" style:column-width="2.75cm"/>
    </style:style>
    <style:style style:name="co35" style:family="table-column">
      <style:table-column-properties fo:break-before="auto" style:column-width="7.761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order="none"/>
    </style:style>
    <style:style style:name="ce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06pt solid #000000"/>
    </style:style>
    <style:style style:name="ce2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23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 = valeur vide</text:p>
          </table:table-cell>
          <table:table-cell table:number-columns-repeated="40"/>
          <table:table-cell table:style-name="Default" table:number-columns-repeated="3"/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Noms des différents</text:p>
            <text:p>niveaux du jeu </text:p>
            <text:p>« Seven »</text:p>
          </table:table-cell>
          <table:table-cell table:style-name="ce1" office:value-type="string" calcext:value-type="string">
            <text:p>Num_J</text:p>
          </table:table-cell>
          <table:table-cell table:style-name="ce1" office:value-type="string" calcext:value-type="string">
            <text:p>Résultats </text:p>
            <text:p>Seven T1</text:p>
            <text:p>( /10)</text:p>
          </table:table-cell>
          <table:table-cell table:style-name="ce1" office:value-type="string" calcext:value-type="string">
            <text:p>RTS2</text:p>
          </table:table-cell>
          <table:table-cell table:style-name="ce1" office:value-type="string" calcext:value-type="string">
            <text:p>RTS3</text:p>
          </table:table-cell>
          <table:table-cell table:style-name="ce1" office:value-type="string" calcext:value-type="string">
            <text:p>RTS4</text:p>
          </table:table-cell>
          <table:table-cell table:style-name="ce1" office:value-type="string" calcext:value-type="string">
            <text:p>Rtechecs</text:p>
          </table:table-cell>
          <table:table-cell table:style-name="ce1" office:value-type="string" calcext:value-type="string">
            <text:p>Rtfortnight</text:p>
          </table:table-cell>
          <table:table-cell table:style-name="ce1" office:value-type="string" calcext:value-type="string">
            <text:p>Rtkems</text:p>
          </table:table-cell>
          <table:table-cell table:style-name="ce1" office:value-type="string" calcext:value-type="string">
            <text:p>Rtloupgarou</text:p>
          </table:table-cell>
          <table:table-cell table:style-name="ce1" office:value-type="string" calcext:value-type="string">
            <text:p>Rtmediasphere</text:p>
          </table:table-cell>
          <table:table-cell table:style-name="ce10" office:value-type="string" calcext:value-type="string">
            <text:p>Rtoursmagie</text:p>
          </table:table-cell>
          <table:table-cell table:style-name="ce12" office:value-type="string" calcext:value-type="string">
            <text:p>Rtuno</text:p>
          </table:table-cell>
          <table:table-cell table:style-name="ce1" office:value-type="string" calcext:value-type="string">
            <text:p>RTS5</text:p>
          </table:table-cell>
          <table:table-cell table:style-name="ce1" office:value-type="string" calcext:value-type="string">
            <text:p>RTTennis</text:p>
          </table:table-cell>
          <table:table-cell table:style-name="ce1" office:value-type="string" calcext:value-type="string">
            <text:p>Points</text:p>
            <text:p>Seven T1</text:p>
          </table:table-cell>
          <table:table-cell table:style-name="ce1" office:value-type="string" calcext:value-type="string">
            <text:p>PTS2</text:p>
          </table:table-cell>
          <table:table-cell table:style-name="ce1" office:value-type="string" calcext:value-type="string">
            <text:p>PTS3</text:p>
          </table:table-cell>
          <table:table-cell table:style-name="ce1" office:value-type="string" calcext:value-type="string">
            <text:p>PTS4</text:p>
          </table:table-cell>
          <table:table-cell table:style-name="ce1" office:value-type="string" calcext:value-type="string">
            <text:p>Pechecs</text:p>
          </table:table-cell>
          <table:table-cell table:style-name="ce1" office:value-type="string" calcext:value-type="string">
            <text:p>Pfortnight</text:p>
          </table:table-cell>
          <table:table-cell table:style-name="ce1" office:value-type="string" calcext:value-type="string">
            <text:p>Pkems</text:p>
          </table:table-cell>
          <table:table-cell table:style-name="ce1" office:value-type="string" calcext:value-type="string">
            <text:p>Ploupgarou</text:p>
          </table:table-cell>
          <table:table-cell table:style-name="ce1" office:value-type="string" calcext:value-type="string">
            <text:p>Pmediasphere</text:p>
          </table:table-cell>
          <table:table-cell table:style-name="ce1" office:value-type="string" calcext:value-type="string">
            <text:p>Ptoursmagie</text:p>
          </table:table-cell>
          <table:table-cell table:style-name="ce1" office:value-type="string" calcext:value-type="string">
            <text:p>Puno</text:p>
          </table:table-cell>
          <table:table-cell table:style-name="ce1" office:value-type="string" calcext:value-type="string">
            <text:p>PTS5</text:p>
          </table:table-cell>
          <table:table-cell table:style-name="ce1" office:value-type="string" calcext:value-type="string">
            <text:p>PT1tennis</text:p>
          </table:table-cell>
          <table:table-cell table:style-name="ce1" office:value-type="string" calcext:value-type="string">
            <text:p>Compétences</text:p>
          </table:table-cell>
          <table:table-cell table:style-name="ce1" office:value-type="string" calcext:value-type="string">
            <text:p>Résultats </text:p>
            <text:p>Compétences</text:p>
            <text:p>SevenT1</text:p>
          </table:table-cell>
          <table:table-cell table:style-name="ce1" office:value-type="string" calcext:value-type="string">
            <text:p>RCST2</text:p>
          </table:table-cell>
          <table:table-cell table:style-name="ce1" office:value-type="string" calcext:value-type="string">
            <text:p>RCST3</text:p>
          </table:table-cell>
          <table:table-cell table:style-name="ce1" office:value-type="string" calcext:value-type="string">
            <text:p>RCST4</text:p>
          </table:table-cell>
          <table:table-cell table:style-name="ce1" office:value-type="string" calcext:value-type="string">
            <text:p>8RCEchecs</text:p>
          </table:table-cell>
          <table:table-cell table:style-name="ce1" office:value-type="string" calcext:value-type="string">
            <text:p>9RCFortnite</text:p>
          </table:table-cell>
          <table:table-cell table:style-name="ce1" office:value-type="string" calcext:value-type="string">
            <text:p>103RCKems</text:p>
          </table:table-cell>
          <table:table-cell table:style-name="ce1" office:value-type="string" calcext:value-type="string">
            <text:p>11RCLoupgarou</text:p>
          </table:table-cell>
          <table:table-cell table:style-name="ce1" office:value-type="string" calcext:value-type="string">
            <text:p>12Rcmediasphere</text:p>
          </table:table-cell>
          <table:table-cell table:style-name="ce1" office:value-type="string" calcext:value-type="string">
            <text:p>13RCToursmagie</text:p>
          </table:table-cell>
          <table:table-cell table:style-name="ce1" office:value-type="string" calcext:value-type="string">
            <text:p>14RCUno</text:p>
          </table:table-cell>
          <table:table-cell table:style-name="ce1" office:value-type="string" calcext:value-type="string">
            <text:p>RCTS5</text:p>
          </table:table-cell>
          <table:table-cell table:style-name="ce1" office:value-type="string" calcext:value-type="string">
            <text:p>15RCTennis</text:p>
          </table:table-cell>
          <table:table-cell table:style-name="ce1" office:value-type="string" calcext:value-type="string">
            <text:p>Moyenne nationale ( /10) </text:p>
            <text:p>Niv. échantillon </text:p>
            <text:p>(sans entrainement)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10 famille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5]=7;[.AT24];IF([.C5]=1;[.AT30];IF([.C5]=0;[.AT31];IF([.C5]=2;[.AT29];IF([.C5]=3;[.AT28];IF([.C5]=4;[.AT27];IF([.C5]=5;[.AT26];IF([.C5]=6;[.AT25];IF([.C5]=8;[.AT23];IF([.C5]=9;10;IF([.C5]=10;10;IF([.C5]=11;10;IF([.C5]=12;10;IF([.C5]=13;10;IF([.C5]=14;10;5)))))))))))))))" office:value-type="float" office:value="4" calcext:value-type="float">
            <text:p>4</text:p>
          </table:table-cell>
          <table:table-cell table:style-name="ce2" table:formula="of:=IF([.D5]=7;[.AT24];IF([.D5]=1;[.AT30];IF([.D5]=0;[.AT31];IF([.D5]=2;[.AT29];IF([.D5]=3;[.AT28];IF([.D5]=4;[.AT27];IF([.D5]=5;[.AT26];IF([.D5]=6;[.AT25];IF([.D5]=8;[.AT23];IF([.D5]=9;10;IF([.D5]=10;10;IF([.D5]=11;10;IF([.D5]=12;10;IF([.D5]=13;10;IF([.D5]=14;10;5)))))))))))))))" office:value-type="float" office:value="6" calcext:value-type="float">
            <text:p>6</text:p>
          </table:table-cell>
          <table:table-cell table:style-name="ce2" table:formula="of:=IF([.E5]=7;[.AT24];IF([.E5]=1;[.AT30];IF([.E5]=0;[.AT31];IF([.E5]=2;[.AT29];IF([.E5]=3;[.AT28];IF([.E5]=4;[.AT27];IF([.E5]=5;[.AT26];IF([.E5]=6;[.AT25];IF([.E5]=8;[.AT23];IF([.E5]=9;10;IF([.E5]=10;10;IF([.E5]=11;10;IF([.E5]=12;10;IF([.E5]=13;10;IF([.E5]=14;10;5)))))))))))))))" office:value-type="float" office:value="8" calcext:value-type="float">
            <text:p>8</text:p>
          </table:table-cell>
          <table:table-cell table:style-name="ce2" table:formula="of:=IF([.F5]=7;[.AT24];IF([.F5]=1;[.AT30];IF([.F5]=0;[.AT31];IF([.F5]=2;[.AT29];IF([.F5]=3;[.AT28];IF([.F5]=4;[.AT27];IF([.F5]=5;[.AT26];IF([.F5]=6;[.AT25];IF([.F5]=8;[.AT23];IF([.F5]=9;10;IF([.F5]=10;10;IF([.F5]=11;10;IF([.F5]=12;10;IF([.F5]=13;10;IF([.F5]=14;10;5)))))))))))))))" office:value-type="float" office:value="10" calcext:value-type="float">
            <text:p>10</text:p>
          </table:table-cell>
          <table:table-cell table:style-name="ce2" table:formula="of:=IF([.G5]=7;[.AT24];IF([.G5]=1;[.AT30];IF([.G5]=0;[.AT31];IF([.G5]=2;[.AT29];IF([.G5]=3;[.AT28];IF([.G5]=4;[.AT27];IF([.G5]=5;[.AT26];IF([.G5]=6;[.AT25];IF([.G5]=8;[.AT23];IF([.G5]=9;10;IF([.G5]=10;10;IF([.G5]=11;10;IF([.G5]=12;10;IF([.G5]=13;10;IF([.G5]=14;10;5)))))))))))))))" office:value-type="float" office:value="5" calcext:value-type="float">
            <text:p>5</text:p>
          </table:table-cell>
          <table:table-cell table:style-name="ce2" table:formula="of:=IF([.H5]=7;[.AV24];IF([.H5]=1;[.AV30];IF([.H5]=0;[.AV31];IF([.H5]=2;[.AV29];IF([.H5]=3;[.AV28];IF([.H5]=4;[.AV27];IF([.H5]=5;[.AV26];IF([.H5]=6;[.AV25];IF([.H5]=8;[.AV23];IF([.H5]=9;10;IF([.H5]=10;10;IF([.H5]=11;10;IF([.H5]=12;10;IF([.H5]=13;10;IF([.H5]=14;10;5)))))))))))))))" office:value-type="float" office:value="5" calcext:value-type="float">
            <text:p>5</text:p>
          </table:table-cell>
          <table:table-cell table:style-name="ce2" table:formula="of:=IF([.I5]=7;[.AT24];IF([.I5]=1;[.AT30];IF([.I5]=0;[.AT31];IF([.I5]=2;[.AT29];IF([.I5]=3;[.AT28];IF([.I5]=4;[.AT27];IF([.I5]=5;[.AT26];IF([.I5]=6;[.AT25];IF([.I5]=8;[.AT23];IF([.I5]=9;10;IF([.I5]=10;10;IF([.I5]=11;10;IF([.I5]=12;10;IF([.I5]=13;10;IF([.I5]=14;10;5)))))))))))))))" office:value-type="float" office:value="5" calcext:value-type="float">
            <text:p>5</text:p>
          </table:table-cell>
          <table:table-cell table:style-name="ce2" table:formula="of:=IF([.J5]=7;[.AT24];IF([.J5]=1;[.AT30];IF([.J5]=0;[.AT31];IF([.J5]=2;[.AT29];IF([.J5]=3;[.AT28];IF([.J5]=4;[.AT27];IF([.J5]=5;[.AT26];IF([.J5]=6;[.AT25];IF([.J5]=8;[.AT23];IF([.J5]=9;10;IF([.J5]=10;10;IF([.J5]=11;10;IF([.J5]=12;10;IF([.J5]=13;10;IF([.J5]=14;10;5)))))))))))))))" office:value-type="float" office:value="5" calcext:value-type="float">
            <text:p>5</text:p>
          </table:table-cell>
          <table:table-cell table:style-name="ce2" table:formula="of:=IF([.K5]=7;[.AT24];IF([.K5]=1;[.AT30];IF([.K5]=0;[.AT31];IF([.K5]=2;[.AT29];IF([.K5]=3;[.AT28];IF([.K5]=4;[.AT27];IF([.K5]=5;[.AT26];IF([.K5]=6;[.AT25];IF([.K5]=8;[.AT23];IF([.K5]=9;10;IF([.K5]=10;10;IF([.K5]=11;10;IF([.K5]=12;10;IF([.K5]=13;10;IF([.K5]=14;10;5)))))))))))))))" office:value-type="float" office:value="5" calcext:value-type="float">
            <text:p>5</text:p>
          </table:table-cell>
          <table:table-cell table:style-name="ce2" table:formula="of:=IF([.L5]=7;[.AT24];IF([.L5]=1;[.AT30];IF([.L5]=0;[.AT31];IF([.L5]=2;[.AT29];IF([.L5]=3;[.AT28];IF([.L5]=4;[.AT27];IF([.L5]=5;[.AT26];IF([.L5]=6;[.AT25];IF([.L5]=8;[.AT23];IF([.L5]=9;10;IF([.L5]=10;10;IF([.L5]=11;10;IF([.L5]=12;10;IF([.L5]=13;10;IF([.L5]=14;10;5)))))))))))))))" office:value-type="float" office:value="5" calcext:value-type="float">
            <text:p>5</text:p>
          </table:table-cell>
          <table:table-cell table:style-name="ce2" table:formula="of:=IF([.M5]=7;[.AT24];IF([.M5]=1;[.AT30];IF([.M5]=0;[.AT31];IF([.M5]=2;[.AT29];IF([.M5]=3;[.AT28];IF([.M5]=4;[.AT27];IF([.M5]=5;[.AT26];IF([.M5]=6;[.AT25];IF([.M5]=8;[.AT23];IF([.M5]=9;10;IF([.M5]=10;10;IF([.M5]=11;10;IF([.M5]=12;10;IF([.M5]=13;10;IF([.M5]=14;10;5)))))))))))))))" office:value-type="float" office:value="5" calcext:value-type="float">
            <text:p>5</text:p>
          </table:table-cell>
          <table:table-cell table:style-name="ce2" table:formula="of:=IF([.N5]=7;[.AT24];IF([.N5]=1;[.AT30];IF([.N5]=0;[.AT31];IF([.N5]=2;[.AT29];IF([.N5]=3;[.AT28];IF([.N5]=4;[.AT27];IF([.N5]=5;[.AT26];IF([.N5]=6;[.AT25];IF([.N5]=8;[.AT23];IF([.N5]=9;10;IF([.N5]=10;10;IF([.N5]=11;10;IF([.N5]=12;10;IF([.N5]=13;10;IF([.N5]=14;10;5)))))))))))))))" office:value-type="float" office:value="10" calcext:value-type="float">
            <text:p>10</text:p>
          </table:table-cell>
          <table:table-cell table:style-name="ce2" table:formula="of:=IF([.O5]=7;[.AT24];IF([.O5]=1;[.AT30];IF([.O5]=0;[.AT31];IF([.O5]=2;[.AT29];IF([.O5]=3;[.AT28];IF([.O5]=4;[.AT27];IF([.O5]=5;[.AT26];IF([.O5]=6;[.AT25];IF([.O5]=8;[.AT23];IF([.O5]=9;10;IF([.O5]=10;10;IF([.O5]=11;10;IF([.O5]=12;10;IF([.O5]=13;10;IF([.O5]=14;10;5)))))))))))))))" office:value-type="float" office:value="5" calcext:value-type="float">
            <text:p>5</text:p>
          </table:table-cell>
          <table:table-cell table:style-name="ce4" office:value-type="string" calcext:value-type="string">
            <text:p>Questionner le monde</text:p>
            <text:p>(4,5,7)</text:p>
          </table:table-cell>
          <table:table-cell table:style-name="ce22" table:formula="of:=IF([.C8]=&quot;R&quot;;([.P9]+[.P11])/2;IF([.C9]=&quot;R&quot;;([.P8]+[.P11])/2;IF([.C11]=&quot;R&quot;;([.P8]+[.P9])/2;IF(AND([.C8]=&quot;R&quot;;[.C9]=&quot;R&quot;);[.P11];IF(AND([.C9]=&quot;R&quot;;[.C11]=&quot;R&quot;);[.P8];IF(AND([.C8]=&quot;R&quot;;[.C11]=&quot;R&quot;);[.P9];([.P8]+[.P9]+[.P11])/3))))))" office:value-type="float" office:value="5.66666666666667" calcext:value-type="float">
            <text:p>5,67</text:p>
          </table:table-cell>
          <table:table-cell table:style-name="ce22" table:formula="of:=IF([.D8]=&quot;R&quot;;([.Q9]+[.Q11])/2;IF([.D9]=&quot;R&quot;;([.Q8]+[.Q11])/2;IF([.D11]=&quot;R&quot;;([.Q8]+[.Q9])/2;IF(AND([.D8]=&quot;R&quot;;[.D9]=&quot;R&quot;);[.Q11];IF(AND([.D9]=&quot;R&quot;;[.D11]=&quot;R&quot;);[.Q8];IF(AND([.D8]=&quot;R&quot;;[.D11]=&quot;R&quot;);[.Q9];([.Q8]+[.Q9]+[.Q11])/3))))))" office:value-type="float" office:value="5.33333333333333" calcext:value-type="float">
            <text:p>5,33</text:p>
          </table:table-cell>
          <table:table-cell table:style-name="ce23" table:formula="of:=IF([.E8]=&quot;R&quot;;([.R9]+[.R11])/2;IF([.E9]=&quot;R&quot;;([.R8]+[.R11])/2;IF([.E11]=&quot;R&quot;;([.R8]+[.R9])/2;IF(AND([.E8]=&quot;R&quot;;[.E9]=&quot;R&quot;);[.R11];IF(AND([.E9]=&quot;R&quot;;[.E11]=&quot;R&quot;);[.R8];IF(AND([.E8]=&quot;R&quot;;[.E11]=&quot;R&quot;);[.R9];([.R8]+[.R9]+[.R11])/3))))))" office:value-type="float" office:value="6.66666666666667" calcext:value-type="float">
            <text:p>6,67</text:p>
          </table:table-cell>
          <table:table-cell table:style-name="ce22" table:formula="of:=IF([.F8]=&quot;R&quot;;([.S9]+[.S11])/2;IF([.F9]=&quot;R&quot;;([.S8]+[.S11])/2;IF([.F11]=&quot;R&quot;;([.S8]+[.S9])/2;IF(AND([.F8]=&quot;R&quot;;[.F9]=&quot;R&quot;);[.S11];IF(AND([.F9]=&quot;R&quot;;[.F11]=&quot;R&quot;);[.S8];IF(AND([.F8]=&quot;R&quot;;[.F11]=&quot;R&quot;);[.S9];([.S8]+[.S9]+[.S11])/3))))))" office:value-type="float" office:value="8.33333333333333" calcext:value-type="float">
            <text:p>8,33</text:p>
          </table:table-cell>
          <table:table-cell table:style-name="ce2" table:formula="of:=IF([.G8]=&quot;R&quot;;([.T9]+[.T11])/2;IF([.G9]=&quot;R&quot;;([.T8]+[.T11])/2;IF([.G11]=&quot;R&quot;;([.T8]+[.T9])/2;IF(AND([.G8]=&quot;R&quot;;[.G9]=&quot;R&quot;);[.T11];IF(AND([.G9]=&quot;R&quot;;[.G11]=&quot;R&quot;);[.T8];IF(AND([.G8]=&quot;R&quot;;[.G11]=&quot;R&quot;);[.T9];([.T8]+[.T9]+[.T11])/3))))))" office:value-type="float" office:value="5" calcext:value-type="float">
            <text:p>5</text:p>
          </table:table-cell>
          <table:table-cell table:style-name="ce2" table:formula="of:=IF([.H8]=&quot;R&quot;;([.U9]+[.U11])/2;IF([.H9]=&quot;R&quot;;([.U8]+[.U11])/2;IF([.H11]=&quot;R&quot;;([.U8]+[.U9])/2;IF(AND([.H8]=&quot;R&quot;;[.H9]=&quot;R&quot;);[.U11];IF(AND([.H9]=&quot;R&quot;;[.H11]=&quot;R&quot;);[.U8];IF(AND([.H8]=&quot;R&quot;;[.H11]=&quot;R&quot;);[.U9];([.U8]+[.U9]+[.U11])/3))))))" office:value-type="float" office:value="5" calcext:value-type="float">
            <text:p>5</text:p>
          </table:table-cell>
          <table:table-cell table:style-name="ce2" table:formula="of:=IF([.I8]=&quot;R&quot;;([.V9]+[.V11])/2;IF([.I9]=&quot;R&quot;;([.V8]+[.V11])/2;IF([.I11]=&quot;R&quot;;([.V8]+[.V9])/2;IF(AND([.I8]=&quot;R&quot;;[.I9]=&quot;R&quot;);[.V11];IF(AND([.I9]=&quot;R&quot;;[.I11]=&quot;R&quot;);[.V8];IF(AND([.I8]=&quot;R&quot;;[.I11]=&quot;R&quot;);[.V9];([.V8]+[.V9]+[.V11])/3))))))" office:value-type="float" office:value="5" calcext:value-type="float">
            <text:p>5</text:p>
          </table:table-cell>
          <table:table-cell table:style-name="ce2" table:formula="of:=IF([.J8]=&quot;R&quot;;([.W9]+[.W11])/2;IF([.J9]=&quot;R&quot;;([.W8]+[.W11])/2;IF([.J11]=&quot;R&quot;;([.W8]+[.W9])/2;IF(AND([.J8]=&quot;R&quot;;[.J9]=&quot;R&quot;);[.W11];IF(AND([.J9]=&quot;R&quot;;[.J11]=&quot;R&quot;);[.W8];IF(AND([.J8]=&quot;R&quot;;[.J11]=&quot;R&quot;);[.W9];([.W8]+[.W9]+[.W11])/3))))))" office:value-type="float" office:value="5" calcext:value-type="float">
            <text:p>5</text:p>
          </table:table-cell>
          <table:table-cell table:style-name="ce2" table:formula="of:=IF([.K8]=&quot;R&quot;;([.X9]+[.X11])/2;IF([.K9]=&quot;R&quot;;([.X8]+[.X11])/2;IF([.K11]=&quot;R&quot;;([.X8]+[.X9])/2;IF(AND([.K8]=&quot;R&quot;;[.K9]=&quot;R&quot;);[.X11];IF(AND([.K9]=&quot;R&quot;;[.K11]=&quot;R&quot;);[.X8];IF(AND([.K8]=&quot;R&quot;;[.K11]=&quot;R&quot;);[.X9];([.X8]+[.X9]+[.X11])/3))))))" office:value-type="float" office:value="5" calcext:value-type="float">
            <text:p>5</text:p>
          </table:table-cell>
          <table:table-cell table:style-name="ce2" table:formula="of:=IF([.L8]=&quot;R&quot;;([.Y9]+[.Y11])/2;IF([.L9]=&quot;R&quot;;([.Y8]+[.Y11])/2;IF([.L11]=&quot;R&quot;;([.Y8]+[.Y9])/2;IF(AND([.L8]=&quot;R&quot;;[.L9]=&quot;R&quot;);[.Y11];IF(AND([.L9]=&quot;R&quot;;[.L11]=&quot;R&quot;);[.Y8];IF(AND([.L8]=&quot;R&quot;;[.L11]=&quot;R&quot;);[.Y9];([.Y8]+[.Y9]+[.Y11])/3))))))" office:value-type="float" office:value="5" calcext:value-type="float">
            <text:p>5</text:p>
          </table:table-cell>
          <table:table-cell table:style-name="ce2" table:formula="of:=IF([.M8]=&quot;R&quot;;([.Z9]+[.Z11])/2;IF([.M9]=&quot;R&quot;;([.Z8]+[.Z11])/2;IF([.M11]=&quot;R&quot;;([.Z8]+[.Z9])/2;IF(AND([.M8]=&quot;R&quot;;[.M9]=&quot;R&quot;);[.Z11];IF(AND([.M9]=&quot;R&quot;;[.M11]=&quot;R&quot;);[.Z8];IF(AND([.M8]=&quot;R&quot;;[.M11]=&quot;R&quot;);[.Z9];([.Z8]+[.Z9]+[.Z11])/3))))))" office:value-type="float" office:value="5" calcext:value-type="float">
            <text:p>5</text:p>
          </table:table-cell>
          <table:table-cell table:style-name="ce2" table:formula="of:=IF([.N8]=&quot;R&quot;;([.AA9]+[.AA11])/2;IF([.N9]=&quot;R&quot;;([.AA8]+[.AA11])/2;IF([.N11]=&quot;R&quot;;([.AA8]+[.AA9])/2;IF(AND([.N8]=&quot;R&quot;;[.N9]=&quot;R&quot;);[.AA11];IF(AND([.N9]=&quot;R&quot;;[.N11]=&quot;R&quot;);[.AA8];IF(AND([.N8]=&quot;R&quot;;[.N11]=&quot;R&quot;);[.AA9];([.AA8]+[.AA9]+[.AA11])/3))))))" office:value-type="float" office:value="10" calcext:value-type="float">
            <text:p>10</text:p>
          </table:table-cell>
          <table:table-cell table:style-name="ce2" table:formula="of:=IF([.O8]=&quot;R&quot;;([.AB9]+[.AB11])/2;IF([.O9]=&quot;R&quot;;([.AB8]+[.AB11])/2;IF([.O11]=&quot;R&quot;;([.AB8]+[.AB9])/2;IF(AND([.O8]=&quot;R&quot;;[.O9]=&quot;R&quot;);[.AB11];IF(AND([.O9]=&quot;R&quot;;[.O11]=&quot;R&quot;);[.AB8];IF(AND([.O8]=&quot;R&quot;;[.O11]=&quot;R&quot;);[.AB9];([.AB8]+[.AB9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Oie sportive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6]=0;0;IF([.C6]=1;1;IF([.C6]=2;2;IF([.C6]=3;3;IF([.C6]=4;4;IF([.C6]=5;5;IF([.C6]=6;6;IF([.C6]=7;7;IF([.C6]=8;8;IF([.C6]=9;9;IF([.C6]=10;10;5)))))))))))" office:value-type="float" office:value="2" calcext:value-type="float">
            <text:p>2</text:p>
          </table:table-cell>
          <table:table-cell table:style-name="ce2" table:formula="of:=IF([.D6]=0;0;IF([.D6]=1;1;IF([.D6]=2;2;IF([.D6]=3;3;IF([.D6]=4;4;IF([.D6]=5;5;IF([.D6]=6;6;IF([.D6]=7;7;IF([.D6]=8;8;IF([.D6]=9;9;IF([.D6]=10;10;5)))))))))))" office:value-type="float" office:value="4" calcext:value-type="float">
            <text:p>4</text:p>
          </table:table-cell>
          <table:table-cell table:style-name="ce2" table:formula="of:=IF([.E6]=0;0;IF([.E6]=1;1;IF([.E6]=2;2;IF([.E6]=3;3;IF([.E6]=4;4;IF([.E6]=5;5;IF([.E6]=6;6;IF([.E6]=7;7;IF([.E6]=8;8;IF([.E6]=9;9;IF([.E6]=10;10;5)))))))))))" office:value-type="float" office:value="6" calcext:value-type="float">
            <text:p>6</text:p>
          </table:table-cell>
          <table:table-cell table:style-name="ce2" table:formula="of:=IF([.F6]=0;0;IF([.F6]=1;1;IF([.F6]=2;2;IF([.F6]=3;3;IF([.F6]=4;4;IF([.F6]=5;5;IF([.F6]=6;6;IF([.F6]=7;7;IF([.F6]=8;8;IF([.F6]=9;9;IF([.F6]=10;10;5)))))))))))" office:value-type="float" office:value="8" calcext:value-type="float">
            <text:p>8</text:p>
          </table:table-cell>
          <table:table-cell table:style-name="ce2" table:formula="of:=IF([.G6]=0;0;IF([.G6]=1;1;IF([.G6]=2;2;IF([.G6]=3;3;IF([.G6]=4;4;IF([.G6]=5;5;IF([.G6]=6;6;IF([.G6]=7;7;IF([.G6]=8;8;IF([.G6]=9;9;IF([.G6]=10;10;5)))))))))))" office:value-type="float" office:value="5" calcext:value-type="float">
            <text:p>5</text:p>
          </table:table-cell>
          <table:table-cell table:style-name="ce2" table:formula="of:=IF([.H6]=0;0;IF([.H6]=1;1;IF([.H6]=2;2;IF([.H6]=3;3;IF([.H6]=4;4;IF([.H6]=5;5;IF([.H6]=6;6;IF([.H6]=7;7;IF([.H6]=8;8;IF([.H6]=9;9;IF([.H6]=10;10;5)))))))))))" office:value-type="float" office:value="5" calcext:value-type="float">
            <text:p>5</text:p>
          </table:table-cell>
          <table:table-cell table:style-name="ce2" table:formula="of:=IF([.I6]=0;0;IF([.I6]=1;1;IF([.I6]=2;2;IF([.I6]=3;3;IF([.I6]=4;4;IF([.I6]=5;5;IF([.I6]=6;6;IF([.I6]=7;7;IF([.I6]=8;8;IF([.I6]=9;9;IF([.I6]=10;10;5)))))))))))" office:value-type="float" office:value="5" calcext:value-type="float">
            <text:p>5</text:p>
          </table:table-cell>
          <table:table-cell table:style-name="ce2" table:formula="of:=IF([.J6]=0;0;IF([.J6]=1;1;IF([.J6]=2;2;IF([.J6]=3;3;IF([.J6]=4;4;IF([.J6]=5;5;IF([.J6]=6;6;IF([.J6]=7;7;IF([.J6]=8;8;IF([.J6]=9;9;IF([.J6]=10;10;5)))))))))))" office:value-type="float" office:value="5" calcext:value-type="float">
            <text:p>5</text:p>
          </table:table-cell>
          <table:table-cell table:style-name="ce2" table:formula="of:=IF([.K6]=0;0;IF([.K6]=1;1;IF([.K6]=2;2;IF([.K6]=3;3;IF([.K6]=4;4;IF([.K6]=5;5;IF([.K6]=6;6;IF([.K6]=7;7;IF([.K6]=8;8;IF([.K6]=9;9;IF([.K6]=10;10;5)))))))))))" office:value-type="float" office:value="5" calcext:value-type="float">
            <text:p>5</text:p>
          </table:table-cell>
          <table:table-cell table:style-name="ce2" table:formula="of:=IF([.L6]=0;0;IF([.L6]=1;1;IF([.L6]=2;2;IF([.L6]=3;3;IF([.L6]=4;4;IF([.L6]=5;5;IF([.L6]=6;6;IF([.L6]=7;7;IF([.L6]=8;8;IF([.L6]=9;9;IF([.L6]=10;10;5)))))))))))" office:value-type="float" office:value="5" calcext:value-type="float">
            <text:p>5</text:p>
          </table:table-cell>
          <table:table-cell table:style-name="ce2" table:formula="of:=IF([.M6]=0;0;IF([.M6]=1;1;IF([.M6]=2;2;IF([.M6]=3;3;IF([.M6]=4;4;IF([.M6]=5;5;IF([.M6]=6;6;IF([.M6]=7;7;IF([.M6]=8;8;IF([.M6]=9;9;IF([.M6]=10;10;5)))))))))))" office:value-type="float" office:value="5" calcext:value-type="float">
            <text:p>5</text:p>
          </table:table-cell>
          <table:table-cell table:style-name="ce2" table:formula="of:=IF([.N6]=0;0;IF([.N6]=1;1;IF([.N6]=2;2;IF([.N6]=3;3;IF([.N6]=4;4;IF([.N6]=5;5;IF([.N6]=6;6;IF([.N6]=7;7;IF([.N6]=8;8;IF([.N6]=9;9;IF([.N6]=10;10;5)))))))))))" office:value-type="float" office:value="10" calcext:value-type="float">
            <text:p>10</text:p>
          </table:table-cell>
          <table:table-cell table:style-name="ce2" table:formula="of:=IF([.O6]=0;0;IF([.O6]=1;1;IF([.O6]=2;2;IF([.O6]=3;3;IF([.O6]=4;4;IF([.O6]=5;5;IF([.O6]=6;6;IF([.O6]=7;7;IF([.O6]=8;8;IF([.O6]=9;9;IF([.O6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Sagesse, Développement Durable et Naturel</text:p>
            <text:p>(3,5,7)</text:p>
          </table:table-cell>
          <table:table-cell table:style-name="ce22" table:formula="of:=IF([.C7]=&quot;R&quot;;([.P9]+[.P11])/2;IF([.C9]=&quot;R&quot;;([.P7]+[.P11])/2;IF([.C11]=&quot;R&quot;;([.P7]+[.P9])/2;IF(AND([.C7]=&quot;R&quot;;[.C9]=&quot;R&quot;);[.P11];IF(AND([.C9]=&quot;R&quot;;[.C11]=&quot;R&quot;);[.P7];IF(AND([.C7]=&quot;R&quot;;[.C11]=&quot;R&quot;);[.P9];([.P7]+[.P9]+[.P11])/3))))))" office:value-type="float" office:value="6.66666666666667" calcext:value-type="float">
            <text:p>6,67</text:p>
          </table:table-cell>
          <table:table-cell table:style-name="ce22" table:formula="of:=IF([.D7]=&quot;R&quot;;([.Q9]+[.Q11])/2;IF([.D9]=&quot;R&quot;;([.Q7]+[.Q11])/2;IF([.D11]=&quot;R&quot;;([.Q7]+[.Q9])/2;IF(AND([.D7]=&quot;R&quot;;[.D9]=&quot;R&quot;);[.Q11];IF(AND([.D9]=&quot;R&quot;;[.D11]=&quot;R&quot;);[.Q7];IF(AND([.D7]=&quot;R&quot;;[.D11]=&quot;R&quot;);[.Q9];([.Q7]+[.Q9]+[.Q11])/3))))))" office:value-type="float" office:value="6" calcext:value-type="float">
            <text:p>6,00</text:p>
          </table:table-cell>
          <table:table-cell table:style-name="ce22" table:formula="of:=IF([.E7]=&quot;R&quot;;([.R9]+[.R11])/2;IF([.E9]=&quot;R&quot;;([.R7]+[.R11])/2;IF([.E11]=&quot;R&quot;;([.R7]+[.R9])/2;IF(AND([.E7]=&quot;R&quot;;[.E9]=&quot;R&quot;);[.R11];IF(AND([.E9]=&quot;R&quot;;[.E11]=&quot;R&quot;);[.R7];IF(AND([.E7]=&quot;R&quot;;[.E11]=&quot;R&quot;);[.R9];([.R7]+[.R9]+[.R11])/3))))))" office:value-type="float" office:value="7.66666666666667" calcext:value-type="float">
            <text:p>7,67</text:p>
          </table:table-cell>
          <table:table-cell table:style-name="ce22" table:formula="of:=IF([.F7]=&quot;R&quot;;([.S9]+[.S11])/2;IF([.F9]=&quot;R&quot;;([.S7]+[.S11])/2;IF([.F11]=&quot;R&quot;;([.S7]+[.S9])/2;IF(AND([.F7]=&quot;R&quot;;[.F9]=&quot;R&quot;);[.S11];IF(AND([.F9]=&quot;R&quot;;[.F11]=&quot;R&quot;);[.S7];IF(AND([.F7]=&quot;R&quot;;[.F11]=&quot;R&quot;);[.S9];([.S7]+[.S9]+[.S11])/3))))))" office:value-type="float" office:value="9" calcext:value-type="float">
            <text:p>9,00</text:p>
          </table:table-cell>
          <table:table-cell table:style-name="ce2" table:formula="of:=IF([.G7]=&quot;R&quot;;([.T9]+[.T11])/2;IF([.G9]=&quot;R&quot;;([.T7]+[.T11])/2;IF([.G11]=&quot;R&quot;;([.T7]+[.T9])/2;IF(AND([.G7]=&quot;R&quot;;[.G9]=&quot;R&quot;);[.T11];IF(AND([.G9]=&quot;R&quot;;[.G11]=&quot;R&quot;);[.T7];IF(AND([.G7]=&quot;R&quot;;[.G11]=&quot;R&quot;);[.T9];([.T7]+[.T9]+[.T11])/3))))))" office:value-type="float" office:value="5" calcext:value-type="float">
            <text:p>5</text:p>
          </table:table-cell>
          <table:table-cell table:style-name="ce2" table:formula="of:=IF([.H7]=&quot;R&quot;;([.U9]+[.U11])/2;IF([.H9]=&quot;R&quot;;([.U7]+[.U11])/2;IF([.H11]=&quot;R&quot;;([.U7]+[.U9])/2;IF(AND([.H7]=&quot;R&quot;;[.H9]=&quot;R&quot;);[.U11];IF(AND([.H9]=&quot;R&quot;;[.H11]=&quot;R&quot;);[.U7];IF(AND([.H7]=&quot;R&quot;;[.H11]=&quot;R&quot;);[.U9];([.U7]+[.U9]+[.U11])/3))))))" office:value-type="float" office:value="5" calcext:value-type="float">
            <text:p>5</text:p>
          </table:table-cell>
          <table:table-cell table:style-name="ce2" table:formula="of:=IF([.I7]=&quot;R&quot;;([.V9]+[.V11])/2;IF([.I9]=&quot;R&quot;;([.V7]+[.V11])/2;IF([.I11]=&quot;R&quot;;([.V7]+[.V9])/2;IF(AND([.I7]=&quot;R&quot;;[.I9]=&quot;R&quot;);[.V11];IF(AND([.I9]=&quot;R&quot;;[.I11]=&quot;R&quot;);[.V7];IF(AND([.I7]=&quot;R&quot;;[.I11]=&quot;R&quot;);[.V9];([.V7]+[.V9]+[.V11])/3))))))" office:value-type="float" office:value="5" calcext:value-type="float">
            <text:p>5</text:p>
          </table:table-cell>
          <table:table-cell table:style-name="ce2" table:formula="of:=IF([.J7]=&quot;R&quot;;([.W9]+[.W11])/2;IF([.J9]=&quot;R&quot;;([.W7]+[.W11])/2;IF([.J11]=&quot;R&quot;;([.W7]+[.W9])/2;IF(AND([.J7]=&quot;R&quot;;[.J9]=&quot;R&quot;);[.W11];IF(AND([.J9]=&quot;R&quot;;[.J11]=&quot;R&quot;);[.W7];IF(AND([.J7]=&quot;R&quot;;[.J11]=&quot;R&quot;);[.W9];([.W7]+[.W9]+[.W11])/3))))))" office:value-type="float" office:value="5" calcext:value-type="float">
            <text:p>5</text:p>
          </table:table-cell>
          <table:table-cell table:style-name="ce2" table:formula="of:=IF([.K7]=&quot;R&quot;;([.X9]+[.X11])/2;IF([.K9]=&quot;R&quot;;([.X7]+[.X11])/2;IF([.K11]=&quot;R&quot;;([.X7]+[.X9])/2;IF(AND([.K7]=&quot;R&quot;;[.K9]=&quot;R&quot;);[.X11];IF(AND([.K9]=&quot;R&quot;;[.K11]=&quot;R&quot;);[.X7];IF(AND([.K7]=&quot;R&quot;;[.K11]=&quot;R&quot;);[.X9];([.X7]+[.X9]+[.X11])/3))))))" office:value-type="float" office:value="5" calcext:value-type="float">
            <text:p>5</text:p>
          </table:table-cell>
          <table:table-cell table:style-name="ce2" table:formula="of:=IF([.L7]=&quot;R&quot;;([.Y9]+[.Y11])/2;IF([.L9]=&quot;R&quot;;([.Y7]+[.Y11])/2;IF([.L11]=&quot;R&quot;;([.Y7]+[.Y9])/2;IF(AND([.L7]=&quot;R&quot;;[.L9]=&quot;R&quot;);[.Y11];IF(AND([.L9]=&quot;R&quot;;[.L11]=&quot;R&quot;);[.Y7];IF(AND([.L7]=&quot;R&quot;;[.L11]=&quot;R&quot;);[.Y9];([.Y7]+[.Y9]+[.Y11])/3))))))" office:value-type="float" office:value="5" calcext:value-type="float">
            <text:p>5</text:p>
          </table:table-cell>
          <table:table-cell table:style-name="ce2" table:formula="of:=IF([.M7]=&quot;R&quot;;([.Z9]+[.Z11])/2;IF([.M9]=&quot;R&quot;;([.Z7]+[.Z11])/2;IF([.M11]=&quot;R&quot;;([.Z7]+[.Z9])/2;IF(AND([.M7]=&quot;R&quot;;[.M9]=&quot;R&quot;);[.Z11];IF(AND([.M9]=&quot;R&quot;;[.M11]=&quot;R&quot;);[.Z7];IF(AND([.M7]=&quot;R&quot;;[.M11]=&quot;R&quot;);[.Z9];([.Z7]+[.Z9]+[.Z11])/3))))))" office:value-type="float" office:value="5" calcext:value-type="float">
            <text:p>5</text:p>
          </table:table-cell>
          <table:table-cell table:style-name="ce2" table:formula="of:=IF([.N7]=&quot;R&quot;;([.AA9]+[.AA11])/2;IF([.N9]=&quot;R&quot;;([.AA7]+[.AA11])/2;IF([.N11]=&quot;R&quot;;([.AA7]+[.AA9])/2;IF(AND([.N7]=&quot;R&quot;;[.N9]=&quot;R&quot;);[.AA11];IF(AND([.N9]=&quot;R&quot;;[.N11]=&quot;R&quot;);[.AA7];IF(AND([.N7]=&quot;R&quot;;[.N11]=&quot;R&quot;);[.AA9];([.AA7]+[.AA9]+[.AA11])/3))))))" office:value-type="float" office:value="10" calcext:value-type="float">
            <text:p>10</text:p>
          </table:table-cell>
          <table:table-cell table:style-name="ce2" table:formula="of:=IF([.O7]=&quot;R&quot;;([.AB9]+[.AB11])/2;IF([.O9]=&quot;R&quot;;([.AB7]+[.AB11])/2;IF([.O11]=&quot;R&quot;;([.AB7]+[.AB9])/2;IF(AND([.O7]=&quot;R&quot;;[.O9]=&quot;R&quot;);[.AB11];IF(AND([.O9]=&quot;R&quot;;[.O11]=&quot;R&quot;);[.AB7];IF(AND([.O7]=&quot;R&quot;;[.O11]=&quot;R&quot;);[.AB9];([.AB7]+[.AB9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2"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7]=0;0;IF([.C7]=1;10;IF([.C7]=2;9;IF([.C7]=3;7;IF([.C7]=4;5;IF([.C7]=5;4;IF([.C7]=6;3;IF([.C7]=7;2;IF([.C7]=8;1;IF([.C7]=9;1;IF([.C7]=10;0;5)))))))))))" office:value-type="float" office:value="7" calcext:value-type="float">
            <text:p>7</text:p>
          </table:table-cell>
          <table:table-cell table:style-name="ce2" table:formula="of:=IF([.D7]=0;0;IF([.D7]=1;10;IF([.D7]=2;9;IF([.D7]=3;7;IF([.D7]=4;5;IF([.D7]=5;4;IF([.D7]=6;3;IF([.D7]=7;2;IF([.D7]=8;1;IF([.D7]=9;1;IF([.D7]=10;0;5)))))))))))" office:value-type="float" office:value="7" calcext:value-type="float">
            <text:p>7</text:p>
          </table:table-cell>
          <table:table-cell table:style-name="ce2" table:formula="of:=IF([.E7]=0;0;IF([.E7]=1;10;IF([.E7]=2;9;IF([.E7]=3;7;IF([.E7]=4;5;IF([.E7]=5;4;IF([.E7]=6;3;IF([.E7]=7;2;IF([.E7]=8;1;IF([.E7]=9;1;IF([.E7]=10;0;5)))))))))))" office:value-type="float" office:value="9" calcext:value-type="float">
            <text:p>9</text:p>
          </table:table-cell>
          <table:table-cell table:style-name="ce2" table:formula="of:=IF([.F7]=0;0;IF([.F7]=1;10;IF([.F7]=2;9;IF([.F7]=3;7;IF([.F7]=4;5;IF([.F7]=5;4;IF([.F7]=6;3;IF([.F7]=7;2;IF([.F7]=8;1;IF([.F7]=9;1;IF([.F7]=10;0;5)))))))))))" office:value-type="float" office:value="10" calcext:value-type="float">
            <text:p>10</text:p>
          </table:table-cell>
          <table:table-cell table:style-name="ce2" table:formula="of:=IF([.G7]=0;0;IF([.G7]=1;10;IF([.G7]=2;9;IF([.G7]=3;7;IF([.G7]=4;5;IF([.G7]=5;4;IF([.G7]=6;3;IF([.G7]=7;2;IF([.G7]=8;1;IF([.G7]=9;1;IF([.G7]=10;0;5)))))))))))" office:value-type="float" office:value="5" calcext:value-type="float">
            <text:p>5</text:p>
          </table:table-cell>
          <table:table-cell table:style-name="ce2" table:formula="of:=IF([.H7]=0;0;IF([.H7]=1;10;IF([.H7]=2;9;IF([.H7]=3;7;IF([.H7]=4;5;IF([.H7]=5;4;IF([.H7]=6;3;IF([.H7]=7;2;IF([.H7]=8;1;IF([.H7]=9;1;IF([.H7]=10;0;5)))))))))))" office:value-type="float" office:value="5" calcext:value-type="float">
            <text:p>5</text:p>
          </table:table-cell>
          <table:table-cell table:style-name="ce2" table:formula="of:=IF([.I7]=0;0;IF([.I7]=1;10;IF([.I7]=2;9;IF([.I7]=3;7;IF([.I7]=4;5;IF([.I7]=5;4;IF([.I7]=6;3;IF([.I7]=7;2;IF([.I7]=8;1;IF([.I7]=9;1;IF([.I7]=10;0;5)))))))))))" office:value-type="float" office:value="5" calcext:value-type="float">
            <text:p>5</text:p>
          </table:table-cell>
          <table:table-cell table:style-name="ce2" table:formula="of:=IF([.J7]=0;0;IF([.J7]=1;10;IF([.J7]=2;9;IF([.J7]=3;7;IF([.J7]=4;5;IF([.J7]=5;4;IF([.J7]=6;3;IF([.J7]=7;2;IF([.J7]=8;1;IF([.J7]=9;1;IF([.J7]=10;0;5)))))))))))" office:value-type="float" office:value="5" calcext:value-type="float">
            <text:p>5</text:p>
          </table:table-cell>
          <table:table-cell table:style-name="ce2" table:formula="of:=IF([.K7]=0;0;IF([.K7]=1;10;IF([.K7]=2;9;IF([.K7]=3;7;IF([.K7]=4;5;IF([.K7]=5;4;IF([.K7]=6;3;IF([.K7]=7;2;IF([.K7]=8;1;IF([.K7]=9;1;IF([.K7]=10;0;5)))))))))))" office:value-type="float" office:value="5" calcext:value-type="float">
            <text:p>5</text:p>
          </table:table-cell>
          <table:table-cell table:style-name="ce2" table:formula="of:=IF([.L7]=0;0;IF([.L7]=1;10;IF([.L7]=2;9;IF([.L7]=3;7;IF([.L7]=4;5;IF([.L7]=5;4;IF([.L7]=6;3;IF([.L7]=7;2;IF([.L7]=8;1;IF([.L7]=9;1;IF([.L7]=10;0;5)))))))))))" office:value-type="float" office:value="5" calcext:value-type="float">
            <text:p>5</text:p>
          </table:table-cell>
          <table:table-cell table:style-name="ce2" table:formula="of:=IF([.M7]=0;0;IF([.M7]=1;10;IF([.M7]=2;9;IF([.M7]=3;7;IF([.M7]=4;5;IF([.M7]=5;4;IF([.M7]=6;3;IF([.M7]=7;2;IF([.M7]=8;1;IF([.M7]=9;1;IF([.M7]=10;0;5)))))))))))" office:value-type="float" office:value="5" calcext:value-type="float">
            <text:p>5</text:p>
          </table:table-cell>
          <table:table-cell table:style-name="ce2" table:formula="of:=IF([.N7]=0;0;IF([.N7]=1;10;IF([.N7]=2;9;IF([.N7]=3;7;IF([.N7]=4;5;IF([.N7]=5;4;IF([.N7]=6;3;IF([.N7]=7;2;IF([.N7]=8;1;IF([.N7]=9;1;IF([.N7]=10;0;5)))))))))))" office:value-type="float" office:value="10" calcext:value-type="float">
            <text:p>10</text:p>
          </table:table-cell>
          <table:table-cell table:style-name="ce2" table:formula="of:=IF([.O7]=0;0;IF([.O7]=1;10;IF([.O7]=2;9;IF([.O7]=3;7;IF([.O7]=4;5;IF([.O7]=5;4;IF([.O7]=6;3;IF([.O7]=7;2;IF([.O7]=8;1;IF([.O7]=9;1;IF([.O7]=10;0;5)))))))))))" office:value-type="float" office:value="5" calcext:value-type="float">
            <text:p>5</text:p>
          </table:table-cell>
          <table:table-cell table:style-name="ce4" office:value-type="string" calcext:value-type="string">
            <text:p>Intrapersonnel, maitrise de soi, gérer son stress,</text:p>
            <text:p>réguler ses émotions, avoir conscience de son utilité</text:p>
            <text:p>(2,3,6)</text:p>
          </table:table-cell>
          <table:table-cell table:style-name="ce22" table:formula="of:=IF([.C6]=&quot;R&quot;;([.P7]+[.P10])/2;IF([.C7]=&quot;R&quot;;([.P6]+[.P10])/2;IF([.C10]=&quot;R&quot;;([.P6]+[.P7])/2;IF(AND([.C6]=&quot;R&quot;;[.C7]=&quot;R&quot;);[.P10];IF(AND([.C7]=&quot;R&quot;;[.C10]=&quot;R&quot;);[.P6];IF(AND([.C6]=&quot;R&quot;;[.C10]=&quot;R&quot;);[.P7];([.P6]+[.P7]+[.P10])/3))))))" office:value-type="float" office:value="5" calcext:value-type="float">
            <text:p>5,00</text:p>
          </table:table-cell>
          <table:table-cell table:style-name="ce22" table:formula="of:=IF([.D6]=&quot;R&quot;;([.Q7]+[.Q10])/2;IF([.D7]=&quot;R&quot;;([.Q6]+[.Q10])/2;IF([.D10]=&quot;R&quot;;([.Q6]+[.Q7])/2;IF(AND([.D6]=&quot;R&quot;;[.D7]=&quot;R&quot;);[.Q10];IF(AND([.D7]=&quot;R&quot;;[.D10]=&quot;R&quot;);[.Q6];IF(AND([.D6]=&quot;R&quot;;[.D10]=&quot;R&quot;);[.Q7];([.Q6]+[.Q7]+[.Q10])/3))))))" office:value-type="float" office:value="5" calcext:value-type="float">
            <text:p>5,00</text:p>
          </table:table-cell>
          <table:table-cell table:style-name="ce22" table:formula="of:=IF([.E6]=&quot;R&quot;;([.R7]+[.R10])/2;IF([.E7]=&quot;R&quot;;([.R6]+[.R10])/2;IF([.E10]=&quot;R&quot;;([.R6]+[.R7])/2;IF(AND([.E6]=&quot;R&quot;;[.E7]=&quot;R&quot;);[.R10];IF(AND([.E7]=&quot;R&quot;;[.E10]=&quot;R&quot;);[.R6];IF(AND([.E6]=&quot;R&quot;;[.E10]=&quot;R&quot;);[.R7];([.R6]+[.R7]+[.R10])/3))))))" office:value-type="float" office:value="7" calcext:value-type="float">
            <text:p>7,00</text:p>
          </table:table-cell>
          <table:table-cell table:style-name="ce22" table:formula="of:=IF([.F6]=&quot;R&quot;;([.S7]+[.S10])/2;IF([.F7]=&quot;R&quot;;([.S6]+[.S10])/2;IF([.F10]=&quot;R&quot;;([.S6]+[.S7])/2;IF(AND([.F6]=&quot;R&quot;;[.F7]=&quot;R&quot;);[.S10];IF(AND([.F7]=&quot;R&quot;;[.F10]=&quot;R&quot;);[.S6];IF(AND([.F6]=&quot;R&quot;;[.F10]=&quot;R&quot;);[.S7];([.S6]+[.S7]+[.S10])/3))))))" office:value-type="float" office:value="8.66666666666667" calcext:value-type="float">
            <text:p>8,67</text:p>
          </table:table-cell>
          <table:table-cell table:style-name="ce2" table:formula="of:=IF([.G6]=&quot;R&quot;;([.T7]+[.T10])/2;IF([.G7]=&quot;R&quot;;([.T6]+[.T10])/2;IF([.G10]=&quot;R&quot;;([.T6]+[.T7])/2;IF(AND([.G6]=&quot;R&quot;;[.G7]=&quot;R&quot;);[.T10];IF(AND([.G7]=&quot;R&quot;;[.G10]=&quot;R&quot;);[.T6];IF(AND([.G6]=&quot;R&quot;;[.G10]=&quot;R&quot;);[.T7];([.T6]+[.T7]+[.T10])/3))))))" office:value-type="float" office:value="5" calcext:value-type="float">
            <text:p>5</text:p>
          </table:table-cell>
          <table:table-cell table:style-name="ce2" table:formula="of:=IF([.H6]=&quot;R&quot;;([.U7]+[.U10])/2;IF([.H7]=&quot;R&quot;;([.U6]+[.U10])/2;IF([.H10]=&quot;R&quot;;([.U6]+[.U7])/2;IF(AND([.H6]=&quot;R&quot;;[.H7]=&quot;R&quot;);[.U10];IF(AND([.H7]=&quot;R&quot;;[.H10]=&quot;R&quot;);[.U6];IF(AND([.H6]=&quot;R&quot;;[.H10]=&quot;R&quot;);[.U7];([.U6]+[.U7]+[.U10])/3))))))" office:value-type="float" office:value="5" calcext:value-type="float">
            <text:p>5</text:p>
          </table:table-cell>
          <table:table-cell table:style-name="ce2" table:formula="of:=IF([.I6]=&quot;R&quot;;([.V7]+[.V10])/2;IF([.I7]=&quot;R&quot;;([.V6]+[.V10])/2;IF([.I10]=&quot;R&quot;;([.V6]+[.V7])/2;IF(AND([.I6]=&quot;R&quot;;[.I7]=&quot;R&quot;);[.V10];IF(AND([.I7]=&quot;R&quot;;[.I10]=&quot;R&quot;);[.V6];IF(AND([.I6]=&quot;R&quot;;[.I10]=&quot;R&quot;);[.V7];([.V6]+[.V7]+[.V10])/3))))))" office:value-type="float" office:value="5" calcext:value-type="float">
            <text:p>5</text:p>
          </table:table-cell>
          <table:table-cell table:style-name="ce2" table:formula="of:=IF([.J6]=&quot;R&quot;;([.W7]+[.W10])/2;IF([.J7]=&quot;R&quot;;([.W6]+[.W10])/2;IF([.J10]=&quot;R&quot;;([.W6]+[.W7])/2;IF(AND([.J6]=&quot;R&quot;;[.J7]=&quot;R&quot;);[.W10];IF(AND([.J7]=&quot;R&quot;;[.J10]=&quot;R&quot;);[.W6];IF(AND([.J6]=&quot;R&quot;;[.J10]=&quot;R&quot;);[.W7];([.W6]+[.W7]+[.W10])/3))))))" office:value-type="float" office:value="5" calcext:value-type="float">
            <text:p>5</text:p>
          </table:table-cell>
          <table:table-cell table:style-name="ce2" table:formula="of:=IF([.K6]=&quot;R&quot;;([.X7]+[.X10])/2;IF([.K7]=&quot;R&quot;;([.X6]+[.X10])/2;IF([.K10]=&quot;R&quot;;([.X6]+[.X7])/2;IF(AND([.K6]=&quot;R&quot;;[.K7]=&quot;R&quot;);[.X10];IF(AND([.K7]=&quot;R&quot;;[.K10]=&quot;R&quot;);[.X6];IF(AND([.K6]=&quot;R&quot;;[.K10]=&quot;R&quot;);[.X7];([.X6]+[.X7]+[.X10])/3))))))" office:value-type="float" office:value="5" calcext:value-type="float">
            <text:p>5</text:p>
          </table:table-cell>
          <table:table-cell table:style-name="ce2" table:formula="of:=IF([.L6]=&quot;R&quot;;([.Y7]+[.Y10])/2;IF([.L7]=&quot;R&quot;;([.Y6]+[.Y10])/2;IF([.L10]=&quot;R&quot;;([.Y6]+[.Y7])/2;IF(AND([.L6]=&quot;R&quot;;[.L7]=&quot;R&quot;);[.Y10];IF(AND([.L7]=&quot;R&quot;;[.L10]=&quot;R&quot;);[.Y6];IF(AND([.L6]=&quot;R&quot;;[.L10]=&quot;R&quot;);[.Y7];([.Y6]+[.Y7]+[.Y10])/3))))))" office:value-type="float" office:value="5" calcext:value-type="float">
            <text:p>5</text:p>
          </table:table-cell>
          <table:table-cell table:style-name="ce2" table:formula="of:=IF([.M6]=&quot;R&quot;;([.Z7]+[.Z10])/2;IF([.M7]=&quot;R&quot;;([.Z6]+[.Z10])/2;IF([.M10]=&quot;R&quot;;([.Z6]+[.Z7])/2;IF(AND([.M6]=&quot;R&quot;;[.M7]=&quot;R&quot;);[.Z10];IF(AND([.M7]=&quot;R&quot;;[.M10]=&quot;R&quot;);[.Z6];IF(AND([.M6]=&quot;R&quot;;[.M10]=&quot;R&quot;);[.Z7];([.Z6]+[.Z7]+[.Z10])/3))))))" office:value-type="float" office:value="5" calcext:value-type="float">
            <text:p>5</text:p>
          </table:table-cell>
          <table:table-cell table:style-name="ce2" table:formula="of:=IF([.N6]=&quot;R&quot;;([.AA7]+[.AA10])/2;IF([.N7]=&quot;R&quot;;([.AA6]+[.AA10])/2;IF([.N10]=&quot;R&quot;;([.AA6]+[.AA7])/2;IF(AND([.N6]=&quot;R&quot;;[.N7]=&quot;R&quot;);[.AA10];IF(AND([.N7]=&quot;R&quot;;[.N10]=&quot;R&quot;);[.AA6];IF(AND([.N6]=&quot;R&quot;;[.N10]=&quot;R&quot;);[.AA7];([.AA6]+[.AA7]+[.AA10])/3))))))" office:value-type="float" office:value="10" calcext:value-type="float">
            <text:p>10</text:p>
          </table:table-cell>
          <table:table-cell table:style-name="ce2" table:formula="of:=IF([.O6]=&quot;R&quot;;([.AB7]+[.AB10])/2;IF([.O7]=&quot;R&quot;;([.AB6]+[.AB10])/2;IF([.O10]=&quot;R&quot;;([.AB6]+[.AB7])/2;IF(AND([.O6]=&quot;R&quot;;[.O7]=&quot;R&quot;);[.AB10];IF(AND([.O7]=&quot;R&quot;;[.O10]=&quot;R&quot;);[.AB6];IF(AND([.O6]=&quot;R&quot;;[.O10]=&quot;R&quot;);[.AB7];([.AB6]+[.AB7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W collectif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8]=0;0;IF([.C8]=1;1;IF([.C8]=2;2;IF([.C8]=3;3;IF([.C8]=4;4;IF([.C8]=5;5;IF([.C8]=6;6;IF([.C8]=7;7;IF([.C8]=8;8;IF([.C8]=9;9;IF([.C8]=10;10;5)))))))))))" office:value-type="float" office:value="4" calcext:value-type="float">
            <text:p>4</text:p>
          </table:table-cell>
          <table:table-cell table:style-name="ce2" table:formula="of:=IF([.D8]=0;0;IF([.D8]=1;1;IF([.D8]=2;2;IF([.D8]=3;3;IF([.D8]=4;4;IF([.D8]=5;5;IF([.D8]=6;6;IF([.D8]=7;7;IF([.D8]=8;8;IF([.D8]=9;9;IF([.D8]=10;10;5)))))))))))" office:value-type="float" office:value="5" calcext:value-type="float">
            <text:p>5</text:p>
          </table:table-cell>
          <table:table-cell table:style-name="ce2" table:formula="of:=IF([.E8]=0;0;IF([.E8]=1;1;IF([.E8]=2;2;IF([.E8]=3;3;IF([.E8]=4;4;IF([.E8]=5;5;IF([.E8]=6;6;IF([.E8]=7;7;IF([.E8]=8;8;IF([.E8]=9;9;IF([.E8]=10;10;5)))))))))))" office:value-type="float" office:value="6" calcext:value-type="float">
            <text:p>6</text:p>
          </table:table-cell>
          <table:table-cell table:style-name="ce2" table:formula="of:=IF([.F8]=0;0;IF([.F8]=1;1;IF([.F8]=2;2;IF([.F8]=3;3;IF([.F8]=4;4;IF([.F8]=5;5;IF([.F8]=6;6;IF([.F8]=7;7;IF([.F8]=8;8;IF([.F8]=9;9;IF([.F8]=10;10;5)))))))))))" office:value-type="float" office:value="8" calcext:value-type="float">
            <text:p>8</text:p>
          </table:table-cell>
          <table:table-cell table:style-name="ce2" table:formula="of:=IF([.G8]=0;0;IF([.G8]=1;1;IF([.G8]=2;2;IF([.G8]=3;3;IF([.G8]=4;4;IF([.G8]=5;5;IF([.G8]=6;6;IF([.G8]=7;7;IF([.G8]=8;8;IF([.G8]=9;9;IF([.G8]=10;10;5)))))))))))" office:value-type="float" office:value="5" calcext:value-type="float">
            <text:p>5</text:p>
          </table:table-cell>
          <table:table-cell table:style-name="ce2" table:formula="of:=IF([.H8]=0;0;IF([.H8]=1;1;IF([.H8]=2;2;IF([.H8]=3;3;IF([.H8]=4;4;IF([.H8]=5;5;IF([.H8]=6;6;IF([.H8]=7;7;IF([.H8]=8;8;IF([.H8]=9;9;IF([.H8]=10;10;5)))))))))))" office:value-type="float" office:value="5" calcext:value-type="float">
            <text:p>5</text:p>
          </table:table-cell>
          <table:table-cell table:style-name="ce2" table:formula="of:=IF([.I8]=0;0;IF([.I8]=1;1;IF([.I8]=2;2;IF([.I8]=3;3;IF([.I8]=4;4;IF([.I8]=5;5;IF([.I8]=6;6;IF([.I8]=7;7;IF([.I8]=8;8;IF([.I8]=9;9;IF([.I8]=10;10;5)))))))))))" office:value-type="float" office:value="5" calcext:value-type="float">
            <text:p>5</text:p>
          </table:table-cell>
          <table:table-cell table:style-name="ce2" table:formula="of:=IF([.J8]=0;0;IF([.J8]=1;1;IF([.J8]=2;2;IF([.J8]=3;3;IF([.J8]=4;4;IF([.J8]=5;5;IF([.J8]=6;6;IF([.J8]=7;7;IF([.J8]=8;8;IF([.J8]=9;9;IF([.J8]=10;10;5)))))))))))" office:value-type="float" office:value="5" calcext:value-type="float">
            <text:p>5</text:p>
          </table:table-cell>
          <table:table-cell table:style-name="ce2" table:formula="of:=IF([.K8]=0;0;IF([.K8]=1;1;IF([.K8]=2;2;IF([.K8]=3;3;IF([.K8]=4;4;IF([.K8]=5;5;IF([.K8]=6;6;IF([.K8]=7;7;IF([.K8]=8;8;IF([.K8]=9;9;IF([.K8]=10;10;5)))))))))))" office:value-type="float" office:value="5" calcext:value-type="float">
            <text:p>5</text:p>
          </table:table-cell>
          <table:table-cell table:style-name="ce2" table:formula="of:=IF([.L8]=0;0;IF([.L8]=1;1;IF([.L8]=2;2;IF([.L8]=3;3;IF([.L8]=4;4;IF([.L8]=5;5;IF([.L8]=6;6;IF([.L8]=7;7;IF([.L8]=8;8;IF([.L8]=9;9;IF([.L8]=10;10;5)))))))))))" office:value-type="float" office:value="5" calcext:value-type="float">
            <text:p>5</text:p>
          </table:table-cell>
          <table:table-cell table:style-name="ce2" table:formula="of:=IF([.M8]=0;0;IF([.M8]=1;1;IF([.M8]=2;2;IF([.M8]=3;3;IF([.M8]=4;4;IF([.M8]=5;5;IF([.M8]=6;6;IF([.M8]=7;7;IF([.M8]=8;8;IF([.M8]=9;9;IF([.M8]=10;10;5)))))))))))" office:value-type="float" office:value="5" calcext:value-type="float">
            <text:p>5</text:p>
          </table:table-cell>
          <table:table-cell table:style-name="ce2" table:formula="of:=IF([.N8]=0;0;IF([.N8]=1;1;IF([.N8]=2;2;IF([.N8]=3;3;IF([.N8]=4;4;IF([.N8]=5;5;IF([.N8]=6;6;IF([.N8]=7;7;IF([.N8]=8;8;IF([.N8]=9;9;IF([.N8]=10;10;5)))))))))))" office:value-type="float" office:value="10" calcext:value-type="float">
            <text:p>10</text:p>
          </table:table-cell>
          <table:table-cell table:style-name="ce2" table:formula="of:=IF([.O8]=0;0;IF([.O8]=1;1;IF([.O8]=2;2;IF([.O8]=3;3;IF([.O8]=4;4;IF([.O8]=5;5;IF([.O8]=6;6;IF([.O8]=7;7;IF([.O8]=8;8;IF([.O8]=9;9;IF([.O8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Décisions rapides et résolution de conflits</text:p>
            <text:p>(1,3,7)</text:p>
          </table:table-cell>
          <table:table-cell table:style-name="ce22" table:formula="of:=IF([.C5]=&quot;R&quot;;([.P7]+[.P11])/2;IF([.C7]=&quot;R&quot;;([.P5]+[.P11])/2;IF([.C11]=&quot;R&quot;;([.P5]+[.P7])/2;IF(AND([.C5]=&quot;R&quot;;[.C7]=&quot;R&quot;);[.P11];IF(AND([.C7]=&quot;R&quot;;[.C11]=&quot;R&quot;);[.P5];IF(AND([.C5]=&quot;R&quot;;[.C11]=&quot;R&quot;);[.P7];([.P5]+[.P7]+[.P11])/3))))))" office:value-type="float" office:value="6" calcext:value-type="float">
            <text:p>6,00</text:p>
          </table:table-cell>
          <table:table-cell table:style-name="ce22" table:formula="of:=IF([.D5]=&quot;R&quot;;([.Q7]+[.Q11])/2;IF([.D7]=&quot;R&quot;;([.Q5]+[.Q11])/2;IF([.D11]=&quot;R&quot;;([.Q5]+[.Q7])/2;IF(AND([.D5]=&quot;R&quot;;[.D7]=&quot;R&quot;);[.Q11];IF(AND([.D7]=&quot;R&quot;;[.D11]=&quot;R&quot;);[.Q5];IF(AND([.D5]=&quot;R&quot;;[.D11]=&quot;R&quot;);[.Q7];([.Q5]+[.Q7]+[.Q11])/3))))))" office:value-type="float" office:value="5.66666666666667" calcext:value-type="float">
            <text:p>5,67</text:p>
          </table:table-cell>
          <table:table-cell table:style-name="ce22" table:formula="of:=IF([.E5]=&quot;R&quot;;([.R7]+[.R11])/2;IF([.E7]=&quot;R&quot;;([.R5]+[.R11])/2;IF([.E11]=&quot;R&quot;;([.R5]+[.R7])/2;IF(AND([.E5]=&quot;R&quot;;[.E7]=&quot;R&quot;);[.R11];IF(AND([.E7]=&quot;R&quot;;[.E11]=&quot;R&quot;);[.R5];IF(AND([.E5]=&quot;R&quot;;[.E11]=&quot;R&quot;);[.R7];([.R5]+[.R7]+[.R11])/3))))))" office:value-type="float" office:value="7.66666666666667" calcext:value-type="float">
            <text:p>7,67</text:p>
          </table:table-cell>
          <table:table-cell table:style-name="ce22" table:formula="of:=IF([.F5]=&quot;R&quot;;([.S7]+[.S11])/2;IF([.F7]=&quot;R&quot;;([.S5]+[.S11])/2;IF([.F11]=&quot;R&quot;;([.S5]+[.S7])/2;IF(AND([.F5]=&quot;R&quot;;[.F7]=&quot;R&quot;);[.S11];IF(AND([.F7]=&quot;R&quot;;[.F11]=&quot;R&quot;);[.S5];IF(AND([.F5]=&quot;R&quot;;[.F11]=&quot;R&quot;);[.S7];([.S5]+[.S7]+[.S11])/3))))))" office:value-type="float" office:value="9.33333333333333" calcext:value-type="float">
            <text:p>9,33</text:p>
          </table:table-cell>
          <table:table-cell table:style-name="ce2" table:formula="of:=IF([.G5]=&quot;R&quot;;([.T7]+[.T11])/2;IF([.G7]=&quot;R&quot;;([.T5]+[.T11])/2;IF([.G11]=&quot;R&quot;;([.T5]+[.T7])/2;IF(AND([.G5]=&quot;R&quot;;[.G7]=&quot;R&quot;);[.T11];IF(AND([.G7]=&quot;R&quot;;[.G11]=&quot;R&quot;);[.T5];IF(AND([.G5]=&quot;R&quot;;[.G11]=&quot;R&quot;);[.T7];([.T5]+[.T7]+[.T11])/3))))))" office:value-type="float" office:value="5" calcext:value-type="float">
            <text:p>5</text:p>
          </table:table-cell>
          <table:table-cell table:style-name="ce2" table:formula="of:=IF([.H5]=&quot;R&quot;;([.U7]+[.U11])/2;IF([.H7]=&quot;R&quot;;([.U5]+[.U11])/2;IF([.H11]=&quot;R&quot;;([.U5]+[.U7])/2;IF(AND([.H5]=&quot;R&quot;;[.H7]=&quot;R&quot;);[.U11];IF(AND([.H7]=&quot;R&quot;;[.H11]=&quot;R&quot;);[.U5];IF(AND([.H5]=&quot;R&quot;;[.H11]=&quot;R&quot;);[.U7];([.U5]+[.U7]+[.U11])/3))))))" office:value-type="float" office:value="5" calcext:value-type="float">
            <text:p>5</text:p>
          </table:table-cell>
          <table:table-cell table:style-name="ce2" table:formula="of:=IF([.I5]=&quot;R&quot;;([.V7]+[.V11])/2;IF([.I7]=&quot;R&quot;;([.V5]+[.V11])/2;IF([.I11]=&quot;R&quot;;([.V5]+[.V7])/2;IF(AND([.I5]=&quot;R&quot;;[.I7]=&quot;R&quot;);[.V11];IF(AND([.I7]=&quot;R&quot;;[.I11]=&quot;R&quot;);[.V5];IF(AND([.I5]=&quot;R&quot;;[.I11]=&quot;R&quot;);[.V7];([.V5]+[.V7]+[.V11])/3))))))" office:value-type="float" office:value="5" calcext:value-type="float">
            <text:p>5</text:p>
          </table:table-cell>
          <table:table-cell table:style-name="ce2" table:formula="of:=IF([.J5]=&quot;R&quot;;([.W7]+[.W11])/2;IF([.J7]=&quot;R&quot;;([.W5]+[.W11])/2;IF([.J11]=&quot;R&quot;;([.W5]+[.W7])/2;IF(AND([.J5]=&quot;R&quot;;[.J7]=&quot;R&quot;);[.W11];IF(AND([.J7]=&quot;R&quot;;[.J11]=&quot;R&quot;);[.W5];IF(AND([.J5]=&quot;R&quot;;[.J11]=&quot;R&quot;);[.W7];([.W5]+[.W7]+[.W11])/3))))))" office:value-type="float" office:value="5" calcext:value-type="float">
            <text:p>5</text:p>
          </table:table-cell>
          <table:table-cell table:style-name="ce2" table:formula="of:=IF([.K5]=&quot;R&quot;;([.X7]+[.X11])/2;IF([.K7]=&quot;R&quot;;([.X5]+[.X11])/2;IF([.K11]=&quot;R&quot;;([.X5]+[.X7])/2;IF(AND([.K5]=&quot;R&quot;;[.K7]=&quot;R&quot;);[.X11];IF(AND([.K7]=&quot;R&quot;;[.K11]=&quot;R&quot;);[.X5];IF(AND([.K5]=&quot;R&quot;;[.K11]=&quot;R&quot;);[.X7];([.X5]+[.X7]+[.X11])/3))))))" office:value-type="float" office:value="5" calcext:value-type="float">
            <text:p>5</text:p>
          </table:table-cell>
          <table:table-cell table:style-name="ce2" table:formula="of:=IF([.L5]=&quot;R&quot;;([.Y7]+[.Y11])/2;IF([.L7]=&quot;R&quot;;([.Y5]+[.Y11])/2;IF([.L11]=&quot;R&quot;;([.Y5]+[.Y7])/2;IF(AND([.L5]=&quot;R&quot;;[.L7]=&quot;R&quot;);[.Y11];IF(AND([.L7]=&quot;R&quot;;[.L11]=&quot;R&quot;);[.Y5];IF(AND([.L5]=&quot;R&quot;;[.L11]=&quot;R&quot;);[.Y7];([.Y5]+[.Y7]+[.Y11])/3))))))" office:value-type="float" office:value="5" calcext:value-type="float">
            <text:p>5</text:p>
          </table:table-cell>
          <table:table-cell table:style-name="ce2" table:formula="of:=IF([.M5]=&quot;R&quot;;([.Z7]+[.Z11])/2;IF([.M7]=&quot;R&quot;;([.Z5]+[.Z11])/2;IF([.M11]=&quot;R&quot;;([.Z5]+[.Z7])/2;IF(AND([.M5]=&quot;R&quot;;[.M7]=&quot;R&quot;);[.Z11];IF(AND([.M7]=&quot;R&quot;;[.M11]=&quot;R&quot;);[.Z5];IF(AND([.M5]=&quot;R&quot;;[.M11]=&quot;R&quot;);[.Z7];([.Z5]+[.Z7]+[.Z11])/3))))))" office:value-type="float" office:value="5" calcext:value-type="float">
            <text:p>5</text:p>
          </table:table-cell>
          <table:table-cell table:style-name="ce2" table:formula="of:=IF([.N5]=&quot;R&quot;;([.AA7]+[.AA11])/2;IF([.N7]=&quot;R&quot;;([.AA5]+[.AA11])/2;IF([.N11]=&quot;R&quot;;([.AA5]+[.AA7])/2;IF(AND([.N5]=&quot;R&quot;;[.N7]=&quot;R&quot;);[.AA11];IF(AND([.N7]=&quot;R&quot;;[.N11]=&quot;R&quot;);[.AA5];IF(AND([.N5]=&quot;R&quot;;[.N11]=&quot;R&quot;);[.AA7];([.AA5]+[.AA7]+[.AA11])/3))))))" office:value-type="float" office:value="10" calcext:value-type="float">
            <text:p>10</text:p>
          </table:table-cell>
          <table:table-cell table:style-name="ce2" table:formula="of:=IF([.O5]=&quot;R&quot;;([.AB7]+[.AB11])/2;IF([.O7]=&quot;R&quot;;([.AB5]+[.AB11])/2;IF([.O11]=&quot;R&quot;;([.AB5]+[.AB7])/2;IF(AND([.O5]=&quot;R&quot;;[.O7]=&quot;R&quot;);[.AB11];IF(AND([.O7]=&quot;R&quot;;[.O11]=&quot;R&quot;);[.AB5];IF(AND([.O5]=&quot;R&quot;;[.O11]=&quot;R&quot;);[.AB7];([.AB5]+[.AB7]+[.AB11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9]=0;0;IF([.C9]=1;1;IF([.C9]=2;2;IF([.C9]=3;3;IF([.C9]=4;4;IF([.C9]=5;5;IF([.C9]=6;6;IF([.C9]=7;7;IF([.C9]=8;8;IF([.C9]=9;9;IF([.C9]=10;10;5)))))))))))" office:value-type="float" office:value="6" calcext:value-type="float">
            <text:p>6</text:p>
          </table:table-cell>
          <table:table-cell table:style-name="ce2" table:formula="of:=IF([.D9]=0;0;IF([.D9]=1;1;IF([.D9]=2;2;IF([.D9]=3;3;IF([.D9]=4;4;IF([.D9]=5;5;IF([.D9]=6;6;IF([.D9]=7;7;IF([.D9]=8;8;IF([.D9]=9;9;IF([.D9]=10;10;5)))))))))))" office:value-type="float" office:value="7" calcext:value-type="float">
            <text:p>7</text:p>
          </table:table-cell>
          <table:table-cell table:style-name="ce2" table:formula="of:=IF([.E9]=0;0;IF([.E9]=1;1;IF([.E9]=2;2;IF([.E9]=3;3;IF([.E9]=4;4;IF([.E9]=5;5;IF([.E9]=6;6;IF([.E9]=7;7;IF([.E9]=8;8;IF([.E9]=9;9;IF([.E9]=10;10;5)))))))))))" office:value-type="float" office:value="8" calcext:value-type="float">
            <text:p>8</text:p>
          </table:table-cell>
          <table:table-cell table:style-name="ce2" table:formula="of:=IF([.F9]=0;0;IF([.F9]=1;1;IF([.F9]=2;2;IF([.F9]=3;3;IF([.F9]=4;4;IF([.F9]=5;5;IF([.F9]=6;6;IF([.F9]=7;7;IF([.F9]=8;8;IF([.F9]=9;9;IF([.F9]=10;10;5)))))))))))" office:value-type="float" office:value="9" calcext:value-type="float">
            <text:p>9</text:p>
          </table:table-cell>
          <table:table-cell table:style-name="ce2" table:formula="of:=IF([.G9]=0;0;IF([.G9]=1;1;IF([.G9]=2;2;IF([.G9]=3;3;IF([.G9]=4;4;IF([.G9]=5;5;IF([.G9]=6;6;IF([.G9]=7;7;IF([.G9]=8;8;IF([.G9]=9;9;IF([.G9]=10;10;5)))))))))))" office:value-type="float" office:value="5" calcext:value-type="float">
            <text:p>5</text:p>
          </table:table-cell>
          <table:table-cell table:style-name="ce2" table:formula="of:=IF([.H9]=0;0;IF([.H9]=1;1;IF([.H9]=2;2;IF([.H9]=3;3;IF([.H9]=4;4;IF([.H9]=5;5;IF([.H9]=6;6;IF([.H9]=7;7;IF([.H9]=8;8;IF([.H9]=9;9;IF([.H9]=10;10;5)))))))))))" office:value-type="float" office:value="5" calcext:value-type="float">
            <text:p>5</text:p>
          </table:table-cell>
          <table:table-cell table:style-name="ce2" table:formula="of:=IF([.I9]=0;0;IF([.I9]=1;1;IF([.I9]=2;2;IF([.I9]=3;3;IF([.I9]=4;4;IF([.I9]=5;5;IF([.I9]=6;6;IF([.I9]=7;7;IF([.I9]=8;8;IF([.I9]=9;9;IF([.I9]=10;10;5)))))))))))" office:value-type="float" office:value="5" calcext:value-type="float">
            <text:p>5</text:p>
          </table:table-cell>
          <table:table-cell table:style-name="ce2" table:formula="of:=IF([.J9]=0;0;IF([.J9]=1;1;IF([.J9]=2;2;IF([.J9]=3;3;IF([.J9]=4;4;IF([.J9]=5;5;IF([.J9]=6;6;IF([.J9]=7;7;IF([.J9]=8;8;IF([.J9]=9;9;IF([.J9]=10;10;5)))))))))))" office:value-type="float" office:value="5" calcext:value-type="float">
            <text:p>5</text:p>
          </table:table-cell>
          <table:table-cell table:style-name="ce2" table:formula="of:=IF([.K9]=0;0;IF([.K9]=1;1;IF([.K9]=2;2;IF([.K9]=3;3;IF([.K9]=4;4;IF([.K9]=5;5;IF([.K9]=6;6;IF([.K9]=7;7;IF([.K9]=8;8;IF([.K9]=9;9;IF([.K9]=10;10;5)))))))))))" office:value-type="float" office:value="5" calcext:value-type="float">
            <text:p>5</text:p>
          </table:table-cell>
          <table:table-cell table:style-name="ce2" table:formula="of:=IF([.L9]=0;0;IF([.L9]=1;1;IF([.L9]=2;2;IF([.L9]=3;3;IF([.L9]=4;4;IF([.L9]=5;5;IF([.L9]=6;6;IF([.L9]=7;7;IF([.L9]=8;8;IF([.L9]=9;9;IF([.L9]=10;10;5)))))))))))" office:value-type="float" office:value="5" calcext:value-type="float">
            <text:p>5</text:p>
          </table:table-cell>
          <table:table-cell table:style-name="ce2" table:formula="of:=IF([.M9]=0;0;IF([.M9]=1;1;IF([.M9]=2;2;IF([.M9]=3;3;IF([.M9]=4;4;IF([.M9]=5;5;IF([.M9]=6;6;IF([.M9]=7;7;IF([.M9]=8;8;IF([.M9]=9;9;IF([.M9]=10;10;5)))))))))))" office:value-type="float" office:value="5" calcext:value-type="float">
            <text:p>5</text:p>
          </table:table-cell>
          <table:table-cell table:style-name="ce2" table:formula="of:=IF([.N9]=0;0;IF([.N9]=1;1;IF([.N9]=2;2;IF([.N9]=3;3;IF([.N9]=4;4;IF([.N9]=5;5;IF([.N9]=6;6;IF([.N9]=7;7;IF([.N9]=8;8;IF([.N9]=9;9;IF([.N9]=10;10;5)))))))))))" office:value-type="float" office:value="10" calcext:value-type="float">
            <text:p>10</text:p>
          </table:table-cell>
          <table:table-cell table:style-name="ce2" table:formula="of:=IF([.O9]=0;0;IF([.O9]=1;1;IF([.O9]=2;2;IF([.O9]=3;3;IF([.O9]=4;4;IF([.O9]=5;5;IF([.O9]=6;6;IF([.O9]=7;7;IF([.O9]=8;8;IF([.O9]=9;9;IF([.O9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ommuniquer</text:p>
            <text:p>(1,2,6)</text:p>
          </table:table-cell>
          <table:table-cell table:style-name="ce22" table:formula="of:=IF([.C5]=&quot;R&quot;;([.P6]+[.P10])/2;IF([.C6]=&quot;R&quot;;([.P5]+[.P10])/2;IF([.C10]=&quot;R&quot;;([.P5]+[.P6])/2;IF(AND([.C5]=&quot;R&quot;;[.C6]=&quot;R&quot;);[.P10];IF(AND([.C6]=&quot;R&quot;;[.C10]=&quot;R&quot;);[.P5];IF(AND([.C5]=&quot;R&quot;;[.C10]=&quot;R&quot;);[.P6];([.P5]+[.P6]+[.P10])/3))))))" office:value-type="float" office:value="4" calcext:value-type="float">
            <text:p>4,00</text:p>
          </table:table-cell>
          <table:table-cell table:style-name="ce22" table:formula="of:=IF([.D5]=&quot;R&quot;;([.Q6]+[.Q10])/2;IF([.D6]=&quot;R&quot;;([.Q5]+[.Q10])/2;IF([.D10]=&quot;R&quot;;([.Q5]+[.Q6])/2;IF(AND([.D5]=&quot;R&quot;;[.D6]=&quot;R&quot;);[.Q10];IF(AND([.D6]=&quot;R&quot;;[.D10]=&quot;R&quot;);[.Q5];IF(AND([.D5]=&quot;R&quot;;[.D10]=&quot;R&quot;);[.Q6];([.Q5]+[.Q6]+[.Q10])/3))))))" office:value-type="float" office:value="4.66666666666667" calcext:value-type="float">
            <text:p>4,67</text:p>
          </table:table-cell>
          <table:table-cell table:style-name="ce22" table:formula="of:=IF([.E5]=&quot;R&quot;;([.R6]+[.R10])/2;IF([.E6]=&quot;R&quot;;([.R5]+[.R10])/2;IF([.E10]=&quot;R&quot;;([.R5]+[.R6])/2;IF(AND([.E5]=&quot;R&quot;;[.E6]=&quot;R&quot;);[.R10];IF(AND([.E6]=&quot;R&quot;;[.E10]=&quot;R&quot;);[.R5];IF(AND([.E5]=&quot;R&quot;;[.E10]=&quot;R&quot;);[.R6];([.R5]+[.R6]+[.R10])/3))))))" office:value-type="float" office:value="6.66666666666667" calcext:value-type="float">
            <text:p>6,67</text:p>
          </table:table-cell>
          <table:table-cell table:style-name="ce22" table:formula="of:=IF([.F5]=&quot;R&quot;;([.S6]+[.S10])/2;IF([.F6]=&quot;R&quot;;([.S5]+[.S10])/2;IF([.F10]=&quot;R&quot;;([.S5]+[.S6])/2;IF(AND([.F5]=&quot;R&quot;;[.F6]=&quot;R&quot;);[.S10];IF(AND([.F6]=&quot;R&quot;;[.F10]=&quot;R&quot;);[.S5];IF(AND([.F5]=&quot;R&quot;;[.F10]=&quot;R&quot;);[.S6];([.S5]+[.S6]+[.S10])/3))))))" office:value-type="float" office:value="8.66666666666667" calcext:value-type="float">
            <text:p>8,67</text:p>
          </table:table-cell>
          <table:table-cell table:style-name="ce2" table:formula="of:=IF([.G5]=&quot;R&quot;;([.T6]+[.T10])/2;IF([.G6]=&quot;R&quot;;([.T5]+[.T10])/2;IF([.G10]=&quot;R&quot;;([.T5]+[.T6])/2;IF(AND([.G5]=&quot;R&quot;;[.G6]=&quot;R&quot;);[.T10];IF(AND([.G6]=&quot;R&quot;;[.G10]=&quot;R&quot;);[.T5];IF(AND([.G5]=&quot;R&quot;;[.G10]=&quot;R&quot;);[.T6];([.T5]+[.T6]+[.T10])/3))))))" office:value-type="float" office:value="5" calcext:value-type="float">
            <text:p>5</text:p>
          </table:table-cell>
          <table:table-cell table:style-name="ce2" table:formula="of:=IF([.H5]=&quot;R&quot;;([.U6]+[.U10])/2;IF([.H6]=&quot;R&quot;;([.U5]+[.U10])/2;IF([.H10]=&quot;R&quot;;([.U5]+[.U6])/2;IF(AND([.H5]=&quot;R&quot;;[.H6]=&quot;R&quot;);[.U10];IF(AND([.H6]=&quot;R&quot;;[.H10]=&quot;R&quot;);[.U5];IF(AND([.H5]=&quot;R&quot;;[.H10]=&quot;R&quot;);[.U6];([.U5]+[.U6]+[.U10])/3))))))" office:value-type="float" office:value="5" calcext:value-type="float">
            <text:p>5</text:p>
          </table:table-cell>
          <table:table-cell table:style-name="ce2" table:formula="of:=IF([.I5]=&quot;R&quot;;([.V6]+[.V10])/2;IF([.I6]=&quot;R&quot;;([.V5]+[.V10])/2;IF([.I10]=&quot;R&quot;;([.V5]+[.V6])/2;IF(AND([.I5]=&quot;R&quot;;[.I6]=&quot;R&quot;);[.V10];IF(AND([.I6]=&quot;R&quot;;[.I10]=&quot;R&quot;);[.V5];IF(AND([.I5]=&quot;R&quot;;[.I10]=&quot;R&quot;);[.V6];([.V5]+[.V6]+[.V10])/3))))))" office:value-type="float" office:value="5" calcext:value-type="float">
            <text:p>5</text:p>
          </table:table-cell>
          <table:table-cell table:style-name="ce2" table:formula="of:=IF([.J5]=&quot;R&quot;;([.W6]+[.W10])/2;IF([.J6]=&quot;R&quot;;([.W5]+[.W10])/2;IF([.J10]=&quot;R&quot;;([.W5]+[.W6])/2;IF(AND([.J5]=&quot;R&quot;;[.J6]=&quot;R&quot;);[.W10];IF(AND([.J6]=&quot;R&quot;;[.J10]=&quot;R&quot;);[.W5];IF(AND([.J5]=&quot;R&quot;;[.J10]=&quot;R&quot;);[.W6];([.W5]+[.W6]+[.W10])/3))))))" office:value-type="float" office:value="5" calcext:value-type="float">
            <text:p>5</text:p>
          </table:table-cell>
          <table:table-cell table:style-name="ce2" table:formula="of:=IF([.K5]=&quot;R&quot;;([.X6]+[.X10])/2;IF([.K6]=&quot;R&quot;;([.X5]+[.X10])/2;IF([.K10]=&quot;R&quot;;([.X5]+[.X6])/2;IF(AND([.K5]=&quot;R&quot;;[.K6]=&quot;R&quot;);[.X10];IF(AND([.K6]=&quot;R&quot;;[.K10]=&quot;R&quot;);[.X5];IF(AND([.K5]=&quot;R&quot;;[.K10]=&quot;R&quot;);[.X6];([.X5]+[.X6]+[.X10])/3))))))" office:value-type="float" office:value="5" calcext:value-type="float">
            <text:p>5</text:p>
          </table:table-cell>
          <table:table-cell table:style-name="ce2" table:formula="of:=IF([.L5]=&quot;R&quot;;([.Y6]+[.Y10])/2;IF([.L6]=&quot;R&quot;;([.Y5]+[.Y10])/2;IF([.L10]=&quot;R&quot;;([.Y5]+[.Y6])/2;IF(AND([.L5]=&quot;R&quot;;[.L6]=&quot;R&quot;);[.Y10];IF(AND([.L6]=&quot;R&quot;;[.L10]=&quot;R&quot;);[.Y5];IF(AND([.L5]=&quot;R&quot;;[.L10]=&quot;R&quot;);[.Y6];([.Y5]+[.Y6]+[.Y10])/3))))))" office:value-type="float" office:value="5" calcext:value-type="float">
            <text:p>5</text:p>
          </table:table-cell>
          <table:table-cell table:style-name="ce2" table:formula="of:=IF([.M5]=&quot;R&quot;;([.Z6]+[.Z10])/2;IF([.M6]=&quot;R&quot;;([.Z5]+[.Z10])/2;IF([.M10]=&quot;R&quot;;([.Z5]+[.Z6])/2;IF(AND([.M5]=&quot;R&quot;;[.M6]=&quot;R&quot;);[.Z10];IF(AND([.M6]=&quot;R&quot;;[.M10]=&quot;R&quot;);[.Z5];IF(AND([.M5]=&quot;R&quot;;[.M10]=&quot;R&quot;);[.Z6];([.Z5]+[.Z6]+[.Z10])/3))))))" office:value-type="float" office:value="5" calcext:value-type="float">
            <text:p>5</text:p>
          </table:table-cell>
          <table:table-cell table:style-name="ce2" table:formula="of:=IF([.N5]=&quot;R&quot;;([.AA6]+[.AA10])/2;IF([.N6]=&quot;R&quot;;([.AA5]+[.AA10])/2;IF([.N10]=&quot;R&quot;;([.AA5]+[.AA6])/2;IF(AND([.N5]=&quot;R&quot;;[.N6]=&quot;R&quot;);[.AA10];IF(AND([.N6]=&quot;R&quot;;[.N10]=&quot;R&quot;);[.AA5];IF(AND([.N5]=&quot;R&quot;;[.N10]=&quot;R&quot;);[.AA6];([.AA5]+[.AA6]+[.AA10])/3))))))" office:value-type="float" office:value="10" calcext:value-type="float">
            <text:p>10</text:p>
          </table:table-cell>
          <table:table-cell table:style-name="ce2" table:formula="of:=IF([.O5]=&quot;R&quot;;([.AB6]+[.AB10])/2;IF([.O6]=&quot;R&quot;;([.AB5]+[.AB10])/2;IF([.O10]=&quot;R&quot;;([.AB5]+[.AB6])/2;IF(AND([.O5]=&quot;R&quot;;[.O6]=&quot;R&quot;);[.AB10];IF(AND([.O6]=&quot;R&quot;;[.O10]=&quot;R&quot;);[.AB5];IF(AND([.O5]=&quot;R&quot;;[.O10]=&quot;R&quot;);[.AB6];([.AB5]+[.AB6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Impro Histoires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0]=0;0;IF([.C10]=1;1;IF([.C10]=2;2;IF([.C10]=3;3;IF([.C10]=4;4;IF([.C10]=5;5;IF([.C10]=6;6;IF([.C10]=7;7;IF([.C10]=8;8;IF([.C10]=9;9;IF([.C10]=10;10;5)))))))))))" office:value-type="float" office:value="6" calcext:value-type="float">
            <text:p>6</text:p>
          </table:table-cell>
          <table:table-cell table:style-name="ce2" table:formula="of:=IF([.D10]=0;0;IF([.D10]=1;1;IF([.D10]=2;2;IF([.D10]=3;3;IF([.D10]=4;4;IF([.D10]=5;5;IF([.D10]=6;6;IF([.D10]=7;7;IF([.D10]=8;8;IF([.D10]=9;9;IF([.D10]=10;10;5)))))))))))" office:value-type="float" office:value="4" calcext:value-type="float">
            <text:p>4</text:p>
          </table:table-cell>
          <table:table-cell table:style-name="ce2" table:formula="of:=IF([.E10]=0;0;IF([.E10]=1;1;IF([.E10]=2;2;IF([.E10]=3;3;IF([.E10]=4;4;IF([.E10]=5;5;IF([.E10]=6;6;IF([.E10]=7;7;IF([.E10]=8;8;IF([.E10]=9;9;IF([.E10]=10;10;5)))))))))))" office:value-type="float" office:value="6" calcext:value-type="float">
            <text:p>6</text:p>
          </table:table-cell>
          <table:table-cell table:style-name="ce2" table:formula="of:=IF([.F10]=0;0;IF([.F10]=1;1;IF([.F10]=2;2;IF([.F10]=3;3;IF([.F10]=4;4;IF([.F10]=5;5;IF([.F10]=6;6;IF([.F10]=7;7;IF([.F10]=8;8;IF([.F10]=9;9;IF([.F10]=10;10;5)))))))))))" office:value-type="float" office:value="8" calcext:value-type="float">
            <text:p>8</text:p>
          </table:table-cell>
          <table:table-cell table:style-name="ce2" table:formula="of:=IF([.G10]=0;0;IF([.G10]=1;1;IF([.G10]=2;2;IF([.G10]=3;3;IF([.G10]=4;4;IF([.G10]=5;5;IF([.G10]=6;6;IF([.G10]=7;7;IF([.G10]=8;8;IF([.G10]=9;9;IF([.G10]=10;10;5)))))))))))" office:value-type="float" office:value="5" calcext:value-type="float">
            <text:p>5</text:p>
          </table:table-cell>
          <table:table-cell table:style-name="ce2" table:formula="of:=IF([.H10]=0;0;IF([.H10]=1;1;IF([.H10]=2;2;IF([.H10]=3;3;IF([.H10]=4;4;IF([.H10]=5;5;IF([.H10]=6;6;IF([.H10]=7;7;IF([.H10]=8;8;IF([.H10]=9;9;IF([.H10]=10;10;5)))))))))))" office:value-type="float" office:value="5" calcext:value-type="float">
            <text:p>5</text:p>
          </table:table-cell>
          <table:table-cell table:style-name="ce2" table:formula="of:=IF([.I10]=0;0;IF([.I10]=1;1;IF([.I10]=2;2;IF([.I10]=3;3;IF([.I10]=4;4;IF([.I10]=5;5;IF([.I10]=6;6;IF([.I10]=7;7;IF([.I10]=8;8;IF([.I10]=9;9;IF([.I10]=10;10;5)))))))))))" office:value-type="float" office:value="5" calcext:value-type="float">
            <text:p>5</text:p>
          </table:table-cell>
          <table:table-cell table:style-name="ce2" table:formula="of:=IF([.J10]=0;0;IF([.J10]=1;1;IF([.J10]=2;2;IF([.J10]=3;3;IF([.J10]=4;4;IF([.J10]=5;5;IF([.J10]=6;6;IF([.J10]=7;7;IF([.J10]=8;8;IF([.J10]=9;9;IF([.J10]=10;10;5)))))))))))" office:value-type="float" office:value="5" calcext:value-type="float">
            <text:p>5</text:p>
          </table:table-cell>
          <table:table-cell table:style-name="ce2" table:formula="of:=IF([.K10]=0;0;IF([.K10]=1;1;IF([.K10]=2;2;IF([.K10]=3;3;IF([.K10]=4;4;IF([.K10]=5;5;IF([.K10]=6;6;IF([.K10]=7;7;IF([.K10]=8;8;IF([.K10]=9;9;IF([.K10]=10;10;5)))))))))))" office:value-type="float" office:value="5" calcext:value-type="float">
            <text:p>5</text:p>
          </table:table-cell>
          <table:table-cell table:style-name="ce2" table:formula="of:=IF([.L10]=0;0;IF([.L10]=1;1;IF([.L10]=2;2;IF([.L10]=3;3;IF([.L10]=4;4;IF([.L10]=5;5;IF([.L10]=6;6;IF([.L10]=7;7;IF([.L10]=8;8;IF([.L10]=9;9;IF([.L10]=10;10;5)))))))))))" office:value-type="float" office:value="5" calcext:value-type="float">
            <text:p>5</text:p>
          </table:table-cell>
          <table:table-cell table:style-name="ce2" table:formula="of:=IF([.M10]=0;0;IF([.M10]=1;1;IF([.M10]=2;2;IF([.M10]=3;3;IF([.M10]=4;4;IF([.M10]=5;5;IF([.M10]=6;6;IF([.M10]=7;7;IF([.M10]=8;8;IF([.M10]=9;9;IF([.M10]=10;10;5)))))))))))" office:value-type="float" office:value="5" calcext:value-type="float">
            <text:p>5</text:p>
          </table:table-cell>
          <table:table-cell table:style-name="ce2" table:formula="of:=IF([.N10]=0;0;IF([.N10]=1;1;IF([.N10]=2;2;IF([.N10]=3;3;IF([.N10]=4;4;IF([.N10]=5;5;IF([.N10]=6;6;IF([.N10]=7;7;IF([.N10]=8;8;IF([.N10]=9;9;IF([.N10]=10;10;5)))))))))))" office:value-type="float" office:value="10" calcext:value-type="float">
            <text:p>10</text:p>
          </table:table-cell>
          <table:table-cell table:style-name="ce2" table:formula="of:=IF([.O10]=0;0;IF([.O10]=1;1;IF([.O10]=2;2;IF([.O10]=3;3;IF([.O10]=4;4;IF([.O10]=5;5;IF([.O10]=6;6;IF([.O10]=7;7;IF([.O10]=8;8;IF([.O10]=9;9;IF([.O10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réer, imagination</text:p>
            <text:p>(1,4,6)</text:p>
          </table:table-cell>
          <table:table-cell table:style-name="ce22" table:formula="of:=IF([.C5]=&quot;R&quot;;([.P8]+[.P10])/2;IF([.C8]=&quot;R&quot;;([.P5]+[.P10])/2;IF([.C10]=&quot;R&quot;;([.P5]+[.P8])/2;IF(AND([.C5]=&quot;R&quot;;[.C8]=&quot;R&quot;);[.P10];IF(AND([.C8]=&quot;R&quot;;[.C10]=&quot;R&quot;);[.P5];IF(AND([.C5]=&quot;R&quot;;[.C10]=&quot;R&quot;);[.P8];([.P5]+[.P8]+[.P10])/3))))))" office:value-type="float" office:value="4.66666666666667" calcext:value-type="float">
            <text:p>4,67</text:p>
          </table:table-cell>
          <table:table-cell table:style-name="ce22" table:formula="of:=IF([.D5]=&quot;R&quot;;([.Q8]+[.Q10])/2;IF([.D8]=&quot;R&quot;;([.Q5]+[.Q10])/2;IF([.D10]=&quot;R&quot;;([.Q5]+[.Q8])/2;IF(AND([.D5]=&quot;R&quot;;[.D8]=&quot;R&quot;);[.Q10];IF(AND([.D8]=&quot;R&quot;;[.D10]=&quot;R&quot;);[.Q5];IF(AND([.D5]=&quot;R&quot;;[.D10]=&quot;R&quot;);[.Q8];([.Q5]+[.Q8]+[.Q10])/3))))))" office:value-type="float" office:value="5" calcext:value-type="float">
            <text:p>5,00</text:p>
          </table:table-cell>
          <table:table-cell table:style-name="ce22" table:formula="of:=IF([.E5]=&quot;R&quot;;([.R8]+[.R10])/2;IF([.E8]=&quot;R&quot;;([.R5]+[.R10])/2;IF([.E10]=&quot;R&quot;;([.R5]+[.R8])/2;IF(AND([.E5]=&quot;R&quot;;[.E8]=&quot;R&quot;);[.R10];IF(AND([.E8]=&quot;R&quot;;[.E10]=&quot;R&quot;);[.R5];IF(AND([.E5]=&quot;R&quot;;[.E10]=&quot;R&quot;);[.R8];([.R5]+[.R8]+[.R10])/3))))))" office:value-type="float" office:value="6.66666666666667" calcext:value-type="float">
            <text:p>6,67</text:p>
          </table:table-cell>
          <table:table-cell table:style-name="ce22" table:formula="of:=IF([.F5]=&quot;R&quot;;([.S8]+[.S10])/2;IF([.F8]=&quot;R&quot;;([.S5]+[.S10])/2;IF([.F10]=&quot;R&quot;;([.S5]+[.S8])/2;IF(AND([.F5]=&quot;R&quot;;[.F8]=&quot;R&quot;);[.S10];IF(AND([.F8]=&quot;R&quot;;[.F10]=&quot;R&quot;);[.S5];IF(AND([.F5]=&quot;R&quot;;[.F10]=&quot;R&quot;);[.S8];([.S5]+[.S8]+[.S10])/3))))))" office:value-type="float" office:value="8.66666666666667" calcext:value-type="float">
            <text:p>8,67</text:p>
          </table:table-cell>
          <table:table-cell table:style-name="ce2" table:formula="of:=IF([.G5]=&quot;R&quot;;([.T8]+[.T10])/2;IF([.G8]=&quot;R&quot;;([.T5]+[.T10])/2;IF([.G10]=&quot;R&quot;;([.T5]+[.T8])/2;IF(AND([.G5]=&quot;R&quot;;[.G8]=&quot;R&quot;);[.T10];IF(AND([.G8]=&quot;R&quot;;[.G10]=&quot;R&quot;);[.T5];IF(AND([.G5]=&quot;R&quot;;[.G10]=&quot;R&quot;);[.T8];([.T5]+[.T8]+[.T10])/3))))))" office:value-type="float" office:value="5" calcext:value-type="float">
            <text:p>5</text:p>
          </table:table-cell>
          <table:table-cell table:style-name="ce2" table:formula="of:=IF([.H5]=&quot;R&quot;;([.U8]+[.U10])/2;IF([.H8]=&quot;R&quot;;([.U5]+[.U10])/2;IF([.H10]=&quot;R&quot;;([.U5]+[.U8])/2;IF(AND([.H5]=&quot;R&quot;;[.H8]=&quot;R&quot;);[.U10];IF(AND([.H8]=&quot;R&quot;;[.H10]=&quot;R&quot;);[.U5];IF(AND([.H5]=&quot;R&quot;;[.H10]=&quot;R&quot;);[.U8];([.U5]+[.U8]+[.U10])/3))))))" office:value-type="float" office:value="5" calcext:value-type="float">
            <text:p>5</text:p>
          </table:table-cell>
          <table:table-cell table:style-name="ce2" table:formula="of:=IF([.I5]=&quot;R&quot;;([.V8]+[.V10])/2;IF([.I8]=&quot;R&quot;;([.V5]+[.V10])/2;IF([.I10]=&quot;R&quot;;([.V5]+[.V8])/2;IF(AND([.I5]=&quot;R&quot;;[.I8]=&quot;R&quot;);[.V10];IF(AND([.I8]=&quot;R&quot;;[.I10]=&quot;R&quot;);[.V5];IF(AND([.I5]=&quot;R&quot;;[.I10]=&quot;R&quot;);[.V8];([.V5]+[.V8]+[.V10])/3))))))" office:value-type="float" office:value="5" calcext:value-type="float">
            <text:p>5</text:p>
          </table:table-cell>
          <table:table-cell table:style-name="ce2" table:formula="of:=IF([.J5]=&quot;R&quot;;([.W8]+[.W10])/2;IF([.J8]=&quot;R&quot;;([.W5]+[.W10])/2;IF([.J10]=&quot;R&quot;;([.W5]+[.W8])/2;IF(AND([.J5]=&quot;R&quot;;[.J8]=&quot;R&quot;);[.W10];IF(AND([.J8]=&quot;R&quot;;[.J10]=&quot;R&quot;);[.W5];IF(AND([.J5]=&quot;R&quot;;[.J10]=&quot;R&quot;);[.W8];([.W5]+[.W8]+[.W10])/3))))))" office:value-type="float" office:value="5" calcext:value-type="float">
            <text:p>5</text:p>
          </table:table-cell>
          <table:table-cell table:style-name="ce2" table:formula="of:=IF([.K5]=&quot;R&quot;;([.X8]+[.X10])/2;IF([.K8]=&quot;R&quot;;([.X5]+[.X10])/2;IF([.K10]=&quot;R&quot;;([.X5]+[.X8])/2;IF(AND([.K5]=&quot;R&quot;;[.K8]=&quot;R&quot;);[.X10];IF(AND([.K8]=&quot;R&quot;;[.K10]=&quot;R&quot;);[.X5];IF(AND([.K5]=&quot;R&quot;;[.K10]=&quot;R&quot;);[.X8];([.X5]+[.X8]+[.X10])/3))))))" office:value-type="float" office:value="5" calcext:value-type="float">
            <text:p>5</text:p>
          </table:table-cell>
          <table:table-cell table:style-name="ce2" table:formula="of:=IF([.L5]=&quot;R&quot;;([.Y8]+[.Y10])/2;IF([.L8]=&quot;R&quot;;([.Y5]+[.Y10])/2;IF([.L10]=&quot;R&quot;;([.Y5]+[.Y8])/2;IF(AND([.L5]=&quot;R&quot;;[.L8]=&quot;R&quot;);[.Y10];IF(AND([.L8]=&quot;R&quot;;[.L10]=&quot;R&quot;);[.Y5];IF(AND([.L5]=&quot;R&quot;;[.L10]=&quot;R&quot;);[.Y8];([.Y5]+[.Y8]+[.Y10])/3))))))" office:value-type="float" office:value="5" calcext:value-type="float">
            <text:p>5</text:p>
          </table:table-cell>
          <table:table-cell table:style-name="ce2" table:formula="of:=IF([.M5]=&quot;R&quot;;([.Z8]+[.Z10])/2;IF([.M8]=&quot;R&quot;;([.Z5]+[.Z10])/2;IF([.M10]=&quot;R&quot;;([.Z5]+[.Z8])/2;IF(AND([.M5]=&quot;R&quot;;[.M8]=&quot;R&quot;);[.Z10];IF(AND([.M8]=&quot;R&quot;;[.M10]=&quot;R&quot;);[.Z5];IF(AND([.M5]=&quot;R&quot;;[.M10]=&quot;R&quot;);[.Z8];([.Z5]+[.Z8]+[.Z10])/3))))))" office:value-type="float" office:value="5" calcext:value-type="float">
            <text:p>5</text:p>
          </table:table-cell>
          <table:table-cell table:style-name="ce2" table:formula="of:=IF([.N5]=&quot;R&quot;;([.AA8]+[.AA10])/2;IF([.N8]=&quot;R&quot;;([.AA5]+[.AA10])/2;IF([.N10]=&quot;R&quot;;([.AA5]+[.AA8])/2;IF(AND([.N5]=&quot;R&quot;;[.N8]=&quot;R&quot;);[.AA10];IF(AND([.N8]=&quot;R&quot;;[.N10]=&quot;R&quot;);[.AA5];IF(AND([.N5]=&quot;R&quot;;[.N10]=&quot;R&quot;);[.AA8];([.AA5]+[.AA8]+[.AA10])/3))))))" office:value-type="float" office:value="10" calcext:value-type="float">
            <text:p>10</text:p>
          </table:table-cell>
          <table:table-cell table:style-name="ce2" table:formula="of:=IF([.O5]=&quot;R&quot;;([.AB8]+[.AB10])/2;IF([.O8]=&quot;R&quot;;([.AB5]+[.AB10])/2;IF([.O10]=&quot;R&quot;;([.AB5]+[.AB8])/2;IF(AND([.O5]=&quot;R&quot;;[.O8]=&quot;R&quot;);[.AB10];IF(AND([.O8]=&quot;R&quot;;[.O10]=&quot;R&quot;);[.AB5];IF(AND([.O5]=&quot;R&quot;;[.O10]=&quot;R&quot;);[.AB8];([.AB5]+[.AB8]+[.AB10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2" office:value-type="string" calcext:value-type="string">
            <text:p>Chasse tresor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string" calcext:value-type="string">
            <text:p>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1]=0;0;IF([.C11]=1;1;IF([.C11]=2;2;IF([.C11]=3;3;IF([.C11]=4;4;IF([.C11]=5;5;IF([.C11]=6;6;IF([.C11]=7;7;IF([.C11]=8;8;IF([.C11]=9;9;IF([.C11]=10;10;5)))))))))))" office:value-type="float" office:value="7" calcext:value-type="float">
            <text:p>7</text:p>
          </table:table-cell>
          <table:table-cell table:style-name="ce2" table:formula="of:=IF([.D11]=0;0;IF([.D11]=1;1;IF([.D11]=2;2;IF([.D11]=3;3;IF([.D11]=4;4;IF([.D11]=5;5;IF([.D11]=6;6;IF([.D11]=7;7;IF([.D11]=8;8;IF([.D11]=9;9;IF([.D11]=10;10;5)))))))))))" office:value-type="float" office:value="4" calcext:value-type="float">
            <text:p>4</text:p>
          </table:table-cell>
          <table:table-cell table:style-name="ce2" table:formula="of:=IF([.E11]=0;0;IF([.E11]=1;1;IF([.E11]=2;2;IF([.E11]=3;3;IF([.E11]=4;4;IF([.E11]=5;5;IF([.E11]=6;6;IF([.E11]=7;7;IF([.E11]=8;8;IF([.E11]=9;9;IF([.E11]=10;10;5)))))))))))" office:value-type="float" office:value="6" calcext:value-type="float">
            <text:p>6</text:p>
          </table:table-cell>
          <table:table-cell table:style-name="ce2" table:formula="of:=IF([.F11]=0;0;IF([.F11]=1;1;IF([.F11]=2;2;IF([.F11]=3;3;IF([.F11]=4;4;IF([.F11]=5;5;IF([.F11]=6;6;IF([.F11]=7;7;IF([.F11]=8;8;IF([.F11]=9;9;IF([.F11]=10;10;5)))))))))))" office:value-type="float" office:value="8" calcext:value-type="float">
            <text:p>8</text:p>
          </table:table-cell>
          <table:table-cell table:style-name="ce2" table:formula="of:=IF([.G11]=0;0;IF([.G11]=1;1;IF([.G11]=2;2;IF([.G11]=3;3;IF([.G11]=4;4;IF([.G11]=5;5;IF([.G11]=6;6;IF([.G11]=7;7;IF([.G11]=8;8;IF([.G11]=9;9;IF([.G11]=10;10;5)))))))))))" office:value-type="float" office:value="5" calcext:value-type="float">
            <text:p>5</text:p>
          </table:table-cell>
          <table:table-cell table:style-name="ce2" table:formula="of:=IF([.H11]=0;0;IF([.H11]=1;1;IF([.H11]=2;2;IF([.H11]=3;3;IF([.H11]=4;4;IF([.H11]=5;5;IF([.H11]=6;6;IF([.H11]=7;7;IF([.H11]=8;8;IF([.H11]=9;9;IF([.H11]=10;10;5)))))))))))" office:value-type="float" office:value="5" calcext:value-type="float">
            <text:p>5</text:p>
          </table:table-cell>
          <table:table-cell table:style-name="ce2" table:formula="of:=IF([.I11]=0;0;IF([.I11]=1;1;IF([.I11]=2;2;IF([.I11]=3;3;IF([.I11]=4;4;IF([.I11]=5;5;IF([.I11]=6;6;IF([.I11]=7;7;IF([.I11]=8;8;IF([.I11]=9;9;IF([.I11]=10;10;5)))))))))))" office:value-type="float" office:value="5" calcext:value-type="float">
            <text:p>5</text:p>
          </table:table-cell>
          <table:table-cell table:style-name="ce2" table:formula="of:=IF([.J11]=0;0;IF([.J11]=1;1;IF([.J11]=2;2;IF([.J11]=3;3;IF([.J11]=4;4;IF([.J11]=5;5;IF([.J11]=6;6;IF([.J11]=7;7;IF([.J11]=8;8;IF([.J11]=9;9;IF([.J11]=10;10;5)))))))))))" office:value-type="float" office:value="5" calcext:value-type="float">
            <text:p>5</text:p>
          </table:table-cell>
          <table:table-cell table:style-name="ce2" table:formula="of:=IF([.K11]=0;0;IF([.K11]=1;1;IF([.K11]=2;2;IF([.K11]=3;3;IF([.K11]=4;4;IF([.K11]=5;5;IF([.K11]=6;6;IF([.K11]=7;7;IF([.K11]=8;8;IF([.K11]=9;9;IF([.K11]=10;10;5)))))))))))" office:value-type="float" office:value="5" calcext:value-type="float">
            <text:p>5</text:p>
          </table:table-cell>
          <table:table-cell table:style-name="ce2" table:formula="of:=IF([.L11]=0;0;IF([.L11]=1;1;IF([.L11]=2;2;IF([.L11]=3;3;IF([.L11]=4;4;IF([.L11]=5;5;IF([.L11]=6;6;IF([.L11]=7;7;IF([.L11]=8;8;IF([.L11]=9;9;IF([.L11]=10;10;5)))))))))))" office:value-type="float" office:value="5" calcext:value-type="float">
            <text:p>5</text:p>
          </table:table-cell>
          <table:table-cell table:style-name="ce2" table:formula="of:=IF([.M11]=0;0;IF([.M11]=1;1;IF([.M11]=2;2;IF([.M11]=3;3;IF([.M11]=4;4;IF([.M11]=5;5;IF([.M11]=6;6;IF([.M11]=7;7;IF([.M11]=8;8;IF([.M11]=9;9;IF([.M11]=10;10;5)))))))))))" office:value-type="float" office:value="5" calcext:value-type="float">
            <text:p>5</text:p>
          </table:table-cell>
          <table:table-cell table:style-name="ce2" table:formula="of:=IF([.N11]=0;0;IF([.N11]=1;1;IF([.N11]=2;2;IF([.N11]=3;3;IF([.N11]=4;4;IF([.N11]=5;5;IF([.N11]=6;6;IF([.N11]=7;7;IF([.N11]=8;8;IF([.N11]=9;9;IF([.N11]=10;10;5)))))))))))" office:value-type="float" office:value="10" calcext:value-type="float">
            <text:p>10</text:p>
          </table:table-cell>
          <table:table-cell table:style-name="ce2" table:formula="of:=IF([.O11]=0;0;IF([.O11]=1;1;IF([.O11]=2;2;IF([.O11]=3;3;IF([.O11]=4;4;IF([.O11]=5;5;IF([.O11]=6;6;IF([.O11]=7;7;IF([.O11]=8;8;IF([.O11]=9;9;IF([.O11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erpersonnel, coopérer</text:p>
            <text:p>(2,4,5)</text:p>
          </table:table-cell>
          <table:table-cell table:style-name="ce22" table:formula="of:=IF([.C6]=&quot;R&quot;;([.P8]+[.P9])/2;IF([.C8]=&quot;R&quot;;([.P6]+[.P9])/2;IF([.C9]=&quot;R&quot;;([.P6]+[.P8])/2;IF(AND([.C6]=&quot;R&quot;;[.C8]=&quot;R&quot;);[.C9];IF(AND([.C8]=&quot;R&quot;;[.C9]=&quot;R&quot;);[.P6];IF(AND([.C6]=&quot;R&quot;;[.C9]=&quot;R&quot;);[.P8];([.P6]+[.P8]+[.P9])/3))))))" office:value-type="float" office:value="4" calcext:value-type="float">
            <text:p>4,00</text:p>
          </table:table-cell>
          <table:table-cell table:style-name="ce22" table:formula="of:=IF([.D6]=&quot;R&quot;;([.Q8]+[.Q9])/2;IF([.D8]=&quot;R&quot;;([.Q6]+[.Q9])/2;IF([.D9]=&quot;R&quot;;([.Q6]+[.Q8])/2;IF(AND([.D6]=&quot;R&quot;;[.D8]=&quot;R&quot;);[.D9];IF(AND([.D8]=&quot;R&quot;;[.D9]=&quot;R&quot;);[.Q6];IF(AND([.D6]=&quot;R&quot;;[.D9]=&quot;R&quot;);[.Q8];([.Q6]+[.Q8]+[.Q9])/3))))))" office:value-type="float" office:value="5.33333333333333" calcext:value-type="float">
            <text:p>5,33</text:p>
          </table:table-cell>
          <table:table-cell table:style-name="ce22" table:formula="of:=IF([.E6]=&quot;R&quot;;([.R8]+[.R9])/2;IF([.E8]=&quot;R&quot;;([.R6]+[.R9])/2;IF([.E9]=&quot;R&quot;;([.R6]+[.R8])/2;IF(AND([.E6]=&quot;R&quot;;[.E8]=&quot;R&quot;);[.E9];IF(AND([.E8]=&quot;R&quot;;[.E9]=&quot;R&quot;);[.R6];IF(AND([.E6]=&quot;R&quot;;[.E9]=&quot;R&quot;);[.R8];([.R6]+[.R8]+[.R9])/3))))))" office:value-type="float" office:value="6.66666666666667" calcext:value-type="float">
            <text:p>6,67</text:p>
          </table:table-cell>
          <table:table-cell table:style-name="ce22" table:formula="of:=IF([.F6]=&quot;R&quot;;([.S8]+[.S9])/2;IF([.F8]=&quot;R&quot;;([.S6]+[.S9])/2;IF([.F9]=&quot;R&quot;;([.S6]+[.S8])/2;IF(AND([.F6]=&quot;R&quot;;[.F8]=&quot;R&quot;);[.F9];IF(AND([.F8]=&quot;R&quot;;[.F9]=&quot;R&quot;);[.S6];IF(AND([.F6]=&quot;R&quot;;[.F9]=&quot;R&quot;);[.S8];([.S6]+[.S8]+[.S9])/3))))))" office:value-type="float" office:value="8.33333333333333" calcext:value-type="float">
            <text:p>8,33</text:p>
          </table:table-cell>
          <table:table-cell table:style-name="ce2" table:formula="of:=IF([.G6]=&quot;R&quot;;([.T8]+[.T9])/2;IF([.G8]=&quot;R&quot;;([.T6]+[.T9])/2;IF([.G9]=&quot;R&quot;;([.T6]+[.T8])/2;IF(AND([.G6]=&quot;R&quot;;[.G8]=&quot;R&quot;);[.G9];IF(AND([.G8]=&quot;R&quot;;[.G9]=&quot;R&quot;);[.T6];IF(AND([.G6]=&quot;R&quot;;[.G9]=&quot;R&quot;);[.T8];([.T6]+[.T8]+[.T9])/3))))))" office:value-type="float" office:value="5" calcext:value-type="float">
            <text:p>5</text:p>
          </table:table-cell>
          <table:table-cell table:style-name="ce2" table:formula="of:=IF([.H6]=&quot;R&quot;;([.U8]+[.U9])/2;IF([.H8]=&quot;R&quot;;([.U6]+[.U9])/2;IF([.H9]=&quot;R&quot;;([.U6]+[.U8])/2;IF(AND([.H6]=&quot;R&quot;;[.H8]=&quot;R&quot;);[.H9];IF(AND([.H8]=&quot;R&quot;;[.H9]=&quot;R&quot;);[.U6];IF(AND([.H6]=&quot;R&quot;;[.H9]=&quot;R&quot;);[.U8];([.U6]+[.U8]+[.U9])/3))))))" office:value-type="float" office:value="5" calcext:value-type="float">
            <text:p>5</text:p>
          </table:table-cell>
          <table:table-cell table:style-name="ce2" table:formula="of:=IF([.I6]=&quot;R&quot;;([.V8]+[.V9])/2;IF([.I8]=&quot;R&quot;;([.V6]+[.V9])/2;IF([.I9]=&quot;R&quot;;([.V6]+[.V8])/2;IF(AND([.I6]=&quot;R&quot;;[.I8]=&quot;R&quot;);[.I9];IF(AND([.I8]=&quot;R&quot;;[.I9]=&quot;R&quot;);[.V6];IF(AND([.I6]=&quot;R&quot;;[.I9]=&quot;R&quot;);[.V8];([.V6]+[.V8]+[.V9])/3))))))" office:value-type="float" office:value="5" calcext:value-type="float">
            <text:p>5</text:p>
          </table:table-cell>
          <table:table-cell table:style-name="ce2" table:formula="of:=IF([.J6]=&quot;R&quot;;([.W8]+[.W9])/2;IF([.J8]=&quot;R&quot;;([.W6]+[.W9])/2;IF([.J9]=&quot;R&quot;;([.W6]+[.W8])/2;IF(AND([.J6]=&quot;R&quot;;[.J8]=&quot;R&quot;);[.J9];IF(AND([.J8]=&quot;R&quot;;[.J9]=&quot;R&quot;);[.W6];IF(AND([.J6]=&quot;R&quot;;[.J9]=&quot;R&quot;);[.W8];([.W6]+[.W8]+[.W9])/3))))))" office:value-type="float" office:value="5" calcext:value-type="float">
            <text:p>5</text:p>
          </table:table-cell>
          <table:table-cell table:style-name="ce2" table:formula="of:=IF([.K6]=&quot;R&quot;;([.X8]+[.X9])/2;IF([.K8]=&quot;R&quot;;([.X6]+[.X9])/2;IF([.K9]=&quot;R&quot;;([.X6]+[.X8])/2;IF(AND([.K6]=&quot;R&quot;;[.K8]=&quot;R&quot;);[.K9];IF(AND([.K8]=&quot;R&quot;;[.K9]=&quot;R&quot;);[.X6];IF(AND([.K6]=&quot;R&quot;;[.K9]=&quot;R&quot;);[.X8];([.X6]+[.X8]+[.X9])/3))))))" office:value-type="float" office:value="5" calcext:value-type="float">
            <text:p>5</text:p>
          </table:table-cell>
          <table:table-cell table:style-name="ce2" table:formula="of:=IF([.L6]=&quot;R&quot;;([.Y8]+[.Y9])/2;IF([.L8]=&quot;R&quot;;([.Y6]+[.Y9])/2;IF([.L9]=&quot;R&quot;;([.Y6]+[.Y8])/2;IF(AND([.L6]=&quot;R&quot;;[.L8]=&quot;R&quot;);[.L9];IF(AND([.L8]=&quot;R&quot;;[.L9]=&quot;R&quot;);[.Y6];IF(AND([.L6]=&quot;R&quot;;[.L9]=&quot;R&quot;);[.Y8];([.Y6]+[.Y8]+[.Y9])/3))))))" office:value-type="float" office:value="5" calcext:value-type="float">
            <text:p>5</text:p>
          </table:table-cell>
          <table:table-cell table:style-name="ce2" table:formula="of:=IF([.M6]=&quot;R&quot;;([.Z8]+[.Z9])/2;IF([.M8]=&quot;R&quot;;([.Z6]+[.Z9])/2;IF([.M9]=&quot;R&quot;;([.Z6]+[.Z8])/2;IF(AND([.M6]=&quot;R&quot;;[.M8]=&quot;R&quot;);[.M9];IF(AND([.M8]=&quot;R&quot;;[.M9]=&quot;R&quot;);[.Z6];IF(AND([.M6]=&quot;R&quot;;[.M9]=&quot;R&quot;);[.Z8];([.Z6]+[.Z8]+[.Z9])/3))))))" office:value-type="float" office:value="5" calcext:value-type="float">
            <text:p>5</text:p>
          </table:table-cell>
          <table:table-cell table:style-name="ce2" table:formula="of:=IF([.N6]=&quot;R&quot;;([.AA8]+[.AA9])/2;IF([.N8]=&quot;R&quot;;([.AA6]+[.AA9])/2;IF([.N9]=&quot;R&quot;;([.AA6]+[.AA8])/2;IF(AND([.N6]=&quot;R&quot;;[.N8]=&quot;R&quot;);[.N9];IF(AND([.N8]=&quot;R&quot;;[.N9]=&quot;R&quot;);[.AA6];IF(AND([.N6]=&quot;R&quot;;[.N9]=&quot;R&quot;);[.AA8];([.AA6]+[.AA8]+[.AA9])/3))))))" office:value-type="float" office:value="10" calcext:value-type="float">
            <text:p>10</text:p>
          </table:table-cell>
          <table:table-cell table:style-name="ce2" table:formula="of:=IF([.O6]=&quot;R&quot;;([.AB8]+[.AB9])/2;IF([.O8]=&quot;R&quot;;([.AB6]+[.AB9])/2;IF([.O9]=&quot;R&quot;;([.AB6]+[.AB8])/2;IF(AND([.O6]=&quot;R&quot;;[.O8]=&quot;R&quot;);[.O9];IF(AND([.O8]=&quot;R&quot;;[.O9]=&quot;R&quot;);[.AB6];IF(AND([.O6]=&quot;R&quot;;[.O9]=&quot;R&quot;);[.AB8];([.AB6]+[.AB8]+[.AB9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Echecs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2]=0;0;IF([.C12]=1;1;IF([.C12]=2;2;IF([.C12]=3;3;IF([.C12]=4;4;IF([.C12]=5;5;IF([.C12]=6;6;IF([.C12]=7;7;IF([.C12]=8;8;IF([.C12]=9;9;IF([.C12]=10;10;5)))))))))))" office:value-type="float" office:value="5" calcext:value-type="float">
            <text:p>5</text:p>
          </table:table-cell>
          <table:table-cell table:style-name="ce2" table:formula="of:=IF([.D12]=0;0;IF([.D12]=1;1;IF([.D12]=2;2;IF([.D12]=3;3;IF([.D12]=4;4;IF([.D12]=5;5;IF([.D12]=6;6;IF([.D12]=7;7;IF([.D12]=8;8;IF([.D12]=9;9;IF([.D12]=10;10;5)))))))))))" office:value-type="float" office:value="5" calcext:value-type="float">
            <text:p>5</text:p>
          </table:table-cell>
          <table:table-cell table:style-name="ce2" table:formula="of:=IF([.E12]=0;0;IF([.E12]=1;1;IF([.E12]=2;2;IF([.E12]=3;3;IF([.E12]=4;4;IF([.E12]=5;5;IF([.E12]=6;6;IF([.E12]=7;7;IF([.E12]=8;8;IF([.E12]=9;9;IF([.E12]=10;10;5)))))))))))" office:value-type="float" office:value="5" calcext:value-type="float">
            <text:p>5</text:p>
          </table:table-cell>
          <table:table-cell table:style-name="ce2" table:formula="of:=IF([.F12]=0;0;IF([.F12]=1;1;IF([.F12]=2;2;IF([.F12]=3;3;IF([.F12]=4;4;IF([.F12]=5;5;IF([.F12]=6;6;IF([.F12]=7;7;IF([.F12]=8;8;IF([.F12]=9;9;IF([.F12]=10;10;5)))))))))))" office:value-type="float" office:value="5" calcext:value-type="float">
            <text:p>5</text:p>
          </table:table-cell>
          <table:table-cell table:style-name="ce2" table:formula="of:=IF([.G12]=0;0;IF([.G12]=1;1;IF([.G12]=2;2;IF([.G12]=3;3;IF([.G12]=4;4;IF([.G12]=5;5;IF([.G12]=6;6;IF([.G12]=7;7;IF([.G12]=8;8;IF([.G12]=9;9;IF([.G12]=10;10;5)))))))))))" office:value-type="float" office:value="7" calcext:value-type="float">
            <text:p>7</text:p>
          </table:table-cell>
          <table:table-cell table:style-name="ce2" table:formula="of:=IF([.H12]=0;0;IF([.H12]=1;1;IF([.H12]=2;2;IF([.H12]=3;3;IF([.H12]=4;4;IF([.H12]=5;5;IF([.H12]=6;6;IF([.H12]=7;7;IF([.H12]=8;8;IF([.H12]=9;9;IF([.H12]=10;10;5)))))))))))" office:value-type="float" office:value="5" calcext:value-type="float">
            <text:p>5</text:p>
          </table:table-cell>
          <table:table-cell table:style-name="ce2" table:formula="of:=IF([.I12]=0;0;IF([.I12]=1;1;IF([.I12]=2;2;IF([.I12]=3;3;IF([.I12]=4;4;IF([.I12]=5;5;IF([.I12]=6;6;IF([.I12]=7;7;IF([.I12]=8;8;IF([.I12]=9;9;IF([.I12]=10;10;5)))))))))))" office:value-type="float" office:value="5" calcext:value-type="float">
            <text:p>5</text:p>
          </table:table-cell>
          <table:table-cell table:style-name="ce2" table:formula="of:=IF([.J12]=0;0;IF([.J12]=1;1;IF([.J12]=2;2;IF([.J12]=3;3;IF([.J12]=4;4;IF([.J12]=5;5;IF([.J12]=6;6;IF([.J12]=7;7;IF([.J12]=8;8;IF([.J12]=9;9;IF([.J12]=10;10;5)))))))))))" office:value-type="float" office:value="5" calcext:value-type="float">
            <text:p>5</text:p>
          </table:table-cell>
          <table:table-cell table:style-name="ce2" table:formula="of:=IF([.K12]=0;0;IF([.K12]=1;1;IF([.K12]=2;2;IF([.K12]=3;3;IF([.K12]=4;4;IF([.K12]=5;5;IF([.K12]=6;6;IF([.K12]=7;7;IF([.K12]=8;8;IF([.K12]=9;9;IF([.K12]=10;10;5)))))))))))" office:value-type="float" office:value="5" calcext:value-type="float">
            <text:p>5</text:p>
          </table:table-cell>
          <table:table-cell table:style-name="ce2" table:formula="of:=IF([.L12]=0;0;IF([.L12]=1;1;IF([.L12]=2;2;IF([.L12]=3;3;IF([.L12]=4;4;IF([.L12]=5;5;IF([.L12]=6;6;IF([.L12]=7;7;IF([.L12]=8;8;IF([.L12]=9;9;IF([.L12]=10;10;5)))))))))))" office:value-type="float" office:value="5" calcext:value-type="float">
            <text:p>5</text:p>
          </table:table-cell>
          <table:table-cell table:style-name="ce2" table:formula="of:=IF([.M12]=0;0;IF([.M12]=1;1;IF([.M12]=2;2;IF([.M12]=3;3;IF([.M12]=4;4;IF([.M12]=5;5;IF([.M12]=6;6;IF([.M12]=7;7;IF([.M12]=8;8;IF([.M12]=9;9;IF([.M12]=10;10;5)))))))))))" office:value-type="float" office:value="5" calcext:value-type="float">
            <text:p>5</text:p>
          </table:table-cell>
          <table:table-cell table:style-name="ce2" table:formula="of:=IF([.N12]=0;0;IF([.N12]=1;1;IF([.N12]=2;2;IF([.N12]=3;3;IF([.N12]=4;4;IF([.N12]=5;5;IF([.N12]=6;6;IF([.N12]=7;7;IF([.N12]=8;8;IF([.N12]=9;9;IF([.N12]=10;10;5)))))))))))" office:value-type="float" office:value="5" calcext:value-type="float">
            <text:p>5</text:p>
          </table:table-cell>
          <table:table-cell table:style-name="ce2" table:formula="of:=IF([.O12]=0;0;IF([.O12]=1;1;IF([.O12]=2;2;IF([.O12]=3;3;IF([.O12]=4;4;IF([.O12]=5;5;IF([.O12]=6;6;IF([.O12]=7;7;IF([.O12]=8;8;IF([.O12]=9;9;IF([.O12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Questionner le monde</text:p>
            <text:p>(8,11,12) ; 15</text:p>
          </table:table-cell>
          <table:table-cell table:style-name="ce8" table:formula="of:=IF([.C12]=&quot;R&quot;;([.P15]+[.P16])/2;IF([.C15]=&quot;R&quot;;([.P12]+[.P16])/2;IF([.C16]=&quot;R&quot;;([.P12]+[.P15])/2;IF(AND([.C12]=&quot;R&quot;;[.C15]=&quot;R&quot;);[.P16];IF(AND([.C15]=&quot;R&quot;;[.C16]=&quot;R&quot;);[.P12];IF(AND([.C12]=&quot;R&quot;;[.C16]=&quot;R&quot;);[.P15];([.P12]+[.P15]+[.P16])/3))))))" office:value-type="float" office:value="5" calcext:value-type="float">
            <text:p>5</text:p>
          </table:table-cell>
          <table:table-cell table:style-name="ce8" table:formula="of:=IF([.D12]=&quot;R&quot;;([.Q15]+[.Q16])/2;IF([.D15]=&quot;R&quot;;([.Q12]+[.Q16])/2;IF([.D16]=&quot;R&quot;;([.Q12]+[.Q15])/2;IF(AND([.D12]=&quot;R&quot;;[.D15]=&quot;R&quot;);[.Q16];IF(AND([.D15]=&quot;R&quot;;[.D16]=&quot;R&quot;);[.Q12];IF(AND([.D12]=&quot;R&quot;;[.D16]=&quot;R&quot;);[.Q15];([.Q12]+[.Q15]+[.Q16])/3))))))" office:value-type="float" office:value="5" calcext:value-type="float">
            <text:p>5</text:p>
          </table:table-cell>
          <table:table-cell table:style-name="ce8" table:formula="of:=IF([.E12]=&quot;R&quot;;([.R15]+[.R16])/2;IF([.E15]=&quot;R&quot;;([.R12]+[.R16])/2;IF([.E16]=&quot;R&quot;;([.R12]+[.R15])/2;IF(AND([.E12]=&quot;R&quot;;[.E15]=&quot;R&quot;);[.R16];IF(AND([.E15]=&quot;R&quot;;[.E16]=&quot;R&quot;);[.R12];IF(AND([.E12]=&quot;R&quot;;[.E16]=&quot;R&quot;);[.R15];([.R12]+[.R15]+[.R16])/3))))))" office:value-type="float" office:value="5" calcext:value-type="float">
            <text:p>5</text:p>
          </table:table-cell>
          <table:table-cell table:style-name="ce8" table:formula="of:=IF([.F12]=&quot;R&quot;;([.S15]+[.S16])/2;IF([.F15]=&quot;R&quot;;([.S12]+[.S16])/2;IF([.F16]=&quot;R&quot;;([.S12]+[.S15])/2;IF(AND([.F12]=&quot;R&quot;;[.F15]=&quot;R&quot;);[.S16];IF(AND([.F15]=&quot;R&quot;;[.F16]=&quot;R&quot;);[.S12];IF(AND([.F12]=&quot;R&quot;;[.F16]=&quot;R&quot;);[.S15];([.S12]+[.S15]+[.S16])/3))))))" office:value-type="float" office:value="5" calcext:value-type="float">
            <text:p>5</text:p>
          </table:table-cell>
          <table:table-cell table:style-name="ce8" table:formula="of:=IF([.G12]=&quot;R&quot;;([.T15]+[.T16])/2;IF([.G15]=&quot;R&quot;;([.T12]+[.T16])/2;IF([.G16]=&quot;R&quot;;([.T12]+[.T15])/2;IF(AND([.G12]=&quot;R&quot;;[.G15]=&quot;R&quot;);[.T16];IF(AND([.G15]=&quot;R&quot;;[.G16]=&quot;R&quot;);[.T12];IF(AND([.G12]=&quot;R&quot;;[.G16]=&quot;R&quot;);[.T15];([.T12]+[.T15]+[.T16])/3))))))" office:value-type="float" office:value="6" calcext:value-type="float">
            <text:p>6</text:p>
          </table:table-cell>
          <table:table-cell table:style-name="ce8" table:formula="of:=IF([.H12]=&quot;R&quot;;([.U15]+[.U16])/2;IF([.H15]=&quot;R&quot;;([.U12]+[.U16])/2;IF([.H16]=&quot;R&quot;;([.U12]+[.U15])/2;IF(AND([.H12]=&quot;R&quot;;[.H15]=&quot;R&quot;);[.U16];IF(AND([.H15]=&quot;R&quot;;[.H16]=&quot;R&quot;);[.U12];IF(AND([.H12]=&quot;R&quot;;[.H16]=&quot;R&quot;);[.U15];([.U12]+[.U15]+[.U16])/3))))))" office:value-type="float" office:value="5" calcext:value-type="float">
            <text:p>5</text:p>
          </table:table-cell>
          <table:table-cell table:style-name="ce8" table:formula="of:=IF([.I12]=&quot;R&quot;;([.V15]+[.V16])/2;IF([.I15]=&quot;R&quot;;([.V12]+[.V16])/2;IF([.I16]=&quot;R&quot;;([.V12]+[.V15])/2;IF(AND([.I12]=&quot;R&quot;;[.I15]=&quot;R&quot;);[.V16];IF(AND([.I15]=&quot;R&quot;;[.I16]=&quot;R&quot;);[.V12];IF(AND([.I12]=&quot;R&quot;;[.I16]=&quot;R&quot;);[.V15];([.V12]+[.V15]+[.V16])/3))))))" office:value-type="float" office:value="5" calcext:value-type="float">
            <text:p>5</text:p>
          </table:table-cell>
          <table:table-cell table:style-name="ce8" table:formula="of:=IF([.J12]=&quot;R&quot;;([.W15]+[.W16])/2;IF([.J15]=&quot;R&quot;;([.W12]+[.W16])/2;IF([.J16]=&quot;R&quot;;([.W12]+[.W15])/2;IF(AND([.J12]=&quot;R&quot;;[.J15]=&quot;R&quot;);[.W16];IF(AND([.J15]=&quot;R&quot;;[.J16]=&quot;R&quot;);[.W12];IF(AND([.J12]=&quot;R&quot;;[.J16]=&quot;R&quot;);[.W15];([.W12]+[.W15]+[.W16])/3))))))" office:value-type="float" office:value="7.5" calcext:value-type="float">
            <text:p>7,5</text:p>
          </table:table-cell>
          <table:table-cell table:style-name="ce8" table:formula="of:=IF([.K12]=&quot;R&quot;;([.X15]+[.X16])/2;IF([.K15]=&quot;R&quot;;([.X12]+[.X16])/2;IF([.K16]=&quot;R&quot;;([.X12]+[.X15])/2;IF(AND([.K12]=&quot;R&quot;;[.K15]=&quot;R&quot;);[.X16];IF(AND([.K15]=&quot;R&quot;;[.K16]=&quot;R&quot;);[.X12];IF(AND([.K12]=&quot;R&quot;;[.K16]=&quot;R&quot;);[.X15];([.X12]+[.X15]+[.X16])/3))))))" office:value-type="float" office:value="6" calcext:value-type="float">
            <text:p>6</text:p>
          </table:table-cell>
          <table:table-cell table:style-name="ce8" table:formula="of:=IF([.L12]=&quot;R&quot;;([.Y15]+[.Y16])/2;IF([.L15]=&quot;R&quot;;([.Y12]+[.Y16])/2;IF([.L16]=&quot;R&quot;;([.Y12]+[.Y15])/2;IF(AND([.L12]=&quot;R&quot;;[.L15]=&quot;R&quot;);[.Y16];IF(AND([.L15]=&quot;R&quot;;[.L16]=&quot;R&quot;);[.Y12];IF(AND([.L12]=&quot;R&quot;;[.L16]=&quot;R&quot;);[.Y15];([.Y12]+[.Y15]+[.Y16])/3))))))" office:value-type="float" office:value="5" calcext:value-type="float">
            <text:p>5</text:p>
          </table:table-cell>
          <table:table-cell table:style-name="ce8" table:formula="of:=IF([.M12]=&quot;R&quot;;([.Z15]+[.Z16])/2;IF([.M15]=&quot;R&quot;;([.Z12]+[.Z16])/2;IF([.M16]=&quot;R&quot;;([.Z12]+[.Z15])/2;IF(AND([.M12]=&quot;R&quot;;[.M15]=&quot;R&quot;);[.Z16];IF(AND([.M15]=&quot;R&quot;;[.M16]=&quot;R&quot;);[.Z12];IF(AND([.M12]=&quot;R&quot;;[.M16]=&quot;R&quot;);[.Z15];([.Z12]+[.Z15]+[.Z16])/3))))))" office:value-type="float" office:value="5" calcext:value-type="float">
            <text:p>5</text:p>
          </table:table-cell>
          <table:table-cell table:style-name="ce8" table:formula="of:=IF([.N12]=&quot;R&quot;;([.AA15]+[.AA16])/2;IF([.N15]=&quot;R&quot;;([.AA12]+[.AA16])/2;IF([.N16]=&quot;R&quot;;([.AA12]+[.AA15])/2;IF(AND([.N12]=&quot;R&quot;;[.N15]=&quot;R&quot;);[.AA16];IF(AND([.N15]=&quot;R&quot;;[.N16]=&quot;R&quot;);[.AA12];IF(AND([.N12]=&quot;R&quot;;[.N16]=&quot;R&quot;);[.AA15];([.AA12]+[.AA15]+[.AA16])/3))))))" office:value-type="float" office:value="5" calcext:value-type="float">
            <text:p>5</text:p>
          </table:table-cell>
          <table:table-cell table:style-name="ce8" table:formula="of:=IF([.O12]=&quot;R&quot;;([.AB15]+[.AB16])/2;IF([.O15]=&quot;R&quot;;([.AB12]+[.AB16])/2;IF([.O16]=&quot;R&quot;;([.AB12]+[.AB15])/2;IF(AND([.O12]=&quot;R&quot;;[.O15]=&quot;R&quot;);[.AB16];IF(AND([.O15]=&quot;R&quot;;[.O16]=&quot;R&quot;);[.AB12];IF(AND([.O12]=&quot;R&quot;;[.O16]=&quot;R&quot;);[.AB15];([.AB12]+[.AB15]+[.AB16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7" office:value-type="string" calcext:value-type="string">
            <text:p>Fortnight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3]=0;0;IF([.C13]=1;1;IF([.C13]=2;2;IF([.C13]=3;3;IF([.C13]=4;4;IF([.C13]=5;5;IF([.C13]=6;6;IF([.C13]=7;7;IF([.C13]=8;8;IF([.C13]=9;9;IF([.C13]=10;10;5)))))))))))" office:value-type="float" office:value="5" calcext:value-type="float">
            <text:p>5</text:p>
          </table:table-cell>
          <table:table-cell table:style-name="ce2" table:formula="of:=IF([.D13]=0;0;IF([.D13]=1;1;IF([.D13]=2;2;IF([.D13]=3;3;IF([.D13]=4;4;IF([.D13]=5;5;IF([.D13]=6;6;IF([.D13]=7;7;IF([.D13]=8;8;IF([.D13]=9;9;IF([.D13]=10;10;5)))))))))))" office:value-type="float" office:value="5" calcext:value-type="float">
            <text:p>5</text:p>
          </table:table-cell>
          <table:table-cell table:style-name="ce2" table:formula="of:=IF([.E13]=0;0;IF([.E13]=1;1;IF([.E13]=2;2;IF([.E13]=3;3;IF([.E13]=4;4;IF([.E13]=5;5;IF([.E13]=6;6;IF([.E13]=7;7;IF([.E13]=8;8;IF([.E13]=9;9;IF([.E13]=10;10;5)))))))))))" office:value-type="float" office:value="5" calcext:value-type="float">
            <text:p>5</text:p>
          </table:table-cell>
          <table:table-cell table:style-name="ce2" table:formula="of:=IF([.F13]=0;0;IF([.F13]=1;1;IF([.F13]=2;2;IF([.F13]=3;3;IF([.F13]=4;4;IF([.F13]=5;5;IF([.F13]=6;6;IF([.F13]=7;7;IF([.F13]=8;8;IF([.F13]=9;9;IF([.F13]=10;10;5)))))))))))" office:value-type="float" office:value="5" calcext:value-type="float">
            <text:p>5</text:p>
          </table:table-cell>
          <table:table-cell table:style-name="ce2" table:formula="of:=IF([.G13]=0;0;IF([.G13]=1;1;IF([.G13]=2;2;IF([.G13]=3;3;IF([.G13]=4;4;IF([.G13]=5;5;IF([.G13]=6;6;IF([.G13]=7;7;IF([.G13]=8;8;IF([.G13]=9;9;IF([.G13]=10;10;5)))))))))))" office:value-type="float" office:value="5" calcext:value-type="float">
            <text:p>5</text:p>
          </table:table-cell>
          <table:table-cell table:style-name="ce2" table:formula="of:=IF([.H13]=0;0;IF([.H13]=1;1;IF([.H13]=2;2;IF([.H13]=3;3;IF([.H13]=4;4;IF([.H13]=5;5;IF([.H13]=6;6;IF([.H13]=7;7;IF([.H13]=8;8;IF([.H13]=9;9;IF([.H13]=10;10;5)))))))))))" office:value-type="float" office:value="7" calcext:value-type="float">
            <text:p>7</text:p>
          </table:table-cell>
          <table:table-cell table:style-name="ce2" table:formula="of:=IF([.I13]=0;0;IF([.I13]=1;1;IF([.I13]=2;2;IF([.I13]=3;3;IF([.I13]=4;4;IF([.I13]=5;5;IF([.I13]=6;6;IF([.I13]=7;7;IF([.I13]=8;8;IF([.I13]=9;9;IF([.I13]=10;10;5)))))))))))" office:value-type="float" office:value="5" calcext:value-type="float">
            <text:p>5</text:p>
          </table:table-cell>
          <table:table-cell table:style-name="ce2" table:formula="of:=IF([.J13]=0;0;IF([.J13]=1;1;IF([.J13]=2;2;IF([.J13]=3;3;IF([.J13]=4;4;IF([.J13]=5;5;IF([.J13]=6;6;IF([.J13]=7;7;IF([.J13]=8;8;IF([.J13]=9;9;IF([.J13]=10;10;5)))))))))))" office:value-type="float" office:value="5" calcext:value-type="float">
            <text:p>5</text:p>
          </table:table-cell>
          <table:table-cell table:style-name="ce2" table:formula="of:=IF([.K13]=0;0;IF([.K13]=1;1;IF([.K13]=2;2;IF([.K13]=3;3;IF([.K13]=4;4;IF([.K13]=5;5;IF([.K13]=6;6;IF([.K13]=7;7;IF([.K13]=8;8;IF([.K13]=9;9;IF([.K13]=10;10;5)))))))))))" office:value-type="float" office:value="5" calcext:value-type="float">
            <text:p>5</text:p>
          </table:table-cell>
          <table:table-cell table:style-name="ce2" table:formula="of:=IF([.L13]=0;0;IF([.L13]=1;1;IF([.L13]=2;2;IF([.L13]=3;3;IF([.L13]=4;4;IF([.L13]=5;5;IF([.L13]=6;6;IF([.L13]=7;7;IF([.L13]=8;8;IF([.L13]=9;9;IF([.L13]=10;10;5)))))))))))" office:value-type="float" office:value="5" calcext:value-type="float">
            <text:p>5</text:p>
          </table:table-cell>
          <table:table-cell table:style-name="ce2" table:formula="of:=IF([.M13]=0;0;IF([.M13]=1;1;IF([.M13]=2;2;IF([.M13]=3;3;IF([.M13]=4;4;IF([.M13]=5;5;IF([.M13]=6;6;IF([.M13]=7;7;IF([.M13]=8;8;IF([.M13]=9;9;IF([.M13]=10;10;5)))))))))))" office:value-type="float" office:value="5" calcext:value-type="float">
            <text:p>5</text:p>
          </table:table-cell>
          <table:table-cell table:style-name="ce2" table:formula="of:=IF([.N13]=0;0;IF([.N13]=1;1;IF([.N13]=2;2;IF([.N13]=3;3;IF([.N13]=4;4;IF([.N13]=5;5;IF([.N13]=6;6;IF([.N13]=7;7;IF([.N13]=8;8;IF([.N13]=9;9;IF([.N13]=10;10;5)))))))))))" office:value-type="float" office:value="5" calcext:value-type="float">
            <text:p>5</text:p>
          </table:table-cell>
          <table:table-cell table:style-name="ce2" table:formula="of:=IF([.O13]=0;0;IF([.O13]=1;1;IF([.O13]=2;2;IF([.O13]=3;3;IF([.O13]=4;4;IF([.O13]=5;5;IF([.O13]=6;6;IF([.O13]=7;7;IF([.O13]=8;8;IF([.O13]=9;9;IF([.O13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Sagesse, Développement Durable et Naturel</text:p>
            <text:p>(8,12,14) ; 15</text:p>
          </table:table-cell>
          <table:table-cell table:style-name="ce8" table:formula="of:=IF([.C12]=&quot;R&quot;;([.P16]+[.P18])/2;IF([.C16]=&quot;R&quot;;([.P12]+[.P18])/2;IF([.C11]=&quot;R&quot;;([.P12]+[.P16])/2;IF(AND([.C12]=&quot;R&quot;;[.C16]=&quot;R&quot;);[.P18];IF(AND([.C16]=&quot;R&quot;;[.C18]=&quot;R&quot;);[.P12];IF(AND([.C12]=&quot;R&quot;;[.C18]=&quot;R&quot;);[.P16];([.P12]+[.P16]+[.P18])/3))))))" office:value-type="float" office:value="5" calcext:value-type="float">
            <text:p>5</text:p>
          </table:table-cell>
          <table:table-cell table:style-name="ce8" table:formula="of:=IF([.D12]=&quot;R&quot;;([.Q16]+[.Q18])/2;IF([.D16]=&quot;R&quot;;([.Q12]+[.Q18])/2;IF([.D11]=&quot;R&quot;;([.Q12]+[.Q16])/2;IF(AND([.D12]=&quot;R&quot;;[.D16]=&quot;R&quot;);[.Q18];IF(AND([.D16]=&quot;R&quot;;[.D18]=&quot;R&quot;);[.Q12];IF(AND([.D12]=&quot;R&quot;;[.D18]=&quot;R&quot;);[.Q16];([.Q12]+[.Q16]+[.Q18])/3))))))" office:value-type="float" office:value="5" calcext:value-type="float">
            <text:p>5</text:p>
          </table:table-cell>
          <table:table-cell table:style-name="ce8" table:formula="of:=IF([.E12]=&quot;R&quot;;([.R16]+[.R18])/2;IF([.E16]=&quot;R&quot;;([.R12]+[.R18])/2;IF([.E11]=&quot;R&quot;;([.R12]+[.R16])/2;IF(AND([.E12]=&quot;R&quot;;[.E16]=&quot;R&quot;);[.R18];IF(AND([.E16]=&quot;R&quot;;[.E18]=&quot;R&quot;);[.R12];IF(AND([.E12]=&quot;R&quot;;[.E18]=&quot;R&quot;);[.R16];([.R12]+[.R16]+[.R18])/3))))))" office:value-type="float" office:value="5" calcext:value-type="float">
            <text:p>5</text:p>
          </table:table-cell>
          <table:table-cell table:style-name="ce8" table:formula="of:=IF([.F12]=&quot;R&quot;;([.S16]+[.S18])/2;IF([.F16]=&quot;R&quot;;([.S12]+[.S18])/2;IF([.F11]=&quot;R&quot;;([.S12]+[.S16])/2;IF(AND([.F12]=&quot;R&quot;;[.F16]=&quot;R&quot;);[.S18];IF(AND([.F16]=&quot;R&quot;;[.F18]=&quot;R&quot;);[.S12];IF(AND([.F12]=&quot;R&quot;;[.F18]=&quot;R&quot;);[.S16];([.S12]+[.S16]+[.S18])/3))))))" office:value-type="float" office:value="5" calcext:value-type="float">
            <text:p>5</text:p>
          </table:table-cell>
          <table:table-cell table:style-name="ce8" table:formula="of:=IF([.G12]=&quot;R&quot;;([.T16]+[.T18])/2;IF([.G16]=&quot;R&quot;;([.T12]+[.T18])/2;IF([.G11]=&quot;R&quot;;([.T12]+[.T16])/2;IF(AND([.G12]=&quot;R&quot;;[.G16]=&quot;R&quot;);[.T18];IF(AND([.G16]=&quot;R&quot;;[.G18]=&quot;R&quot;);[.T12];IF(AND([.G12]=&quot;R&quot;;[.G18]=&quot;R&quot;);[.T16];([.T12]+[.T16]+[.T18])/3))))))" office:value-type="float" office:value="6" calcext:value-type="float">
            <text:p>6</text:p>
          </table:table-cell>
          <table:table-cell table:style-name="ce8" table:formula="of:=IF([.H12]=&quot;R&quot;;([.U16]+[.U18])/2;IF([.H16]=&quot;R&quot;;([.U12]+[.U18])/2;IF([.H11]=&quot;R&quot;;([.U12]+[.U16])/2;IF(AND([.H12]=&quot;R&quot;;[.H16]=&quot;R&quot;);[.U18];IF(AND([.H16]=&quot;R&quot;;[.H18]=&quot;R&quot;);[.U12];IF(AND([.H12]=&quot;R&quot;;[.H18]=&quot;R&quot;);[.U16];([.U12]+[.U16]+[.U18])/3))))))" office:value-type="float" office:value="5" calcext:value-type="float">
            <text:p>5</text:p>
          </table:table-cell>
          <table:table-cell table:style-name="ce8" table:formula="of:=IF([.I12]=&quot;R&quot;;([.V16]+[.V18])/2;IF([.I16]=&quot;R&quot;;([.V12]+[.V18])/2;IF([.I11]=&quot;R&quot;;([.V12]+[.V16])/2;IF(AND([.I12]=&quot;R&quot;;[.I16]=&quot;R&quot;);[.V18];IF(AND([.I16]=&quot;R&quot;;[.I18]=&quot;R&quot;);[.V12];IF(AND([.I12]=&quot;R&quot;;[.I18]=&quot;R&quot;);[.V16];([.V12]+[.V16]+[.V18])/3))))))" office:value-type="float" office:value="5" calcext:value-type="float">
            <text:p>5</text:p>
          </table:table-cell>
          <table:table-cell table:style-name="ce8" table:formula="of:=IF([.J12]=&quot;R&quot;;([.W16]+[.W18])/2;IF([.J16]=&quot;R&quot;;([.W12]+[.W18])/2;IF([.J11]=&quot;R&quot;;([.W12]+[.W16])/2;IF(AND([.J12]=&quot;R&quot;;[.J16]=&quot;R&quot;);[.W18];IF(AND([.J16]=&quot;R&quot;;[.J18]=&quot;R&quot;);[.W12];IF(AND([.J12]=&quot;R&quot;;[.J18]=&quot;R&quot;);[.W16];([.W12]+[.W16]+[.W18])/3))))))" office:value-type="float" office:value="5" calcext:value-type="float">
            <text:p>5</text:p>
          </table:table-cell>
          <table:table-cell table:style-name="ce8" table:formula="of:=IF([.K12]=&quot;R&quot;;([.X16]+[.X18])/2;IF([.K16]=&quot;R&quot;;([.X12]+[.X18])/2;IF([.K11]=&quot;R&quot;;([.X12]+[.X16])/2;IF(AND([.K12]=&quot;R&quot;;[.K16]=&quot;R&quot;);[.X18];IF(AND([.K16]=&quot;R&quot;;[.K18]=&quot;R&quot;);[.X12];IF(AND([.K12]=&quot;R&quot;;[.K18]=&quot;R&quot;);[.X16];([.X12]+[.X16]+[.X18])/3))))))" office:value-type="float" office:value="6" calcext:value-type="float">
            <text:p>6</text:p>
          </table:table-cell>
          <table:table-cell table:style-name="ce8" table:formula="of:=IF([.L12]=&quot;R&quot;;([.Y16]+[.Y18])/2;IF([.L16]=&quot;R&quot;;([.Y12]+[.Y18])/2;IF([.L11]=&quot;R&quot;;([.Y12]+[.Y16])/2;IF(AND([.L12]=&quot;R&quot;;[.L16]=&quot;R&quot;);[.Y18];IF(AND([.L16]=&quot;R&quot;;[.L18]=&quot;R&quot;);[.Y12];IF(AND([.L12]=&quot;R&quot;;[.L18]=&quot;R&quot;);[.Y16];([.Y12]+[.Y16]+[.Y18])/3))))))" office:value-type="float" office:value="5" calcext:value-type="float">
            <text:p>5</text:p>
          </table:table-cell>
          <table:table-cell table:style-name="ce8" table:formula="of:=IF([.M12]=&quot;R&quot;;([.Z16]+[.Z18])/2;IF([.M16]=&quot;R&quot;;([.Z12]+[.Z18])/2;IF([.M11]=&quot;R&quot;;([.Z12]+[.Z16])/2;IF(AND([.M12]=&quot;R&quot;;[.M16]=&quot;R&quot;);[.Z18];IF(AND([.M16]=&quot;R&quot;;[.M18]=&quot;R&quot;);[.Z12];IF(AND([.M12]=&quot;R&quot;;[.M18]=&quot;R&quot;);[.Z16];([.Z12]+[.Z16]+[.Z18])/3))))))" office:value-type="float" office:value="6" calcext:value-type="float">
            <text:p>6</text:p>
          </table:table-cell>
          <table:table-cell table:style-name="ce8" table:formula="of:=IF([.N12]=&quot;R&quot;;([.AA16]+[.AA18])/2;IF([.N16]=&quot;R&quot;;([.AA12]+[.AA18])/2;IF([.N11]=&quot;R&quot;;([.AA12]+[.AA16])/2;IF(AND([.N12]=&quot;R&quot;;[.N16]=&quot;R&quot;);[.AA18];IF(AND([.N16]=&quot;R&quot;;[.N18]=&quot;R&quot;);[.AA12];IF(AND([.N12]=&quot;R&quot;;[.N18]=&quot;R&quot;);[.AA16];([.AA12]+[.AA16]+[.AA18])/3))))))" office:value-type="float" office:value="5" calcext:value-type="float">
            <text:p>5</text:p>
          </table:table-cell>
          <table:table-cell table:style-name="ce8" table:formula="of:=IF([.O12]=&quot;R&quot;;([.AB16]+[.AB18])/2;IF([.O16]=&quot;R&quot;;([.AB12]+[.AB18])/2;IF([.O11]=&quot;R&quot;;([.AB12]+[.AB16])/2;IF(AND([.O12]=&quot;R&quot;;[.O16]=&quot;R&quot;);[.AB18];IF(AND([.O16]=&quot;R&quot;;[.O18]=&quot;R&quot;);[.AB12];IF(AND([.O12]=&quot;R&quot;;[.O18]=&quot;R&quot;);[.AB16];([.AB12]+[.AB16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Kem’s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6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5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4]=0;0;IF([.C14]=1;1;IF([.C14]=2;2;IF([.C14]=3;3;IF([.C14]=4;4;IF([.C14]=5;5;IF([.C14]=6;6;IF([.C14]=7;7;IF([.C14]=8;8;IF([.C14]=9;9;IF([.C14]=10;10;5)))))))))))" office:value-type="float" office:value="5" calcext:value-type="float">
            <text:p>5</text:p>
          </table:table-cell>
          <table:table-cell table:style-name="ce2" table:formula="of:=IF([.D14]=0;0;IF([.D14]=1;1;IF([.D14]=2;2;IF([.D14]=3;3;IF([.D14]=4;4;IF([.D14]=5;5;IF([.D14]=6;6;IF([.D14]=7;7;IF([.D14]=8;8;IF([.D14]=9;9;IF([.D14]=10;10;5)))))))))))" office:value-type="float" office:value="5" calcext:value-type="float">
            <text:p>5</text:p>
          </table:table-cell>
          <table:table-cell table:style-name="ce2" table:formula="of:=IF([.E14]=0;0;IF([.E14]=1;1;IF([.E14]=2;2;IF([.E14]=3;3;IF([.E14]=4;4;IF([.E14]=5;5;IF([.E14]=6;6;IF([.E14]=7;7;IF([.E14]=8;8;IF([.E14]=9;9;IF([.E14]=10;10;5)))))))))))" office:value-type="float" office:value="5" calcext:value-type="float">
            <text:p>5</text:p>
          </table:table-cell>
          <table:table-cell table:style-name="ce2" table:formula="of:=IF([.F14]=0;0;IF([.F14]=1;1;IF([.F14]=2;2;IF([.F14]=3;3;IF([.F14]=4;4;IF([.F14]=5;5;IF([.F14]=6;6;IF([.F14]=7;7;IF([.F14]=8;8;IF([.F14]=9;9;IF([.F14]=10;10;5)))))))))))" office:value-type="float" office:value="5" calcext:value-type="float">
            <text:p>5</text:p>
          </table:table-cell>
          <table:table-cell table:style-name="ce2" table:formula="of:=IF([.G14]=0;0;IF([.G14]=1;1;IF([.G14]=2;2;IF([.G14]=3;3;IF([.G14]=4;4;IF([.G14]=5;5;IF([.G14]=6;6;IF([.G14]=7;7;IF([.G14]=8;8;IF([.G14]=9;9;IF([.G14]=10;10;5)))))))))))" office:value-type="float" office:value="5" calcext:value-type="float">
            <text:p>5</text:p>
          </table:table-cell>
          <table:table-cell table:style-name="ce2" table:formula="of:=IF([.H14]=0;0;IF([.H14]=1;1;IF([.H14]=2;2;IF([.H14]=3;3;IF([.H14]=4;4;IF([.H14]=5;5;IF([.H14]=6;6;IF([.H14]=7;7;IF([.H14]=8;8;IF([.H14]=9;9;IF([.H14]=10;10;5)))))))))))" office:value-type="float" office:value="5" calcext:value-type="float">
            <text:p>5</text:p>
          </table:table-cell>
          <table:table-cell table:style-name="ce2" table:formula="of:=IF([.I14]=0;0;IF([.I14]=1;1;IF([.I14]=2;2;IF([.I14]=3;3;IF([.I14]=4;4;IF([.I14]=5;5;IF([.I14]=6;6;IF([.I14]=7;7;IF([.I14]=8;8;IF([.I14]=9;9;IF([.I14]=10;10;5)))))))))))" office:value-type="float" office:value="7" calcext:value-type="float">
            <text:p>7</text:p>
          </table:table-cell>
          <table:table-cell table:style-name="ce2" table:formula="of:=IF([.J14]=0;0;IF([.J14]=1;1;IF([.J14]=2;2;IF([.J14]=3;3;IF([.J14]=4;4;IF([.J14]=5;5;IF([.J14]=6;6;IF([.J14]=7;7;IF([.J14]=8;8;IF([.J14]=9;9;IF([.J14]=10;10;5)))))))))))" office:value-type="float" office:value="5" calcext:value-type="float">
            <text:p>5</text:p>
          </table:table-cell>
          <table:table-cell table:style-name="ce2" table:formula="of:=IF([.K14]=0;0;IF([.K14]=1;1;IF([.K14]=2;2;IF([.K14]=3;3;IF([.K14]=4;4;IF([.K14]=5;5;IF([.K14]=6;6;IF([.K14]=7;7;IF([.K14]=8;8;IF([.K14]=9;9;IF([.K14]=10;10;5)))))))))))" office:value-type="float" office:value="5" calcext:value-type="float">
            <text:p>5</text:p>
          </table:table-cell>
          <table:table-cell table:style-name="ce2" table:formula="of:=IF([.L14]=0;0;IF([.L14]=1;1;IF([.L14]=2;2;IF([.L14]=3;3;IF([.L14]=4;4;IF([.L14]=5;5;IF([.L14]=6;6;IF([.L14]=7;7;IF([.L14]=8;8;IF([.L14]=9;9;IF([.L14]=10;10;5)))))))))))" office:value-type="float" office:value="5" calcext:value-type="float">
            <text:p>5</text:p>
          </table:table-cell>
          <table:table-cell table:style-name="ce2" table:formula="of:=IF([.M14]=0;0;IF([.M14]=1;1;IF([.M14]=2;2;IF([.M14]=3;3;IF([.M14]=4;4;IF([.M14]=5;5;IF([.M14]=6;6;IF([.M14]=7;7;IF([.M14]=8;8;IF([.M14]=9;9;IF([.M14]=10;10;5)))))))))))" office:value-type="float" office:value="5" calcext:value-type="float">
            <text:p>5</text:p>
          </table:table-cell>
          <table:table-cell table:style-name="ce2" table:formula="of:=IF([.N14]=0;0;IF([.N14]=1;1;IF([.N14]=2;2;IF([.N14]=3;3;IF([.N14]=4;4;IF([.N14]=5;5;IF([.N14]=6;6;IF([.N14]=7;7;IF([.N14]=8;8;IF([.N14]=9;9;IF([.N14]=10;10;5)))))))))))" office:value-type="float" office:value="5" calcext:value-type="float">
            <text:p>5</text:p>
          </table:table-cell>
          <table:table-cell table:style-name="ce2" table:formula="of:=IF([.O14]=0;0;IF([.O14]=1;1;IF([.O14]=2;2;IF([.O14]=3;3;IF([.O14]=4;4;IF([.O14]=5;5;IF([.O14]=6;6;IF([.O14]=7;7;IF([.O14]=8;8;IF([.O14]=9;9;IF([.O14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rapersonnel, maitrise de soi, gérer son stress,</text:p>
            <text:p>réguler ses émotions, avoir conscience de son utilité</text:p>
            <text:p>(10,11,14) ; 15</text:p>
          </table:table-cell>
          <table:table-cell table:style-name="ce8" table:formula="of:=IF([.C14]=&quot;R&quot;;([.P15]+[.P18])/2;IF([.C15]=&quot;R&quot;;([.P14]+[.P18])/2;IF([.C18]=&quot;R&quot;;([.P14]+[.P15])/2;IF(AND([.C14]=&quot;R&quot;;[.C15]=&quot;R&quot;);[.P18];IF(AND([.C15]=&quot;R&quot;;[.C18]=&quot;R&quot;);[.P14];IF(AND([.C14]=&quot;R&quot;;[.C18]=&quot;R&quot;);[.P15];([.P14]+[.P15]+[.P18])/3))))))" office:value-type="float" office:value="5" calcext:value-type="float">
            <text:p>5</text:p>
          </table:table-cell>
          <table:table-cell table:style-name="ce8" table:formula="of:=IF([.D14]=&quot;R&quot;;([.Q15]+[.Q18])/2;IF([.D15]=&quot;R&quot;;([.Q14]+[.Q18])/2;IF([.D18]=&quot;R&quot;;([.Q14]+[.Q15])/2;IF(AND([.D14]=&quot;R&quot;;[.D15]=&quot;R&quot;);[.Q18];IF(AND([.D15]=&quot;R&quot;;[.D18]=&quot;R&quot;);[.Q14];IF(AND([.D14]=&quot;R&quot;;[.D18]=&quot;R&quot;);[.Q15];([.Q14]+[.Q15]+[.Q18])/3))))))" office:value-type="float" office:value="5" calcext:value-type="float">
            <text:p>5</text:p>
          </table:table-cell>
          <table:table-cell table:style-name="ce8" table:formula="of:=IF([.E14]=&quot;R&quot;;([.R15]+[.R18])/2;IF([.E15]=&quot;R&quot;;([.R14]+[.R18])/2;IF([.E18]=&quot;R&quot;;([.R14]+[.R15])/2;IF(AND([.E14]=&quot;R&quot;;[.E15]=&quot;R&quot;);[.R18];IF(AND([.E15]=&quot;R&quot;;[.E18]=&quot;R&quot;);[.R14];IF(AND([.E14]=&quot;R&quot;;[.E18]=&quot;R&quot;);[.R15];([.R14]+[.R15]+[.R18])/3))))))" office:value-type="float" office:value="5" calcext:value-type="float">
            <text:p>5</text:p>
          </table:table-cell>
          <table:table-cell table:style-name="ce8" table:formula="of:=IF([.F14]=&quot;R&quot;;([.S15]+[.S18])/2;IF([.F15]=&quot;R&quot;;([.S14]+[.S18])/2;IF([.F18]=&quot;R&quot;;([.S14]+[.S15])/2;IF(AND([.F14]=&quot;R&quot;;[.F15]=&quot;R&quot;);[.S18];IF(AND([.F15]=&quot;R&quot;;[.F18]=&quot;R&quot;);[.S14];IF(AND([.F14]=&quot;R&quot;;[.F18]=&quot;R&quot;);[.S15];([.S14]+[.S15]+[.S18])/3))))))" office:value-type="float" office:value="5" calcext:value-type="float">
            <text:p>5</text:p>
          </table:table-cell>
          <table:table-cell table:style-name="ce8" table:formula="of:=IF([.G14]=&quot;R&quot;;([.T15]+[.T18])/2;IF([.G15]=&quot;R&quot;;([.T14]+[.T18])/2;IF([.G18]=&quot;R&quot;;([.T14]+[.T15])/2;IF(AND([.G14]=&quot;R&quot;;[.G15]=&quot;R&quot;);[.T18];IF(AND([.G15]=&quot;R&quot;;[.G18]=&quot;R&quot;);[.T14];IF(AND([.G14]=&quot;R&quot;;[.G18]=&quot;R&quot;);[.T15];([.T14]+[.T15]+[.T18])/3))))))" office:value-type="float" office:value="5" calcext:value-type="float">
            <text:p>5</text:p>
          </table:table-cell>
          <table:table-cell table:style-name="ce8" table:formula="of:=IF([.H14]=&quot;R&quot;;([.U15]+[.U18])/2;IF([.H15]=&quot;R&quot;;([.U14]+[.U18])/2;IF([.H18]=&quot;R&quot;;([.U14]+[.U15])/2;IF(AND([.H14]=&quot;R&quot;;[.H15]=&quot;R&quot;);[.U18];IF(AND([.H15]=&quot;R&quot;;[.H18]=&quot;R&quot;);[.U14];IF(AND([.H14]=&quot;R&quot;;[.H18]=&quot;R&quot;);[.U15];([.U14]+[.U15]+[.U18])/3))))))" office:value-type="float" office:value="5" calcext:value-type="float">
            <text:p>5</text:p>
          </table:table-cell>
          <table:table-cell table:style-name="ce8" table:formula="of:=IF([.I14]=&quot;R&quot;;([.V15]+[.V18])/2;IF([.I15]=&quot;R&quot;;([.V14]+[.V18])/2;IF([.I18]=&quot;R&quot;;([.V14]+[.V15])/2;IF(AND([.I14]=&quot;R&quot;;[.I15]=&quot;R&quot;);[.V18];IF(AND([.I15]=&quot;R&quot;;[.I18]=&quot;R&quot;);[.V14];IF(AND([.I14]=&quot;R&quot;;[.I18]=&quot;R&quot;);[.V15];([.V14]+[.V15]+[.V18])/3))))))" office:value-type="float" office:value="6" calcext:value-type="float">
            <text:p>6</text:p>
          </table:table-cell>
          <table:table-cell table:style-name="ce8" table:formula="of:=IF([.J14]=&quot;R&quot;;([.W15]+[.W18])/2;IF([.J15]=&quot;R&quot;;([.W14]+[.W18])/2;IF([.J18]=&quot;R&quot;;([.W14]+[.W15])/2;IF(AND([.J14]=&quot;R&quot;;[.J15]=&quot;R&quot;);[.W18];IF(AND([.J15]=&quot;R&quot;;[.J18]=&quot;R&quot;);[.W14];IF(AND([.J14]=&quot;R&quot;;[.J18]=&quot;R&quot;);[.W15];([.W14]+[.W15]+[.W18])/3))))))" office:value-type="float" office:value="7.5" calcext:value-type="float">
            <text:p>7,5</text:p>
          </table:table-cell>
          <table:table-cell table:style-name="ce8" table:formula="of:=IF([.K14]=&quot;R&quot;;([.X15]+[.X18])/2;IF([.K15]=&quot;R&quot;;([.X14]+[.X18])/2;IF([.K18]=&quot;R&quot;;([.X14]+[.X15])/2;IF(AND([.K14]=&quot;R&quot;;[.K15]=&quot;R&quot;);[.X18];IF(AND([.K15]=&quot;R&quot;;[.K18]=&quot;R&quot;);[.X14];IF(AND([.K14]=&quot;R&quot;;[.K18]=&quot;R&quot;);[.X15];([.X14]+[.X15]+[.X18])/3))))))" office:value-type="float" office:value="5" calcext:value-type="float">
            <text:p>5</text:p>
          </table:table-cell>
          <table:table-cell table:style-name="ce8" table:formula="of:=IF([.L14]=&quot;R&quot;;([.Y15]+[.Y18])/2;IF([.L15]=&quot;R&quot;;([.Y14]+[.Y18])/2;IF([.L18]=&quot;R&quot;;([.Y14]+[.Y15])/2;IF(AND([.L14]=&quot;R&quot;;[.L15]=&quot;R&quot;);[.Y18];IF(AND([.L15]=&quot;R&quot;;[.L18]=&quot;R&quot;);[.Y14];IF(AND([.L14]=&quot;R&quot;;[.L18]=&quot;R&quot;);[.Y15];([.Y14]+[.Y15]+[.Y18])/3))))))" office:value-type="float" office:value="5" calcext:value-type="float">
            <text:p>5</text:p>
          </table:table-cell>
          <table:table-cell table:style-name="ce8" table:formula="of:=IF([.M14]=&quot;R&quot;;([.Z15]+[.Z18])/2;IF([.M15]=&quot;R&quot;;([.Z14]+[.Z18])/2;IF([.M18]=&quot;R&quot;;([.Z14]+[.Z15])/2;IF(AND([.M14]=&quot;R&quot;;[.M15]=&quot;R&quot;);[.Z18];IF(AND([.M15]=&quot;R&quot;;[.M18]=&quot;R&quot;);[.Z14];IF(AND([.M14]=&quot;R&quot;;[.M18]=&quot;R&quot;);[.Z15];([.Z14]+[.Z15]+[.Z18])/3))))))" office:value-type="float" office:value="6" calcext:value-type="float">
            <text:p>6</text:p>
          </table:table-cell>
          <table:table-cell table:style-name="ce8" table:formula="of:=IF([.N14]=&quot;R&quot;;([.AA15]+[.AA18])/2;IF([.N15]=&quot;R&quot;;([.AA14]+[.AA18])/2;IF([.N18]=&quot;R&quot;;([.AA14]+[.AA15])/2;IF(AND([.N14]=&quot;R&quot;;[.N15]=&quot;R&quot;);[.AA18];IF(AND([.N15]=&quot;R&quot;;[.N18]=&quot;R&quot;);[.AA14];IF(AND([.N14]=&quot;R&quot;;[.N18]=&quot;R&quot;);[.AA15];([.AA14]+[.AA15]+[.AA18])/3))))))" office:value-type="float" office:value="5" calcext:value-type="float">
            <text:p>5</text:p>
          </table:table-cell>
          <table:table-cell table:style-name="ce8" table:formula="of:=IF([.O14]=&quot;R&quot;;([.AB15]+[.AB18])/2;IF([.O15]=&quot;R&quot;;([.AB14]+[.AB18])/2;IF([.O18]=&quot;R&quot;;([.AB14]+[.AB15])/2;IF(AND([.O14]=&quot;R&quot;;[.O15]=&quot;R&quot;);[.AB18];IF(AND([.O15]=&quot;R&quot;;[.O18]=&quot;R&quot;);[.AB14];IF(AND([.O14]=&quot;R&quot;;[.O18]=&quot;R&quot;);[.AB15];([.AB14]+[.AB15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3">
          <table:table-cell table:style-name="ce8" office:value-type="string" calcext:value-type="string">
            <text:p>Loup-garou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5]=0;0;IF([.C15]=1;1;IF([.C15]=2;2;IF([.C15]=3;3;IF([.C15]=4;4;IF([.C15]=5;5;IF([.C15]=6;6;IF([.C15]=7;7;IF([.C15]=8;8;IF([.C15]=9;9;IF([.C15]=10;10;5)))))))))))" office:value-type="float" office:value="5" calcext:value-type="float">
            <text:p>5</text:p>
          </table:table-cell>
          <table:table-cell table:style-name="ce2" table:formula="of:=IF([.D15]=0;0;IF([.D15]=1;1;IF([.D15]=2;2;IF([.D15]=3;3;IF([.D15]=4;4;IF([.D15]=5;5;IF([.D15]=6;6;IF([.D15]=7;7;IF([.D15]=8;8;IF([.D15]=9;9;IF([.D15]=10;10;5)))))))))))" office:value-type="float" office:value="5" calcext:value-type="float">
            <text:p>5</text:p>
          </table:table-cell>
          <table:table-cell table:style-name="ce2" table:formula="of:=IF([.E15]=0;0;IF([.E15]=1;1;IF([.E15]=2;2;IF([.E15]=3;3;IF([.E15]=4;4;IF([.E15]=5;5;IF([.E15]=6;6;IF([.E15]=7;7;IF([.E15]=8;8;IF([.E15]=9;9;IF([.E15]=10;10;5)))))))))))" office:value-type="float" office:value="5" calcext:value-type="float">
            <text:p>5</text:p>
          </table:table-cell>
          <table:table-cell table:style-name="ce2" table:formula="of:=IF([.F15]=0;0;IF([.F15]=1;1;IF([.F15]=2;2;IF([.F15]=3;3;IF([.F15]=4;4;IF([.F15]=5;5;IF([.F15]=6;6;IF([.F15]=7;7;IF([.F15]=8;8;IF([.F15]=9;9;IF([.F15]=10;10;5)))))))))))" office:value-type="float" office:value="5" calcext:value-type="float">
            <text:p>5</text:p>
          </table:table-cell>
          <table:table-cell table:style-name="ce2" table:formula="of:=IF([.G15]=0;0;IF([.G15]=1;1;IF([.G15]=2;2;IF([.G15]=3;3;IF([.G15]=4;4;IF([.G15]=5;5;IF([.G15]=6;6;IF([.G15]=7;7;IF([.G15]=8;8;IF([.G15]=9;9;IF([.G15]=10;10;5)))))))))))" office:value-type="float" office:value="5" calcext:value-type="float">
            <text:p>5</text:p>
          </table:table-cell>
          <table:table-cell table:style-name="ce2" table:formula="of:=IF([.H15]=0;0;IF([.H15]=1;1;IF([.H15]=2;2;IF([.H15]=3;3;IF([.H15]=4;4;IF([.H15]=5;5;IF([.H15]=6;6;IF([.H15]=7;7;IF([.H15]=8;8;IF([.H15]=9;9;IF([.H15]=10;10;5)))))))))))" office:value-type="float" office:value="5" calcext:value-type="float">
            <text:p>5</text:p>
          </table:table-cell>
          <table:table-cell table:style-name="ce2" table:formula="of:=IF([.I15]=0;0;IF([.I15]=1;1;IF([.I15]=2;2;IF([.I15]=3;3;IF([.I15]=4;4;IF([.I15]=5;5;IF([.I15]=6;6;IF([.I15]=7;7;IF([.I15]=8;8;IF([.I15]=9;9;IF([.I15]=10;10;5)))))))))))" office:value-type="float" office:value="5" calcext:value-type="float">
            <text:p>5</text:p>
          </table:table-cell>
          <table:table-cell table:style-name="ce2" table:formula="of:=IF([.J15]=0;0;IF([.J15]=1;1;IF([.J15]=2;2;IF([.J15]=3;3;IF([.J15]=4;4;IF([.J15]=5;5;IF([.J15]=6;6;IF([.J15]=7;7;IF([.J15]=8;8;IF([.J15]=9;9;IF([.J15]=10;10;5)))))))))))" office:value-type="float" office:value="10" calcext:value-type="float">
            <text:p>10</text:p>
          </table:table-cell>
          <table:table-cell table:style-name="ce2" table:formula="of:=IF([.K15]=0;0;IF([.K15]=1;1;IF([.K15]=2;2;IF([.K15]=3;3;IF([.K15]=4;4;IF([.K15]=5;5;IF([.K15]=6;6;IF([.K15]=7;7;IF([.K15]=8;8;IF([.K15]=9;9;IF([.K15]=10;10;5)))))))))))" office:value-type="float" office:value="5" calcext:value-type="float">
            <text:p>5</text:p>
          </table:table-cell>
          <table:table-cell table:style-name="ce2" table:formula="of:=IF([.L15]=0;0;IF([.L15]=1;1;IF([.L15]=2;2;IF([.L15]=3;3;IF([.L15]=4;4;IF([.L15]=5;5;IF([.L15]=6;6;IF([.L15]=7;7;IF([.L15]=8;8;IF([.L15]=9;9;IF([.L15]=10;10;5)))))))))))" office:value-type="float" office:value="5" calcext:value-type="float">
            <text:p>5</text:p>
          </table:table-cell>
          <table:table-cell table:style-name="ce2" table:formula="of:=IF([.M15]=0;0;IF([.M15]=1;1;IF([.M15]=2;2;IF([.M15]=3;3;IF([.M15]=4;4;IF([.M15]=5;5;IF([.M15]=6;6;IF([.M15]=7;7;IF([.M15]=8;8;IF([.M15]=9;9;IF([.M15]=10;10;5)))))))))))" office:value-type="float" office:value="5" calcext:value-type="float">
            <text:p>5</text:p>
          </table:table-cell>
          <table:table-cell table:style-name="ce2" table:formula="of:=IF([.N15]=0;0;IF([.N15]=1;1;IF([.N15]=2;2;IF([.N15]=3;3;IF([.N15]=4;4;IF([.N15]=5;5;IF([.N15]=6;6;IF([.N15]=7;7;IF([.N15]=8;8;IF([.N15]=9;9;IF([.N15]=10;10;5)))))))))))" office:value-type="float" office:value="5" calcext:value-type="float">
            <text:p>5</text:p>
          </table:table-cell>
          <table:table-cell table:style-name="ce2" table:formula="of:=IF([.O15]=0;0;IF([.O15]=1;1;IF([.O15]=2;2;IF([.O15]=3;3;IF([.O15]=4;4;IF([.O15]=5;5;IF([.O15]=6;6;IF([.O15]=7;7;IF([.O15]=8;8;IF([.O15]=9;9;IF([.O15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Décisions rapides et résolution de conflits</text:p>
            <text:p>(9,10,14) ; 15</text:p>
          </table:table-cell>
          <table:table-cell table:style-name="ce8" table:formula="of:=IF([.C13]=&quot;R&quot;;([.P14]+[.P18])/2;IF([.C14]=&quot;R&quot;;([.P13]+[.P18])/2;IF([.C18]=&quot;R&quot;;([.P13]+[.P14])/2;IF(AND([.C13]=&quot;R&quot;;[.C14]=&quot;R&quot;);[.P18];IF(AND([.C14]=&quot;R&quot;;[.C18]=&quot;R&quot;);[.P13];IF(AND([.C13]=&quot;R&quot;;[.C18]=&quot;R&quot;);[.P14];([.P13]+[.P14]+[.P18])/3))))))" office:value-type="float" office:value="5" calcext:value-type="float">
            <text:p>5</text:p>
          </table:table-cell>
          <table:table-cell table:style-name="ce8" table:formula="of:=IF([.D13]=&quot;R&quot;;([.Q14]+[.Q18])/2;IF([.D14]=&quot;R&quot;;([.Q13]+[.Q18])/2;IF([.D18]=&quot;R&quot;;([.Q13]+[.Q14])/2;IF(AND([.D13]=&quot;R&quot;;[.D14]=&quot;R&quot;);[.Q18];IF(AND([.D14]=&quot;R&quot;;[.D18]=&quot;R&quot;);[.Q13];IF(AND([.D13]=&quot;R&quot;;[.D18]=&quot;R&quot;);[.Q14];([.Q13]+[.Q14]+[.Q18])/3))))))" office:value-type="float" office:value="5" calcext:value-type="float">
            <text:p>5</text:p>
          </table:table-cell>
          <table:table-cell table:style-name="ce8" table:formula="of:=IF([.E13]=&quot;R&quot;;([.R14]+[.R18])/2;IF([.E14]=&quot;R&quot;;([.R13]+[.R18])/2;IF([.E18]=&quot;R&quot;;([.R13]+[.R14])/2;IF(AND([.E13]=&quot;R&quot;;[.E14]=&quot;R&quot;);[.R18];IF(AND([.E14]=&quot;R&quot;;[.E18]=&quot;R&quot;);[.R13];IF(AND([.E13]=&quot;R&quot;;[.E18]=&quot;R&quot;);[.R14];([.R13]+[.R14]+[.R18])/3))))))" office:value-type="float" office:value="5" calcext:value-type="float">
            <text:p>5</text:p>
          </table:table-cell>
          <table:table-cell table:style-name="ce8" table:formula="of:=IF([.F13]=&quot;R&quot;;([.S14]+[.S18])/2;IF([.F14]=&quot;R&quot;;([.S13]+[.S18])/2;IF([.F18]=&quot;R&quot;;([.S13]+[.S14])/2;IF(AND([.F13]=&quot;R&quot;;[.F14]=&quot;R&quot;);[.S18];IF(AND([.F14]=&quot;R&quot;;[.F18]=&quot;R&quot;);[.S13];IF(AND([.F13]=&quot;R&quot;;[.F18]=&quot;R&quot;);[.S14];([.S13]+[.S14]+[.S18])/3))))))" office:value-type="float" office:value="5" calcext:value-type="float">
            <text:p>5</text:p>
          </table:table-cell>
          <table:table-cell table:style-name="ce8" table:formula="of:=IF([.G13]=&quot;R&quot;;([.T14]+[.T18])/2;IF([.G14]=&quot;R&quot;;([.T13]+[.T18])/2;IF([.G18]=&quot;R&quot;;([.T13]+[.T14])/2;IF(AND([.G13]=&quot;R&quot;;[.G14]=&quot;R&quot;);[.T18];IF(AND([.G14]=&quot;R&quot;;[.G18]=&quot;R&quot;);[.T13];IF(AND([.G13]=&quot;R&quot;;[.G18]=&quot;R&quot;);[.T14];([.T13]+[.T14]+[.T18])/3))))))" office:value-type="float" office:value="5" calcext:value-type="float">
            <text:p>5</text:p>
          </table:table-cell>
          <table:table-cell table:style-name="ce8" table:formula="of:=IF([.H13]=&quot;R&quot;;([.U14]+[.U18])/2;IF([.H14]=&quot;R&quot;;([.U13]+[.U18])/2;IF([.H18]=&quot;R&quot;;([.U13]+[.U14])/2;IF(AND([.H13]=&quot;R&quot;;[.H14]=&quot;R&quot;);[.U18];IF(AND([.H14]=&quot;R&quot;;[.H18]=&quot;R&quot;);[.U13];IF(AND([.H13]=&quot;R&quot;;[.H18]=&quot;R&quot;);[.U14];([.U13]+[.U14]+[.U18])/3))))))" office:value-type="float" office:value="6" calcext:value-type="float">
            <text:p>6</text:p>
          </table:table-cell>
          <table:table-cell table:style-name="ce8" table:formula="of:=IF([.I13]=&quot;R&quot;;([.V14]+[.V18])/2;IF([.I14]=&quot;R&quot;;([.V13]+[.V18])/2;IF([.I18]=&quot;R&quot;;([.V13]+[.V14])/2;IF(AND([.I13]=&quot;R&quot;;[.I14]=&quot;R&quot;);[.V18];IF(AND([.I14]=&quot;R&quot;;[.I18]=&quot;R&quot;);[.V13];IF(AND([.I13]=&quot;R&quot;;[.I18]=&quot;R&quot;);[.V14];([.V13]+[.V14]+[.V18])/3))))))" office:value-type="float" office:value="6" calcext:value-type="float">
            <text:p>6</text:p>
          </table:table-cell>
          <table:table-cell table:style-name="ce8" table:formula="of:=IF([.J13]=&quot;R&quot;;([.W14]+[.W18])/2;IF([.J14]=&quot;R&quot;;([.W13]+[.W18])/2;IF([.J18]=&quot;R&quot;;([.W13]+[.W14])/2;IF(AND([.J13]=&quot;R&quot;;[.J14]=&quot;R&quot;);[.W18];IF(AND([.J14]=&quot;R&quot;;[.J18]=&quot;R&quot;);[.W13];IF(AND([.J13]=&quot;R&quot;;[.J18]=&quot;R&quot;);[.W14];([.W13]+[.W14]+[.W18])/3))))))" office:value-type="float" office:value="5" calcext:value-type="float">
            <text:p>5</text:p>
          </table:table-cell>
          <table:table-cell table:style-name="ce8" table:formula="of:=IF([.K13]=&quot;R&quot;;([.X14]+[.X18])/2;IF([.K14]=&quot;R&quot;;([.X13]+[.X18])/2;IF([.K18]=&quot;R&quot;;([.X13]+[.X14])/2;IF(AND([.K13]=&quot;R&quot;;[.K14]=&quot;R&quot;);[.X18];IF(AND([.K14]=&quot;R&quot;;[.K18]=&quot;R&quot;);[.X13];IF(AND([.K13]=&quot;R&quot;;[.K18]=&quot;R&quot;);[.X14];([.X13]+[.X14]+[.X18])/3))))))" office:value-type="float" office:value="5" calcext:value-type="float">
            <text:p>5</text:p>
          </table:table-cell>
          <table:table-cell table:style-name="ce8" table:formula="of:=IF([.L13]=&quot;R&quot;;([.Y14]+[.Y18])/2;IF([.L14]=&quot;R&quot;;([.Y13]+[.Y18])/2;IF([.L18]=&quot;R&quot;;([.Y13]+[.Y14])/2;IF(AND([.L13]=&quot;R&quot;;[.L14]=&quot;R&quot;);[.Y18];IF(AND([.L14]=&quot;R&quot;;[.L18]=&quot;R&quot;);[.Y13];IF(AND([.L13]=&quot;R&quot;;[.L18]=&quot;R&quot;);[.Y14];([.Y13]+[.Y14]+[.Y18])/3))))))" office:value-type="float" office:value="5" calcext:value-type="float">
            <text:p>5</text:p>
          </table:table-cell>
          <table:table-cell table:style-name="ce8" table:formula="of:=IF([.M13]=&quot;R&quot;;([.Z14]+[.Z18])/2;IF([.M14]=&quot;R&quot;;([.Z13]+[.Z18])/2;IF([.M18]=&quot;R&quot;;([.Z13]+[.Z14])/2;IF(AND([.M13]=&quot;R&quot;;[.M14]=&quot;R&quot;);[.Z18];IF(AND([.M14]=&quot;R&quot;;[.M18]=&quot;R&quot;);[.Z13];IF(AND([.M13]=&quot;R&quot;;[.M18]=&quot;R&quot;);[.Z14];([.Z13]+[.Z14]+[.Z18])/3))))))" office:value-type="float" office:value="6" calcext:value-type="float">
            <text:p>6</text:p>
          </table:table-cell>
          <table:table-cell table:style-name="ce8" table:formula="of:=IF([.N13]=&quot;R&quot;;([.AA14]+[.AA18])/2;IF([.N14]=&quot;R&quot;;([.AA13]+[.AA18])/2;IF([.N18]=&quot;R&quot;;([.AA13]+[.AA14])/2;IF(AND([.N13]=&quot;R&quot;;[.N14]=&quot;R&quot;);[.AA18];IF(AND([.N14]=&quot;R&quot;;[.N18]=&quot;R&quot;);[.AA13];IF(AND([.N13]=&quot;R&quot;;[.N18]=&quot;R&quot;);[.AA14];([.AA13]+[.AA14]+[.AA18])/3))))))" office:value-type="float" office:value="5" calcext:value-type="float">
            <text:p>5</text:p>
          </table:table-cell>
          <table:table-cell table:style-name="ce8" table:formula="of:=IF([.O13]=&quot;R&quot;;([.AB14]+[.AB18])/2;IF([.O14]=&quot;R&quot;;([.AB13]+[.AB18])/2;IF([.O18]=&quot;R&quot;;([.AB13]+[.AB14])/2;IF(AND([.O13]=&quot;R&quot;;[.O14]=&quot;R&quot;);[.AB18];IF(AND([.O14]=&quot;R&quot;;[.O18]=&quot;R&quot;);[.AB13];IF(AND([.O13]=&quot;R&quot;;[.O18]=&quot;R&quot;);[.AB14];([.AB13]+[.AB14]+[.AB18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3">
          <table:table-cell table:style-name="ce8" office:value-type="string" calcext:value-type="string">
            <text:p>Médiasphère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6]=0;0;IF([.C16]=1;1;IF([.C16]=2;2;IF([.C16]=3;3;IF([.C16]=4;4;IF([.C16]=5;5;IF([.C16]=6;6;IF([.C16]=7;7;IF([.C16]=8;8;IF([.C16]=9;9;IF([.C16]=10;10;5)))))))))))" office:value-type="float" office:value="5" calcext:value-type="float">
            <text:p>5</text:p>
          </table:table-cell>
          <table:table-cell table:style-name="ce2" table:formula="of:=IF([.D16]=0;0;IF([.D16]=1;1;IF([.D16]=2;2;IF([.D16]=3;3;IF([.D16]=4;4;IF([.D16]=5;5;IF([.D16]=6;6;IF([.D16]=7;7;IF([.D16]=8;8;IF([.D16]=9;9;IF([.D16]=10;10;5)))))))))))" office:value-type="float" office:value="5" calcext:value-type="float">
            <text:p>5</text:p>
          </table:table-cell>
          <table:table-cell table:style-name="ce2" table:formula="of:=IF([.E16]=0;0;IF([.E16]=1;1;IF([.E16]=2;2;IF([.E16]=3;3;IF([.E16]=4;4;IF([.E16]=5;5;IF([.E16]=6;6;IF([.E16]=7;7;IF([.E16]=8;8;IF([.E16]=9;9;IF([.E16]=10;10;5)))))))))))" office:value-type="float" office:value="5" calcext:value-type="float">
            <text:p>5</text:p>
          </table:table-cell>
          <table:table-cell table:style-name="ce2" table:formula="of:=IF([.F16]=0;0;IF([.F16]=1;1;IF([.F16]=2;2;IF([.F16]=3;3;IF([.F16]=4;4;IF([.F16]=5;5;IF([.F16]=6;6;IF([.F16]=7;7;IF([.F16]=8;8;IF([.F16]=9;9;IF([.F16]=10;10;5)))))))))))" office:value-type="float" office:value="5" calcext:value-type="float">
            <text:p>5</text:p>
          </table:table-cell>
          <table:table-cell table:style-name="ce2" table:formula="of:=IF([.G16]=0;0;IF([.G16]=1;1;IF([.G16]=2;2;IF([.G16]=3;3;IF([.G16]=4;4;IF([.G16]=5;5;IF([.G16]=6;6;IF([.G16]=7;7;IF([.G16]=8;8;IF([.G16]=9;9;IF([.G16]=10;10;5)))))))))))" office:value-type="float" office:value="5" calcext:value-type="float">
            <text:p>5</text:p>
          </table:table-cell>
          <table:table-cell table:style-name="ce2" table:formula="of:=IF([.H16]=0;0;IF([.H16]=1;1;IF([.H16]=2;2;IF([.H16]=3;3;IF([.H16]=4;4;IF([.H16]=5;5;IF([.H16]=6;6;IF([.H16]=7;7;IF([.H16]=8;8;IF([.H16]=9;9;IF([.H16]=10;10;5)))))))))))" office:value-type="float" office:value="5" calcext:value-type="float">
            <text:p>5</text:p>
          </table:table-cell>
          <table:table-cell table:style-name="ce2" table:formula="of:=IF([.I16]=0;0;IF([.I16]=1;1;IF([.I16]=2;2;IF([.I16]=3;3;IF([.I16]=4;4;IF([.I16]=5;5;IF([.I16]=6;6;IF([.I16]=7;7;IF([.I16]=8;8;IF([.I16]=9;9;IF([.I16]=10;10;5)))))))))))" office:value-type="float" office:value="5" calcext:value-type="float">
            <text:p>5</text:p>
          </table:table-cell>
          <table:table-cell table:style-name="ce2" table:formula="of:=IF([.J16]=0;0;IF([.J16]=1;1;IF([.J16]=2;2;IF([.J16]=3;3;IF([.J16]=4;4;IF([.J16]=5;5;IF([.J16]=6;6;IF([.J16]=7;7;IF([.J16]=8;8;IF([.J16]=9;9;IF([.J16]=10;10;5)))))))))))" office:value-type="float" office:value="5" calcext:value-type="float">
            <text:p>5</text:p>
          </table:table-cell>
          <table:table-cell table:style-name="ce2" table:formula="of:=IF([.K16]=0;0;IF([.K16]=1;1;IF([.K16]=2;2;IF([.K16]=3;3;IF([.K16]=4;4;IF([.K16]=5;5;IF([.K16]=6;6;IF([.K16]=7;7;IF([.K16]=8;8;IF([.K16]=9;9;IF([.K16]=10;10;5)))))))))))" office:value-type="float" office:value="7" calcext:value-type="float">
            <text:p>7</text:p>
          </table:table-cell>
          <table:table-cell table:style-name="ce2" table:formula="of:=IF([.L16]=0;0;IF([.L16]=1;1;IF([.L16]=2;2;IF([.L16]=3;3;IF([.L16]=4;4;IF([.L16]=5;5;IF([.L16]=6;6;IF([.L16]=7;7;IF([.L16]=8;8;IF([.L16]=9;9;IF([.L16]=10;10;5)))))))))))" office:value-type="float" office:value="5" calcext:value-type="float">
            <text:p>5</text:p>
          </table:table-cell>
          <table:table-cell table:style-name="ce2" table:formula="of:=IF([.M16]=0;0;IF([.M16]=1;1;IF([.M16]=2;2;IF([.M16]=3;3;IF([.M16]=4;4;IF([.M16]=5;5;IF([.M16]=6;6;IF([.M16]=7;7;IF([.M16]=8;8;IF([.M16]=9;9;IF([.M16]=10;10;5)))))))))))" office:value-type="float" office:value="5" calcext:value-type="float">
            <text:p>5</text:p>
          </table:table-cell>
          <table:table-cell table:style-name="ce2" table:formula="of:=IF([.N16]=0;0;IF([.N16]=1;1;IF([.N16]=2;2;IF([.N16]=3;3;IF([.N16]=4;4;IF([.N16]=5;5;IF([.N16]=6;6;IF([.N16]=7;7;IF([.N16]=8;8;IF([.N16]=9;9;IF([.N16]=10;10;5)))))))))))" office:value-type="float" office:value="5" calcext:value-type="float">
            <text:p>5</text:p>
          </table:table-cell>
          <table:table-cell table:style-name="ce2" table:formula="of:=IF([.O16]=0;0;IF([.O16]=1;1;IF([.O16]=2;2;IF([.O16]=3;3;IF([.O16]=4;4;IF([.O16]=5;5;IF([.O16]=6;6;IF([.O16]=7;7;IF([.O16]=8;8;IF([.O16]=9;9;IF([.O16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ommuniquer</text:p>
            <text:p>(10,12,13) ; 15</text:p>
          </table:table-cell>
          <table:table-cell table:style-name="ce8" table:formula="of:=IF([.C14]=&quot;R&quot;;([.P16]+[.P17])/2;IF([.C16]=&quot;R&quot;;([.P14]+[.P17])/2;IF([.C17]=&quot;R&quot;;([.P14]+[.P16])/2;IF(AND([.C14]=&quot;R&quot;;[.C16]=&quot;R&quot;);[.P17];IF(AND([.C16]=&quot;R&quot;;[.C17]=&quot;R&quot;);[.P14];IF(AND([.C14]=&quot;R&quot;;[.C17]=&quot;R&quot;);[.P16];([.P14]+[.P16]+[.P17])/3))))))" office:value-type="float" office:value="5" calcext:value-type="float">
            <text:p>5</text:p>
          </table:table-cell>
          <table:table-cell table:style-name="ce8" table:formula="of:=IF([.D14]=&quot;R&quot;;([.Q16]+[.Q17])/2;IF([.D16]=&quot;R&quot;;([.Q14]+[.Q17])/2;IF([.D17]=&quot;R&quot;;([.Q14]+[.Q16])/2;IF(AND([.D14]=&quot;R&quot;;[.D16]=&quot;R&quot;);[.Q17];IF(AND([.D16]=&quot;R&quot;;[.D17]=&quot;R&quot;);[.Q14];IF(AND([.D14]=&quot;R&quot;;[.D17]=&quot;R&quot;);[.Q16];([.Q14]+[.Q16]+[.Q17])/3))))))" office:value-type="float" office:value="5" calcext:value-type="float">
            <text:p>5</text:p>
          </table:table-cell>
          <table:table-cell table:style-name="ce8" table:formula="of:=IF([.E14]=&quot;R&quot;;([.R16]+[.R17])/2;IF([.E16]=&quot;R&quot;;([.R14]+[.R17])/2;IF([.E17]=&quot;R&quot;;([.R14]+[.R16])/2;IF(AND([.E14]=&quot;R&quot;;[.E16]=&quot;R&quot;);[.R17];IF(AND([.E16]=&quot;R&quot;;[.E17]=&quot;R&quot;);[.R14];IF(AND([.E14]=&quot;R&quot;;[.E17]=&quot;R&quot;);[.R16];([.R14]+[.R16]+[.R17])/3))))))" office:value-type="float" office:value="5" calcext:value-type="float">
            <text:p>5</text:p>
          </table:table-cell>
          <table:table-cell table:style-name="ce8" table:formula="of:=IF([.F14]=&quot;R&quot;;([.S16]+[.S17])/2;IF([.F16]=&quot;R&quot;;([.S14]+[.S17])/2;IF([.F17]=&quot;R&quot;;([.S14]+[.S16])/2;IF(AND([.F14]=&quot;R&quot;;[.F16]=&quot;R&quot;);[.S17];IF(AND([.F16]=&quot;R&quot;;[.F17]=&quot;R&quot;);[.S14];IF(AND([.F14]=&quot;R&quot;;[.F17]=&quot;R&quot;);[.S16];([.S14]+[.S16]+[.S17])/3))))))" office:value-type="float" office:value="5" calcext:value-type="float">
            <text:p>5</text:p>
          </table:table-cell>
          <table:table-cell table:style-name="ce8" table:formula="of:=IF([.G14]=&quot;R&quot;;([.T16]+[.T17])/2;IF([.G16]=&quot;R&quot;;([.T14]+[.T17])/2;IF([.G17]=&quot;R&quot;;([.T14]+[.T16])/2;IF(AND([.G14]=&quot;R&quot;;[.G16]=&quot;R&quot;);[.T17];IF(AND([.G16]=&quot;R&quot;;[.G17]=&quot;R&quot;);[.T14];IF(AND([.G14]=&quot;R&quot;;[.G17]=&quot;R&quot;);[.T16];([.T14]+[.T16]+[.T17])/3))))))" office:value-type="float" office:value="5" calcext:value-type="float">
            <text:p>5</text:p>
          </table:table-cell>
          <table:table-cell table:style-name="ce8" table:formula="of:=IF([.H14]=&quot;R&quot;;([.U16]+[.U17])/2;IF([.H16]=&quot;R&quot;;([.U14]+[.U17])/2;IF([.H17]=&quot;R&quot;;([.U14]+[.U16])/2;IF(AND([.H14]=&quot;R&quot;;[.H16]=&quot;R&quot;);[.U17];IF(AND([.H16]=&quot;R&quot;;[.H17]=&quot;R&quot;);[.U14];IF(AND([.H14]=&quot;R&quot;;[.H17]=&quot;R&quot;);[.U16];([.U14]+[.U16]+[.U17])/3))))))" office:value-type="float" office:value="5" calcext:value-type="float">
            <text:p>5</text:p>
          </table:table-cell>
          <table:table-cell table:style-name="ce8" table:formula="of:=IF([.I14]=&quot;R&quot;;([.V16]+[.V17])/2;IF([.I16]=&quot;R&quot;;([.V14]+[.V17])/2;IF([.I17]=&quot;R&quot;;([.V14]+[.V16])/2;IF(AND([.I14]=&quot;R&quot;;[.I16]=&quot;R&quot;);[.V17];IF(AND([.I16]=&quot;R&quot;;[.I17]=&quot;R&quot;);[.V14];IF(AND([.I14]=&quot;R&quot;;[.I17]=&quot;R&quot;);[.V16];([.V14]+[.V16]+[.V17])/3))))))" office:value-type="float" office:value="6" calcext:value-type="float">
            <text:p>6</text:p>
          </table:table-cell>
          <table:table-cell table:style-name="ce8" table:formula="of:=IF([.J14]=&quot;R&quot;;([.W16]+[.W17])/2;IF([.J16]=&quot;R&quot;;([.W14]+[.W17])/2;IF([.J17]=&quot;R&quot;;([.W14]+[.W16])/2;IF(AND([.J14]=&quot;R&quot;;[.J16]=&quot;R&quot;);[.W17];IF(AND([.J16]=&quot;R&quot;;[.J17]=&quot;R&quot;);[.W14];IF(AND([.J14]=&quot;R&quot;;[.J17]=&quot;R&quot;);[.W16];([.W14]+[.W16]+[.W17])/3))))))" office:value-type="float" office:value="5" calcext:value-type="float">
            <text:p>5</text:p>
          </table:table-cell>
          <table:table-cell table:style-name="ce8" table:formula="of:=IF([.K14]=&quot;R&quot;;([.X16]+[.X17])/2;IF([.K16]=&quot;R&quot;;([.X14]+[.X17])/2;IF([.K17]=&quot;R&quot;;([.X14]+[.X16])/2;IF(AND([.K14]=&quot;R&quot;;[.K16]=&quot;R&quot;);[.X17];IF(AND([.K16]=&quot;R&quot;;[.K17]=&quot;R&quot;);[.X14];IF(AND([.K14]=&quot;R&quot;;[.K17]=&quot;R&quot;);[.X16];([.X14]+[.X16]+[.X17])/3))))))" office:value-type="float" office:value="6" calcext:value-type="float">
            <text:p>6</text:p>
          </table:table-cell>
          <table:table-cell table:style-name="ce8" table:formula="of:=IF([.L14]=&quot;R&quot;;([.Y16]+[.Y17])/2;IF([.L16]=&quot;R&quot;;([.Y14]+[.Y17])/2;IF([.L17]=&quot;R&quot;;([.Y14]+[.Y16])/2;IF(AND([.L14]=&quot;R&quot;;[.L16]=&quot;R&quot;);[.Y17];IF(AND([.L16]=&quot;R&quot;;[.L17]=&quot;R&quot;);[.Y14];IF(AND([.L14]=&quot;R&quot;;[.L17]=&quot;R&quot;);[.Y16];([.Y14]+[.Y16]+[.Y17])/3))))))" office:value-type="float" office:value="6" calcext:value-type="float">
            <text:p>6</text:p>
          </table:table-cell>
          <table:table-cell table:style-name="ce8" table:formula="of:=IF([.M14]=&quot;R&quot;;([.Z16]+[.Z17])/2;IF([.M16]=&quot;R&quot;;([.Z14]+[.Z17])/2;IF([.M17]=&quot;R&quot;;([.Z14]+[.Z16])/2;IF(AND([.M14]=&quot;R&quot;;[.M16]=&quot;R&quot;);[.Z17];IF(AND([.M16]=&quot;R&quot;;[.M17]=&quot;R&quot;);[.Z14];IF(AND([.M14]=&quot;R&quot;;[.M17]=&quot;R&quot;);[.Z16];([.Z14]+[.Z16]+[.Z17])/3))))))" office:value-type="float" office:value="5" calcext:value-type="float">
            <text:p>5</text:p>
          </table:table-cell>
          <table:table-cell table:style-name="ce8" table:formula="of:=IF([.N14]=&quot;R&quot;;([.AA16]+[.AA17])/2;IF([.N16]=&quot;R&quot;;([.AA14]+[.AA17])/2;IF([.N17]=&quot;R&quot;;([.AA14]+[.AA16])/2;IF(AND([.N14]=&quot;R&quot;;[.N16]=&quot;R&quot;);[.AA17];IF(AND([.N16]=&quot;R&quot;;[.N17]=&quot;R&quot;);[.AA14];IF(AND([.N14]=&quot;R&quot;;[.N17]=&quot;R&quot;);[.AA16];([.AA14]+[.AA16]+[.AA17])/3))))))" office:value-type="float" office:value="5" calcext:value-type="float">
            <text:p>5</text:p>
          </table:table-cell>
          <table:table-cell table:style-name="ce8" table:formula="of:=IF([.O14]=&quot;R&quot;;([.AB16]+[.AB17])/2;IF([.O16]=&quot;R&quot;;([.AB14]+[.AB17])/2;IF([.O17]=&quot;R&quot;;([.AB14]+[.AB16])/2;IF(AND([.O14]=&quot;R&quot;;[.O16]=&quot;R&quot;);[.AB17];IF(AND([.O16]=&quot;R&quot;;[.O17]=&quot;R&quot;);[.AB14];IF(AND([.O14]=&quot;R&quot;;[.O17]=&quot;R&quot;);[.AB16];([.AB14]+[.AB16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7 valeurs</text:p>
          </table:table-cell>
          <table:table-cell office:value-type="string" calcext:value-type="string">
            <text:p>Nbe de famille</text:p>
          </table:table-cell>
          <table:table-cell office:value-type="string" calcext:value-type="string">
            <text:p>points</text:p>
          </table:table-cell>
        </table:table-row>
        <table:table-row table:style-name="ro3">
          <table:table-cell table:style-name="ce8" office:value-type="string" calcext:value-type="string">
            <text:p>Tours de magie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9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7]=0;0;IF([.C17]=1;1;IF([.C17]=2;2;IF([.C17]=3;3;IF([.C17]=4;4;IF([.C17]=5;5;IF([.C17]=6;6;IF([.C17]=7;7;IF([.C17]=8;8;IF([.C17]=9;9;IF([.C17]=10;10;5)))))))))))" office:value-type="float" office:value="5" calcext:value-type="float">
            <text:p>5</text:p>
          </table:table-cell>
          <table:table-cell table:style-name="ce2" table:formula="of:=IF([.D17]=0;0;IF([.D17]=1;1;IF([.D17]=2;2;IF([.D17]=3;3;IF([.D17]=4;4;IF([.D17]=5;5;IF([.D17]=6;6;IF([.D17]=7;7;IF([.D17]=8;8;IF([.D17]=9;9;IF([.D17]=10;10;5)))))))))))" office:value-type="float" office:value="5" calcext:value-type="float">
            <text:p>5</text:p>
          </table:table-cell>
          <table:table-cell table:style-name="ce2" table:formula="of:=IF([.E17]=0;0;IF([.E17]=1;1;IF([.E17]=2;2;IF([.E17]=3;3;IF([.E17]=4;4;IF([.E17]=5;5;IF([.E17]=6;6;IF([.E17]=7;7;IF([.E17]=8;8;IF([.E17]=9;9;IF([.E17]=10;10;5)))))))))))" office:value-type="float" office:value="5" calcext:value-type="float">
            <text:p>5</text:p>
          </table:table-cell>
          <table:table-cell table:style-name="ce2" table:formula="of:=IF([.F17]=0;0;IF([.F17]=1;1;IF([.F17]=2;2;IF([.F17]=3;3;IF([.F17]=4;4;IF([.F17]=5;5;IF([.F17]=6;6;IF([.F17]=7;7;IF([.F17]=8;8;IF([.F17]=9;9;IF([.F17]=10;10;5)))))))))))" office:value-type="float" office:value="5" calcext:value-type="float">
            <text:p>5</text:p>
          </table:table-cell>
          <table:table-cell table:style-name="ce2" table:formula="of:=IF([.G17]=0;0;IF([.G17]=1;1;IF([.G17]=2;2;IF([.G17]=3;3;IF([.G17]=4;4;IF([.G17]=5;5;IF([.G17]=6;6;IF([.G17]=7;7;IF([.G17]=8;8;IF([.G17]=9;9;IF([.G17]=10;10;5)))))))))))" office:value-type="float" office:value="5" calcext:value-type="float">
            <text:p>5</text:p>
          </table:table-cell>
          <table:table-cell table:style-name="ce2" table:formula="of:=IF([.H17]=0;0;IF([.H17]=1;1;IF([.H17]=2;2;IF([.H17]=3;3;IF([.H17]=4;4;IF([.H17]=5;5;IF([.H17]=6;6;IF([.H17]=7;7;IF([.H17]=8;8;IF([.H17]=9;9;IF([.H17]=10;10;5)))))))))))" office:value-type="float" office:value="5" calcext:value-type="float">
            <text:p>5</text:p>
          </table:table-cell>
          <table:table-cell table:style-name="ce2" table:formula="of:=IF([.I17]=0;0;IF([.I17]=1;1;IF([.I17]=2;2;IF([.I17]=3;3;IF([.I17]=4;4;IF([.I17]=5;5;IF([.I17]=6;6;IF([.I17]=7;7;IF([.I17]=8;8;IF([.I17]=9;9;IF([.I17]=10;10;5)))))))))))" office:value-type="float" office:value="5" calcext:value-type="float">
            <text:p>5</text:p>
          </table:table-cell>
          <table:table-cell table:style-name="ce2" table:formula="of:=IF([.J17]=0;0;IF([.J17]=1;1;IF([.J17]=2;2;IF([.J17]=3;3;IF([.J17]=4;4;IF([.J17]=5;5;IF([.J17]=6;6;IF([.J17]=7;7;IF([.J17]=8;8;IF([.J17]=9;9;IF([.J17]=10;10;5)))))))))))" office:value-type="float" office:value="5" calcext:value-type="float">
            <text:p>5</text:p>
          </table:table-cell>
          <table:table-cell table:style-name="ce2" table:formula="of:=IF([.K17]=0;0;IF([.K17]=1;1;IF([.K17]=2;2;IF([.K17]=3;3;IF([.K17]=4;4;IF([.K17]=5;5;IF([.K17]=6;6;IF([.K17]=7;7;IF([.K17]=8;8;IF([.K17]=9;9;IF([.K17]=10;10;5)))))))))))" office:value-type="float" office:value="5" calcext:value-type="float">
            <text:p>5</text:p>
          </table:table-cell>
          <table:table-cell table:style-name="ce2" table:formula="of:=IF([.L17]=0;0;IF([.L17]=1;1;IF([.L17]=2;2;IF([.L17]=3;3;IF([.L17]=4;4;IF([.L17]=5;5;IF([.L17]=6;6;IF([.L17]=7;7;IF([.L17]=8;8;IF([.L17]=9;9;IF([.L17]=10;10;5)))))))))))" office:value-type="float" office:value="7" calcext:value-type="float">
            <text:p>7</text:p>
          </table:table-cell>
          <table:table-cell table:style-name="ce2" table:formula="of:=IF([.M17]=0;0;IF([.M17]=1;1;IF([.M17]=2;2;IF([.M17]=3;3;IF([.M17]=4;4;IF([.M17]=5;5;IF([.M17]=6;6;IF([.M17]=7;7;IF([.M17]=8;8;IF([.M17]=9;9;IF([.M17]=10;10;5)))))))))))" office:value-type="float" office:value="5" calcext:value-type="float">
            <text:p>5</text:p>
          </table:table-cell>
          <table:table-cell table:style-name="ce2" table:formula="of:=IF([.N17]=0;0;IF([.N17]=1;1;IF([.N17]=2;2;IF([.N17]=3;3;IF([.N17]=4;4;IF([.N17]=5;5;IF([.N17]=6;6;IF([.N17]=7;7;IF([.N17]=8;8;IF([.N17]=9;9;IF([.N17]=10;10;5)))))))))))" office:value-type="float" office:value="5" calcext:value-type="float">
            <text:p>5</text:p>
          </table:table-cell>
          <table:table-cell table:style-name="ce2" table:formula="of:=IF([.O17]=0;0;IF([.O17]=1;1;IF([.O17]=2;2;IF([.O17]=3;3;IF([.O17]=4;4;IF([.O17]=5;5;IF([.O17]=6;6;IF([.O17]=7;7;IF([.O17]=8;8;IF([.O17]=9;9;IF([.O17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Créer, imagination</text:p>
            <text:p>(9,11,13) ; 15</text:p>
          </table:table-cell>
          <table:table-cell table:style-name="ce8" table:formula="of:=IF([.C13]=&quot;R&quot;;([.P15]+[.P17])/2;IF([.C15]=&quot;R&quot;;([.P13]+[.P17])/2;IF([.C17]=&quot;R&quot;;([.P13]+[.P15])/2;IF(AND([.C13]=&quot;R&quot;;[.C15]=&quot;R&quot;);[.P17];IF(AND([.C15]=&quot;R&quot;;[.C17]=&quot;R&quot;);[.P13];IF(AND([.C13]=&quot;R&quot;;[.C17]=&quot;R&quot;);[.P15];([.P13]+[.P15]+[.P17])/3))))))" office:value-type="float" office:value="5" calcext:value-type="float">
            <text:p>5</text:p>
          </table:table-cell>
          <table:table-cell table:style-name="ce8" table:formula="of:=IF([.D13]=&quot;R&quot;;([.Q15]+[.Q17])/2;IF([.D15]=&quot;R&quot;;([.Q13]+[.Q17])/2;IF([.D17]=&quot;R&quot;;([.Q13]+[.Q15])/2;IF(AND([.D13]=&quot;R&quot;;[.D15]=&quot;R&quot;);[.Q17];IF(AND([.D15]=&quot;R&quot;;[.D17]=&quot;R&quot;);[.Q13];IF(AND([.D13]=&quot;R&quot;;[.D17]=&quot;R&quot;);[.Q15];([.Q13]+[.Q15]+[.Q17])/3))))))" office:value-type="float" office:value="5" calcext:value-type="float">
            <text:p>5</text:p>
          </table:table-cell>
          <table:table-cell table:style-name="ce8" table:formula="of:=IF([.E13]=&quot;R&quot;;([.R15]+[.R17])/2;IF([.E15]=&quot;R&quot;;([.R13]+[.R17])/2;IF([.E17]=&quot;R&quot;;([.R13]+[.R15])/2;IF(AND([.E13]=&quot;R&quot;;[.E15]=&quot;R&quot;);[.R17];IF(AND([.E15]=&quot;R&quot;;[.E17]=&quot;R&quot;);[.R13];IF(AND([.E13]=&quot;R&quot;;[.E17]=&quot;R&quot;);[.R15];([.R13]+[.R15]+[.R17])/3))))))" office:value-type="float" office:value="5" calcext:value-type="float">
            <text:p>5</text:p>
          </table:table-cell>
          <table:table-cell table:style-name="ce8" table:formula="of:=IF([.F13]=&quot;R&quot;;([.S15]+[.S17])/2;IF([.F15]=&quot;R&quot;;([.S13]+[.S17])/2;IF([.F17]=&quot;R&quot;;([.S13]+[.S15])/2;IF(AND([.F13]=&quot;R&quot;;[.F15]=&quot;R&quot;);[.S17];IF(AND([.F15]=&quot;R&quot;;[.F17]=&quot;R&quot;);[.S13];IF(AND([.F13]=&quot;R&quot;;[.F17]=&quot;R&quot;);[.S15];([.S13]+[.S15]+[.S17])/3))))))" office:value-type="float" office:value="5" calcext:value-type="float">
            <text:p>5</text:p>
          </table:table-cell>
          <table:table-cell table:style-name="ce8" table:formula="of:=IF([.G13]=&quot;R&quot;;([.T15]+[.T17])/2;IF([.G15]=&quot;R&quot;;([.T13]+[.T17])/2;IF([.G17]=&quot;R&quot;;([.T13]+[.T15])/2;IF(AND([.G13]=&quot;R&quot;;[.G15]=&quot;R&quot;);[.T17];IF(AND([.G15]=&quot;R&quot;;[.G17]=&quot;R&quot;);[.T13];IF(AND([.G13]=&quot;R&quot;;[.G17]=&quot;R&quot;);[.T15];([.T13]+[.T15]+[.T17])/3))))))" office:value-type="float" office:value="5" calcext:value-type="float">
            <text:p>5</text:p>
          </table:table-cell>
          <table:table-cell table:style-name="ce8" table:formula="of:=IF([.H13]=&quot;R&quot;;([.U15]+[.U17])/2;IF([.H15]=&quot;R&quot;;([.U13]+[.U17])/2;IF([.H17]=&quot;R&quot;;([.U13]+[.U15])/2;IF(AND([.H13]=&quot;R&quot;;[.H15]=&quot;R&quot;);[.U17];IF(AND([.H15]=&quot;R&quot;;[.H17]=&quot;R&quot;);[.U13];IF(AND([.H13]=&quot;R&quot;;[.H17]=&quot;R&quot;);[.U15];([.U13]+[.U15]+[.U17])/3))))))" office:value-type="float" office:value="6" calcext:value-type="float">
            <text:p>6</text:p>
          </table:table-cell>
          <table:table-cell table:style-name="ce8" table:formula="of:=IF([.I13]=&quot;R&quot;;([.V15]+[.V17])/2;IF([.I15]=&quot;R&quot;;([.V13]+[.V17])/2;IF([.I17]=&quot;R&quot;;([.V13]+[.V15])/2;IF(AND([.I13]=&quot;R&quot;;[.I15]=&quot;R&quot;);[.V17];IF(AND([.I15]=&quot;R&quot;;[.I17]=&quot;R&quot;);[.V13];IF(AND([.I13]=&quot;R&quot;;[.I17]=&quot;R&quot;);[.V15];([.V13]+[.V15]+[.V17])/3))))))" office:value-type="float" office:value="5" calcext:value-type="float">
            <text:p>5</text:p>
          </table:table-cell>
          <table:table-cell table:style-name="ce8" table:formula="of:=IF([.J13]=&quot;R&quot;;([.W15]+[.W17])/2;IF([.J15]=&quot;R&quot;;([.W13]+[.W17])/2;IF([.J17]=&quot;R&quot;;([.W13]+[.W15])/2;IF(AND([.J13]=&quot;R&quot;;[.J15]=&quot;R&quot;);[.W17];IF(AND([.J15]=&quot;R&quot;;[.J17]=&quot;R&quot;);[.W13];IF(AND([.J13]=&quot;R&quot;;[.J17]=&quot;R&quot;);[.W15];([.W13]+[.W15]+[.W17])/3))))))" office:value-type="float" office:value="7.5" calcext:value-type="float">
            <text:p>7,5</text:p>
          </table:table-cell>
          <table:table-cell table:style-name="ce8" table:formula="of:=IF([.K13]=&quot;R&quot;;([.X15]+[.X17])/2;IF([.K15]=&quot;R&quot;;([.X13]+[.X17])/2;IF([.K17]=&quot;R&quot;;([.X13]+[.X15])/2;IF(AND([.K13]=&quot;R&quot;;[.K15]=&quot;R&quot;);[.X17];IF(AND([.K15]=&quot;R&quot;;[.K17]=&quot;R&quot;);[.X13];IF(AND([.K13]=&quot;R&quot;;[.K17]=&quot;R&quot;);[.X15];([.X13]+[.X15]+[.X17])/3))))))" office:value-type="float" office:value="5" calcext:value-type="float">
            <text:p>5</text:p>
          </table:table-cell>
          <table:table-cell table:style-name="ce8" table:formula="of:=IF([.L13]=&quot;R&quot;;([.Y15]+[.Y17])/2;IF([.L15]=&quot;R&quot;;([.Y13]+[.Y17])/2;IF([.L17]=&quot;R&quot;;([.Y13]+[.Y15])/2;IF(AND([.L13]=&quot;R&quot;;[.L15]=&quot;R&quot;);[.Y17];IF(AND([.L15]=&quot;R&quot;;[.L17]=&quot;R&quot;);[.Y13];IF(AND([.L13]=&quot;R&quot;;[.L17]=&quot;R&quot;);[.Y15];([.Y13]+[.Y15]+[.Y17])/3))))))" office:value-type="float" office:value="6" calcext:value-type="float">
            <text:p>6</text:p>
          </table:table-cell>
          <table:table-cell table:style-name="ce8" table:formula="of:=IF([.M13]=&quot;R&quot;;([.Z15]+[.Z17])/2;IF([.M15]=&quot;R&quot;;([.Z13]+[.Z17])/2;IF([.M17]=&quot;R&quot;;([.Z13]+[.Z15])/2;IF(AND([.M13]=&quot;R&quot;;[.M15]=&quot;R&quot;);[.Z17];IF(AND([.M15]=&quot;R&quot;;[.M17]=&quot;R&quot;);[.Z13];IF(AND([.M13]=&quot;R&quot;;[.M17]=&quot;R&quot;);[.Z15];([.Z13]+[.Z15]+[.Z17])/3))))))" office:value-type="float" office:value="5" calcext:value-type="float">
            <text:p>5</text:p>
          </table:table-cell>
          <table:table-cell table:style-name="ce8" table:formula="of:=IF([.N13]=&quot;R&quot;;([.AA15]+[.AA17])/2;IF([.N15]=&quot;R&quot;;([.AA13]+[.AA17])/2;IF([.N17]=&quot;R&quot;;([.AA13]+[.AA15])/2;IF(AND([.N13]=&quot;R&quot;;[.N15]=&quot;R&quot;);[.AA17];IF(AND([.N15]=&quot;R&quot;;[.N17]=&quot;R&quot;);[.AA13];IF(AND([.N13]=&quot;R&quot;;[.N17]=&quot;R&quot;);[.AA15];([.AA13]+[.AA15]+[.AA17])/3))))))" office:value-type="float" office:value="5" calcext:value-type="float">
            <text:p>5</text:p>
          </table:table-cell>
          <table:table-cell table:style-name="ce8" table:formula="of:=IF([.O13]=&quot;R&quot;;([.AB15]+[.AB17])/2;IF([.O15]=&quot;R&quot;;([.AB13]+[.AB17])/2;IF([.O17]=&quot;R&quot;;([.AB13]+[.AB15])/2;IF(AND([.O13]=&quot;R&quot;;[.O15]=&quot;R&quot;);[.AB17];IF(AND([.O15]=&quot;R&quot;;[.O17]=&quot;R&quot;);[.AB13];IF(AND([.O13]=&quot;R&quot;;[.O17]=&quot;R&quot;);[.AB15];([.AB13]+[.AB15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3">
          <table:table-cell table:style-name="ce8" office:value-type="string" calcext:value-type="string">
            <text:p>Uno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R</text:p>
          </table:table-cell>
          <table:table-cell table:style-name="ce2" table:formula="of:=IF([.C18]=0;0;IF([.C18]=1;1;IF([.C18]=2;2;IF([.C18]=3;3;IF([.C18]=4;4;IF([.C18]=5;5;IF([.C18]=6;6;IF([.C18]=7;7;IF([.C18]=8;8;IF([.C18]=9;9;IF([.C18]=10;10;5)))))))))))" office:value-type="float" office:value="5" calcext:value-type="float">
            <text:p>5</text:p>
          </table:table-cell>
          <table:table-cell table:style-name="ce2" table:formula="of:=IF([.D18]=0;0;IF([.D18]=1;1;IF([.D18]=2;2;IF([.D18]=3;3;IF([.D18]=4;4;IF([.D18]=5;5;IF([.D18]=6;6;IF([.D18]=7;7;IF([.D18]=8;8;IF([.D18]=9;9;IF([.D18]=10;10;5)))))))))))" office:value-type="float" office:value="5" calcext:value-type="float">
            <text:p>5</text:p>
          </table:table-cell>
          <table:table-cell table:style-name="ce2" table:formula="of:=IF([.E18]=0;0;IF([.E18]=1;1;IF([.E18]=2;2;IF([.E18]=3;3;IF([.E18]=4;4;IF([.E18]=5;5;IF([.E18]=6;6;IF([.E18]=7;7;IF([.E18]=8;8;IF([.E18]=9;9;IF([.E18]=10;10;5)))))))))))" office:value-type="float" office:value="5" calcext:value-type="float">
            <text:p>5</text:p>
          </table:table-cell>
          <table:table-cell table:style-name="ce2" table:formula="of:=IF([.F18]=0;0;IF([.F18]=1;1;IF([.F18]=2;2;IF([.F18]=3;3;IF([.F18]=4;4;IF([.F18]=5;5;IF([.F18]=6;6;IF([.F18]=7;7;IF([.F18]=8;8;IF([.F18]=9;9;IF([.F18]=10;10;5)))))))))))" office:value-type="float" office:value="5" calcext:value-type="float">
            <text:p>5</text:p>
          </table:table-cell>
          <table:table-cell table:style-name="ce2" table:formula="of:=IF([.G18]=0;0;IF([.G18]=1;1;IF([.G18]=2;2;IF([.G18]=3;3;IF([.G18]=4;4;IF([.G18]=5;5;IF([.G18]=6;6;IF([.G18]=7;7;IF([.G18]=8;8;IF([.G18]=9;9;IF([.G18]=10;10;5)))))))))))" office:value-type="float" office:value="5" calcext:value-type="float">
            <text:p>5</text:p>
          </table:table-cell>
          <table:table-cell table:style-name="ce2" table:formula="of:=IF([.H18]=0;0;IF([.H18]=1;1;IF([.H18]=2;2;IF([.H18]=3;3;IF([.H18]=4;4;IF([.H18]=5;5;IF([.H18]=6;6;IF([.H18]=7;7;IF([.H18]=8;8;IF([.H18]=9;9;IF([.H18]=10;10;5)))))))))))" office:value-type="float" office:value="5" calcext:value-type="float">
            <text:p>5</text:p>
          </table:table-cell>
          <table:table-cell table:style-name="ce2" table:formula="of:=IF([.I18]=0;0;IF([.I18]=1;1;IF([.I18]=2;2;IF([.I18]=3;3;IF([.I18]=4;4;IF([.I18]=5;5;IF([.I18]=6;6;IF([.I18]=7;7;IF([.I18]=8;8;IF([.I18]=9;9;IF([.I18]=10;10;5)))))))))))" office:value-type="float" office:value="5" calcext:value-type="float">
            <text:p>5</text:p>
          </table:table-cell>
          <table:table-cell table:style-name="ce2" table:formula="of:=IF([.J18]=0;0;IF([.J18]=1;1;IF([.J18]=2;2;IF([.J18]=3;3;IF([.J18]=4;4;IF([.J18]=5;5;IF([.J18]=6;6;IF([.J18]=7;7;IF([.J18]=8;8;IF([.J18]=9;9;IF([.J18]=10;10;5)))))))))))" office:value-type="float" office:value="5" calcext:value-type="float">
            <text:p>5</text:p>
          </table:table-cell>
          <table:table-cell table:style-name="ce2" table:formula="of:=IF([.K18]=0;0;IF([.K18]=1;1;IF([.K18]=2;2;IF([.K18]=3;3;IF([.K18]=4;4;IF([.K18]=5;5;IF([.K18]=6;6;IF([.K18]=7;7;IF([.K18]=8;8;IF([.K18]=9;9;IF([.K18]=10;10;5)))))))))))" office:value-type="float" office:value="5" calcext:value-type="float">
            <text:p>5</text:p>
          </table:table-cell>
          <table:table-cell table:style-name="ce2" table:formula="of:=IF([.L18]=0;0;IF([.L18]=1;1;IF([.L18]=2;2;IF([.L18]=3;3;IF([.L18]=4;4;IF([.L18]=5;5;IF([.L18]=6;6;IF([.L18]=7;7;IF([.L18]=8;8;IF([.L18]=9;9;IF([.L18]=10;10;5)))))))))))" office:value-type="float" office:value="5" calcext:value-type="float">
            <text:p>5</text:p>
          </table:table-cell>
          <table:table-cell table:style-name="ce2" table:formula="of:=IF([.M18]=0;0;IF([.M18]=1;1;IF([.M18]=2;2;IF([.M18]=3;3;IF([.M18]=4;4;IF([.M18]=5;5;IF([.M18]=6;6;IF([.M18]=7;7;IF([.M18]=8;8;IF([.M18]=9;9;IF([.M18]=10;10;5)))))))))))" office:value-type="float" office:value="7" calcext:value-type="float">
            <text:p>7</text:p>
          </table:table-cell>
          <table:table-cell table:style-name="ce2" table:formula="of:=IF([.N18]=0;0;IF([.N18]=1;1;IF([.N18]=2;2;IF([.N18]=3;3;IF([.N18]=4;4;IF([.N18]=5;5;IF([.N18]=6;6;IF([.N18]=7;7;IF([.N18]=8;8;IF([.N18]=9;9;IF([.N18]=10;10;5)))))))))))" office:value-type="float" office:value="5" calcext:value-type="float">
            <text:p>5</text:p>
          </table:table-cell>
          <table:table-cell table:style-name="ce2" table:formula="of:=IF([.O18]=0;0;IF([.O18]=1;1;IF([.O18]=2;2;IF([.O18]=3;3;IF([.O18]=4;4;IF([.O18]=5;5;IF([.O18]=6;6;IF([.O18]=7;7;IF([.O18]=8;8;IF([.O18]=9;9;IF([.O18]=10;10;5)))))))))))" office:value-type="float" office:value="5" calcext:value-type="float">
            <text:p>5</text:p>
          </table:table-cell>
          <table:table-cell table:style-name="ce4" office:value-type="string" calcext:value-type="string">
            <text:p>Interpersonnel, coopérer</text:p>
            <text:p>(8,9,13) ; 15</text:p>
          </table:table-cell>
          <table:table-cell table:style-name="ce8" table:formula="of:=IF([.C12]=&quot;R&quot;;([.P13]+[.P17])/2;IF([.C13]=&quot;R&quot;;([.P12]+[.P17])/2;IF([.C17]=&quot;R&quot;;([.P12]+[.P13])/2;IF(AND([.C12]=&quot;R&quot;;[.C13]=&quot;R&quot;);[.C17];IF(AND([.C13]=&quot;R&quot;;[.C17]=&quot;R&quot;);[.P12];IF(AND([.C12]=&quot;R&quot;;[.C17]=&quot;R&quot;);[.P13];([.P12]+[.P13]+[.P17])/3))))))" office:value-type="float" office:value="5" calcext:value-type="float">
            <text:p>5</text:p>
          </table:table-cell>
          <table:table-cell table:style-name="ce8" table:formula="of:=IF([.D12]=&quot;R&quot;;([.Q13]+[.Q17])/2;IF([.D13]=&quot;R&quot;;([.Q12]+[.Q17])/2;IF([.D17]=&quot;R&quot;;([.Q12]+[.Q13])/2;IF(AND([.D12]=&quot;R&quot;;[.D13]=&quot;R&quot;);[.D17];IF(AND([.D13]=&quot;R&quot;;[.D17]=&quot;R&quot;);[.Q12];IF(AND([.D12]=&quot;R&quot;;[.D17]=&quot;R&quot;);[.Q13];([.Q12]+[.Q13]+[.Q17])/3))))))" office:value-type="float" office:value="5" calcext:value-type="float">
            <text:p>5</text:p>
          </table:table-cell>
          <table:table-cell table:style-name="ce8" table:formula="of:=IF([.E12]=&quot;R&quot;;([.R13]+[.R17])/2;IF([.E13]=&quot;R&quot;;([.R12]+[.R17])/2;IF([.E17]=&quot;R&quot;;([.R12]+[.R13])/2;IF(AND([.E12]=&quot;R&quot;;[.E13]=&quot;R&quot;);[.E17];IF(AND([.E13]=&quot;R&quot;;[.E17]=&quot;R&quot;);[.R12];IF(AND([.E12]=&quot;R&quot;;[.E17]=&quot;R&quot;);[.R13];([.R12]+[.R13]+[.R17])/3))))))" office:value-type="float" office:value="5" calcext:value-type="float">
            <text:p>5</text:p>
          </table:table-cell>
          <table:table-cell table:style-name="ce8" table:formula="of:=IF([.F12]=&quot;R&quot;;([.S13]+[.S17])/2;IF([.F13]=&quot;R&quot;;([.S12]+[.S17])/2;IF([.F17]=&quot;R&quot;;([.S12]+[.S13])/2;IF(AND([.F12]=&quot;R&quot;;[.F13]=&quot;R&quot;);[.F17];IF(AND([.F13]=&quot;R&quot;;[.F17]=&quot;R&quot;);[.S12];IF(AND([.F12]=&quot;R&quot;;[.F17]=&quot;R&quot;);[.S13];([.S12]+[.S13]+[.S17])/3))))))" office:value-type="float" office:value="5" calcext:value-type="float">
            <text:p>5</text:p>
          </table:table-cell>
          <table:table-cell table:style-name="ce8" table:formula="of:=IF([.G12]=&quot;R&quot;;([.T13]+[.T17])/2;IF([.G13]=&quot;R&quot;;([.T12]+[.T17])/2;IF([.G17]=&quot;R&quot;;([.T12]+[.T13])/2;IF(AND([.G12]=&quot;R&quot;;[.G13]=&quot;R&quot;);[.G17];IF(AND([.G13]=&quot;R&quot;;[.G17]=&quot;R&quot;);[.T12];IF(AND([.G12]=&quot;R&quot;;[.G17]=&quot;R&quot;);[.T13];([.T12]+[.T13]+[.T17])/3))))))" office:value-type="float" office:value="6" calcext:value-type="float">
            <text:p>6</text:p>
          </table:table-cell>
          <table:table-cell table:style-name="ce8" table:formula="of:=IF([.H12]=&quot;R&quot;;([.U13]+[.U17])/2;IF([.H13]=&quot;R&quot;;([.U12]+[.U17])/2;IF([.H17]=&quot;R&quot;;([.U12]+[.U13])/2;IF(AND([.H12]=&quot;R&quot;;[.H13]=&quot;R&quot;);[.H17];IF(AND([.H13]=&quot;R&quot;;[.H17]=&quot;R&quot;);[.U12];IF(AND([.H12]=&quot;R&quot;;[.H17]=&quot;R&quot;);[.U13];([.U12]+[.U13]+[.U17])/3))))))" office:value-type="float" office:value="6" calcext:value-type="float">
            <text:p>6</text:p>
          </table:table-cell>
          <table:table-cell table:style-name="ce8" table:formula="of:=IF([.I12]=&quot;R&quot;;([.V13]+[.V17])/2;IF([.I13]=&quot;R&quot;;([.V12]+[.V17])/2;IF([.I17]=&quot;R&quot;;([.V12]+[.V13])/2;IF(AND([.I12]=&quot;R&quot;;[.I13]=&quot;R&quot;);[.I17];IF(AND([.I13]=&quot;R&quot;;[.I17]=&quot;R&quot;);[.V12];IF(AND([.I12]=&quot;R&quot;;[.I17]=&quot;R&quot;);[.V13];([.V12]+[.V13]+[.V17])/3))))))" office:value-type="float" office:value="5" calcext:value-type="float">
            <text:p>5</text:p>
          </table:table-cell>
          <table:table-cell table:style-name="ce8" table:formula="of:=IF([.J12]=&quot;R&quot;;([.W13]+[.W17])/2;IF([.J13]=&quot;R&quot;;([.W12]+[.W17])/2;IF([.J17]=&quot;R&quot;;([.W12]+[.W13])/2;IF(AND([.J12]=&quot;R&quot;;[.J13]=&quot;R&quot;);[.J17];IF(AND([.J13]=&quot;R&quot;;[.J17]=&quot;R&quot;);[.W12];IF(AND([.J12]=&quot;R&quot;;[.J17]=&quot;R&quot;);[.W13];([.W12]+[.W13]+[.W17])/3))))))" office:value-type="float" office:value="5" calcext:value-type="float">
            <text:p>5</text:p>
          </table:table-cell>
          <table:table-cell table:style-name="ce8" table:formula="of:=IF([.K12]=&quot;R&quot;;([.X13]+[.X17])/2;IF([.K13]=&quot;R&quot;;([.X12]+[.X17])/2;IF([.K17]=&quot;R&quot;;([.X12]+[.X13])/2;IF(AND([.K12]=&quot;R&quot;;[.K13]=&quot;R&quot;);[.K17];IF(AND([.K13]=&quot;R&quot;;[.K17]=&quot;R&quot;);[.X12];IF(AND([.K12]=&quot;R&quot;;[.K17]=&quot;R&quot;);[.X13];([.X12]+[.X13]+[.X17])/3))))))" office:value-type="float" office:value="5" calcext:value-type="float">
            <text:p>5</text:p>
          </table:table-cell>
          <table:table-cell table:style-name="ce8" table:formula="of:=IF([.L12]=&quot;R&quot;;([.Y13]+[.Y17])/2;IF([.L13]=&quot;R&quot;;([.Y12]+[.Y17])/2;IF([.L17]=&quot;R&quot;;([.Y12]+[.Y13])/2;IF(AND([.L12]=&quot;R&quot;;[.L13]=&quot;R&quot;);[.L17];IF(AND([.L13]=&quot;R&quot;;[.L17]=&quot;R&quot;);[.Y12];IF(AND([.L12]=&quot;R&quot;;[.L17]=&quot;R&quot;);[.Y13];([.Y12]+[.Y13]+[.Y17])/3))))))" office:value-type="float" office:value="6" calcext:value-type="float">
            <text:p>6</text:p>
          </table:table-cell>
          <table:table-cell table:style-name="ce8" table:formula="of:=IF([.M12]=&quot;R&quot;;([.Z13]+[.Z17])/2;IF([.M13]=&quot;R&quot;;([.Z12]+[.Z17])/2;IF([.M17]=&quot;R&quot;;([.Z12]+[.Z13])/2;IF(AND([.M12]=&quot;R&quot;;[.M13]=&quot;R&quot;);[.M17];IF(AND([.M13]=&quot;R&quot;;[.M17]=&quot;R&quot;);[.Z12];IF(AND([.M12]=&quot;R&quot;;[.M17]=&quot;R&quot;);[.Z13];([.Z12]+[.Z13]+[.Z17])/3))))))" office:value-type="float" office:value="5" calcext:value-type="float">
            <text:p>5</text:p>
          </table:table-cell>
          <table:table-cell table:style-name="ce8" table:formula="of:=IF([.N12]=&quot;R&quot;;([.AA13]+[.AA17])/2;IF([.N13]=&quot;R&quot;;([.AA12]+[.AA17])/2;IF([.N17]=&quot;R&quot;;([.AA12]+[.AA13])/2;IF(AND([.N12]=&quot;R&quot;;[.N13]=&quot;R&quot;);[.N17];IF(AND([.N13]=&quot;R&quot;;[.N17]=&quot;R&quot;);[.AA12];IF(AND([.N12]=&quot;R&quot;;[.N17]=&quot;R&quot;);[.AA13];([.AA12]+[.AA13]+[.AA17])/3))))))" office:value-type="float" office:value="5" calcext:value-type="float">
            <text:p>5</text:p>
          </table:table-cell>
          <table:table-cell table:style-name="ce8" table:formula="of:=IF([.O12]=&quot;R&quot;;([.AB13]+[.AB17])/2;IF([.O13]=&quot;R&quot;;([.AB12]+[.AB17])/2;IF([.O17]=&quot;R&quot;;([.AB12]+[.AB13])/2;IF(AND([.O12]=&quot;R&quot;;[.O13]=&quot;R&quot;);[.O17];IF(AND([.O13]=&quot;R&quot;;[.O17]=&quot;R&quot;);[.AB12];IF(AND([.O12]=&quot;R&quot;;[.O17]=&quot;R&quot;);[.AB13];([.AB12]+[.AB13]+[.AB17])/3))))))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Tennis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2" table:style-name="ce8"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2" table:formula="of:=IF([.C19]=0;0;IF([.C19]=1;1;IF([.C19]=2;2;IF([.C19]=3;3;IF([.C19]=4;4;IF([.C19]=5;5;IF([.C19]=6;6;IF([.C19]=7;7;IF([.C19]=8;8;IF([.C19]=9;9;IF([.C19]=10;10;5)))))))))))" office:value-type="float" office:value="5" calcext:value-type="float">
            <text:p>5</text:p>
          </table:table-cell>
          <table:table-cell table:style-name="ce2" table:formula="of:=IF([.D19]=0;0;IF([.D19]=1;1;IF([.D19]=2;2;IF([.D19]=3;3;IF([.D19]=4;4;IF([.D19]=5;5;IF([.D19]=6;6;IF([.D19]=7;7;IF([.D19]=8;8;IF([.D19]=9;9;IF([.D19]=10;10;5)))))))))))" office:value-type="float" office:value="5" calcext:value-type="float">
            <text:p>5</text:p>
          </table:table-cell>
          <table:table-cell table:style-name="ce2" table:formula="of:=IF([.E19]=0;0;IF([.E19]=1;1;IF([.E19]=2;2;IF([.E19]=3;3;IF([.E19]=4;4;IF([.E19]=5;5;IF([.E19]=6;6;IF([.E19]=7;7;IF([.E19]=8;8;IF([.E19]=9;9;IF([.E19]=10;10;5)))))))))))" office:value-type="float" office:value="5" calcext:value-type="float">
            <text:p>5</text:p>
          </table:table-cell>
          <table:table-cell table:style-name="ce2" table:formula="of:=IF([.F19]=0;0;IF([.F19]=1;1;IF([.F19]=2;2;IF([.F19]=3;3;IF([.F19]=4;4;IF([.F19]=5;5;IF([.F19]=6;6;IF([.F19]=7;7;IF([.F19]=8;8;IF([.F19]=9;9;IF([.F19]=10;10;5)))))))))))" office:value-type="float" office:value="5" calcext:value-type="float">
            <text:p>5</text:p>
          </table:table-cell>
          <table:table-cell table:style-name="ce2" table:formula="of:=IF([.G19]=0;0;IF([.G19]=1;1;IF([.G19]=2;2;IF([.G19]=3;3;IF([.G19]=4;4;IF([.G19]=5;5;IF([.G19]=6;6;IF([.G19]=7;7;IF([.G19]=8;8;IF([.G19]=9;9;IF([.G19]=10;10;5)))))))))))" office:value-type="float" office:value="5" calcext:value-type="float">
            <text:p>5</text:p>
          </table:table-cell>
          <table:table-cell table:style-name="ce2" table:formula="of:=IF([.H19]=0;0;IF([.H19]=1;1;IF([.H19]=2;2;IF([.H19]=3;3;IF([.H19]=4;4;IF([.H19]=5;5;IF([.H19]=6;6;IF([.H19]=7;7;IF([.H19]=8;8;IF([.H19]=9;9;IF([.H19]=10;10;5)))))))))))" office:value-type="float" office:value="5" calcext:value-type="float">
            <text:p>5</text:p>
          </table:table-cell>
          <table:table-cell table:style-name="ce2" table:formula="of:=IF([.I19]=0;0;IF([.I19]=1;1;IF([.I19]=2;2;IF([.I19]=3;3;IF([.I19]=4;4;IF([.I19]=5;5;IF([.I19]=6;6;IF([.I19]=7;7;IF([.I19]=8;8;IF([.I19]=9;9;IF([.I19]=10;10;5)))))))))))" office:value-type="float" office:value="5" calcext:value-type="float">
            <text:p>5</text:p>
          </table:table-cell>
          <table:table-cell table:style-name="ce2" table:formula="of:=IF([.J19]=0;0;IF([.J19]=1;1;IF([.J19]=2;2;IF([.J19]=3;3;IF([.J19]=4;4;IF([.J19]=5;5;IF([.J19]=6;6;IF([.J19]=7;7;IF([.J19]=8;8;IF([.J19]=9;9;IF([.J19]=10;10;5)))))))))))" office:value-type="float" office:value="5" calcext:value-type="float">
            <text:p>5</text:p>
          </table:table-cell>
          <table:table-cell table:style-name="ce2" table:formula="of:=IF([.K19]=0;0;IF([.K19]=1;1;IF([.K19]=2;2;IF([.K19]=3;3;IF([.K19]=4;4;IF([.K19]=5;5;IF([.K19]=6;6;IF([.K19]=7;7;IF([.K19]=8;8;IF([.K19]=9;9;IF([.K19]=10;10;5)))))))))))" office:value-type="float" office:value="5" calcext:value-type="float">
            <text:p>5</text:p>
          </table:table-cell>
          <table:table-cell table:style-name="ce2" table:formula="of:=IF([.L19]=0;0;IF([.L19]=1;1;IF([.L19]=2;2;IF([.L19]=3;3;IF([.L19]=4;4;IF([.L19]=5;5;IF([.L19]=6;6;IF([.L19]=7;7;IF([.L19]=8;8;IF([.L19]=9;9;IF([.L19]=10;10;5)))))))))))" office:value-type="float" office:value="5" calcext:value-type="float">
            <text:p>5</text:p>
          </table:table-cell>
          <table:table-cell table:style-name="ce2" table:formula="of:=IF([.M19]=0;0;IF([.M19]=1;1;IF([.M19]=2;2;IF([.M19]=3;3;IF([.M19]=4;4;IF([.M19]=5;5;IF([.M19]=6;6;IF([.M19]=7;7;IF([.M19]=8;8;IF([.M19]=9;9;IF([.M19]=10;10;5)))))))))))" office:value-type="float" office:value="5" calcext:value-type="float">
            <text:p>5</text:p>
          </table:table-cell>
          <table:table-cell table:style-name="ce2" table:formula="of:=IF([.N19]=0;0;IF([.N19]=1;1;IF([.N19]=2;2;IF([.N19]=3;3;IF([.N19]=4;4;IF([.N19]=5;5;IF([.N19]=6;6;IF([.N19]=7;7;IF([.N19]=8;8;IF([.N19]=9;9;IF([.N19]=10;10;5)))))))))))" office:value-type="float" office:value="5" calcext:value-type="float">
            <text:p>5</text:p>
          </table:table-cell>
          <table:table-cell table:style-name="ce2" table:formula="of:=IF([.O19]=0;0;IF([.O19]=1;1;IF([.O19]=2;2;IF([.O19]=3;3;IF([.O19]=4;4;IF([.O19]=5;5;IF([.O19]=6;6;IF([.O19]=7;7;IF([.O19]=8;8;IF([.O19]=9;9;IF([.O19]=10;10;5)))))))))))" office:value-type="float" office:value="7" calcext:value-type="float">
            <text:p>7</text:p>
          </table:table-cell>
          <table:table-cell table:style-name="ce4" office:value-type="string" calcext:value-type="string">
            <text:p>Sagesse, Développement Durable et Naturel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3">
          <table:table-cell table:style-name="ce15" table:number-columns-repeated="28"/>
          <table:table-cell table:style-name="ce11" office:value-type="string" calcext:value-type="string">
            <text:p>Intrapersonnel, maitrise de soi, gérer son stress,</text:p>
            <text:p>réguler ses émotions, avoir conscience de son utilité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>
            <draw:frame draw:z-index="0" draw:style-name="gr1" draw:text-style-name="P1" svg:width="27.053cm" svg:height="14.874cm" svg:x="0.452cm" svg:y="0.055cm">
              <draw:object draw:notify-on-update-of-ranges="Feuille1.AC5:Feuille1.AC11 Feuille1.AQ4:Feuille1.AQ4 Feuille1.AQ5:Feuille1.AQ11 Feuille1.AD4:Feuille1.AD4 Feuille1.AD5:Feuille1.AD11 Feuille1.AE4:Feuille1.AE4 Feuille1.AE5:Feuille1.AE11 Feuille1.AF4:Feuille1.AF4 Feuille1.AF5:Feuille1.AF11 Feuille1.AG4:Feuille1.AG4 Feuille1.AG5:Feuille1.AG11 Feuille1.AO4:Feuille1.AO4 Feuille1.AO5:Feuille1.AO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5" table:number-columns-repeated="27"/>
          <table:table-cell table:style-name="ce11" office:value-type="string" calcext:value-type="string">
            <text:p>Coopérer, interpersonnel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number-columns-repeated="2"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Communiquer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Questionner le monde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Fantastique : Créer, imagination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15" table:number-columns-repeated="28"/>
          <table:table-cell table:style-name="ce11" office:value-type="string" calcext:value-type="string">
            <text:p>Décisions rapides et résolution de conflits (Ten1)</text:p>
          </table:table-cell>
          <table:table-cell table:style-name="ce8" table:formula="of:=[.C19]" office:value-type="string" office:string-value="R" calcext:value-type="string">
            <text:p>R</text:p>
          </table:table-cell>
          <table:table-cell table:style-name="ce8" table:formula="of:=[.D19]" office:value-type="string" office:string-value="R" calcext:value-type="string">
            <text:p>R</text:p>
          </table:table-cell>
          <table:table-cell table:style-name="ce8" table:formula="of:=[.E19]" office:value-type="string" office:string-value="R" calcext:value-type="string">
            <text:p>R</text:p>
          </table:table-cell>
          <table:table-cell table:style-name="ce8" table:formula="of:=[.F19]" office:value-type="string" office:string-value="R" calcext:value-type="string">
            <text:p>R</text:p>
          </table:table-cell>
          <table:table-cell table:style-name="ce8" table:formula="of:=[.G19]" office:value-type="string" office:string-value="R" calcext:value-type="string">
            <text:p>R</text:p>
          </table:table-cell>
          <table:table-cell table:style-name="ce8" table:formula="of:=[.H19]" office:value-type="string" office:string-value="R" calcext:value-type="string">
            <text:p>R</text:p>
          </table:table-cell>
          <table:table-cell table:style-name="ce8" table:formula="of:=[.I19]" office:value-type="string" office:string-value="R" calcext:value-type="string">
            <text:p>R</text:p>
          </table:table-cell>
          <table:table-cell table:style-name="ce8" table:formula="of:=[.J19]" office:value-type="string" office:string-value="R" calcext:value-type="string">
            <text:p>R</text:p>
          </table:table-cell>
          <table:table-cell table:style-name="ce8" table:formula="of:=[.K19]" office:value-type="string" office:string-value="R" calcext:value-type="string">
            <text:p>R</text:p>
          </table:table-cell>
          <table:table-cell table:style-name="ce8" table:formula="of:=[.L19]" office:value-type="string" office:string-value="R" calcext:value-type="string">
            <text:p>R</text:p>
          </table:table-cell>
          <table:table-cell table:style-name="ce8" table:formula="of:=[.M19]" office:value-type="string" office:string-value="R" calcext:value-type="string">
            <text:p>R</text:p>
          </table:table-cell>
          <table:table-cell table:style-name="ce8" table:formula="of:=[.N19]" office:value-type="string" office:string-value="R" calcext:value-type="string">
            <text:p>R</text:p>
          </table:table-cell>
          <table:table-cell table:style-name="ce8" table:formula="of:=[.O19]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table:number-columns-repeated="15"/>
          <table:table-cell>
            <draw:frame draw:z-index="1" draw:style-name="gr1" draw:text-style-name="P1" svg:width="30.463cm" svg:height="14.876cm" svg:x="0.153cm" svg:y="0.178cm">
              <draw:object draw:notify-on-update-of-ranges="Feuille1.AC12:Feuille1.AC18 Feuille1.AQ4:Feuille1.AQ4 Feuille1.AQ5:Feuille1.AQ11 Feuille1.AH4:Feuille1.AH4 Feuille1.AH12:Feuille1.AH18 Feuille1.AI4:Feuille1.AI4 Feuille1.AI12:Feuille1.AI18 Feuille1.AJ4:Feuille1.AJ4 Feuille1.AJ12:Feuille1.AJ18 Feuille1.AK4:Feuille1.AK4 Feuille1.AK12:Feuille1.AK18 Feuille1.AL4:Feuille1.AL4 Feuille1.AL12:Feuille1.AL18 Feuille1.AM4:Feuille1.AM4 Feuille1.AM12:Feuille1.AM18 Feuille1.AN4:Feuille1.AN4 Feuille1.AN12:Feuille1.AN18 Feuille1.AP4:Feuille1.AP4 Feuille1.AP19:Feuille1.AP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8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oie sportive</text:p>
          </table:table-cell>
          <table:table-cell office:value-type="string" calcext:value-type="string">
            <text:p>Nbr de valeurs validée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table:style-name="ce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float" office:value="7000" calcext:value-type="float">
            <text:p>7000</text:p>
          </table:table-cell>
          <table:table-cell office:value-type="string" calcext:value-type="string">
            <text:p>place par rapport à 7000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>
            <draw:frame draw:z-index="2" draw:style-name="gr1" draw:text-style-name="P1" svg:width="28.336cm" svg:height="14.876cm" svg:x="0.04cm" svg:y="0.063cm">
              <draw:object draw:notify-on-update-of-ranges="Feuille1.AC5:Feuille1.AC5 Feuille1.AC6:Feuille1.AC6 Feuille1.AC7:Feuille1.AC7 Feuille1.AC8:Feuille1.AC8 Feuille1.AC9:Feuille1.AC9 Feuille1.AC10:Feuille1.AC10 Feuille1.AC11:Feuille1.AC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W collectif</text:p>
          </table:table-cell>
          <table:table-cell office:value-type="string" calcext:value-type="string">
            <text:p>Nbr de participant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float" office:value="170" calcext:value-type="float">
            <text:p>170</text:p>
          </table:table-cell>
          <table:table-cell office:value-type="string" calcext:value-type="string">
            <text:p>Pertinence de l’action réalisé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15"/>
          <table:table-cell>
            <draw:frame draw:z-index="3" draw:style-name="gr1" draw:text-style-name="P1" svg:width="38.534cm" svg:height="16.085cm" svg:x="1.503cm" svg:y="0.246cm">
              <draw:object draw:notify-on-update-of-ranges="Feuille1.AC12:Feuille1.AC12 Feuille1.AC13:Feuille1.AC13 Feuille1.AC14:Feuille1.AC14 Feuille1.AC15:Feuille1.AC15 Feuille1.AC16:Feuille1.AC16 Feuille1.AC17:Feuille1.AC17 Feuille1.AC18:Feuille1.AC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8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table:style-name="Default" table:number-columns-repeated="2"/>
        </table:table-row>
        <table:table-row table:style-name="ro1">
          <table:table-cell table:number-columns-repeated="43"/>
          <table:table-cell office:value-type="string" calcext:value-type="string">
            <text:p>impro théâtre</text:p>
          </table:table-cell>
          <table:table-cell office:value-type="string" calcext:value-type="string">
            <text:p>Notation collective de l’histoir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balles ramassées</text:p>
            <text:p>(lieux découverts)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Bug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3"/>
          <table:table-cell table:style-name="Default" table:number-columns-repeated="3"/>
        </table:table-row>
        <table:table-row table:style-name="ro4">
          <table:table-cell table:number-columns-repeated="29"/>
          <table:table-cell table:style-name="ce7" office:value-type="string" calcext:value-type="string">
            <text:p>Echecs</text:p>
          </table:table-cell>
          <table:table-cell table:style-name="ce7" table:number-columns-repeated="12"/>
          <table:table-cell/>
          <table:table-cell office:value-type="string" calcext:value-type="string">
            <text:p>Nom du jeu</text:p>
          </table:table-cell>
          <table:table-cell office:value-type="string" calcext:value-type="string">
            <text:p>Si partie gagnée, </text:p>
            <text:p>Nombre de pieces adverses prises +5 (10max), </text:p>
            <text:p>si partie perdue, </text:p>
            <text:p><text:span text:style-name="T1">Nombre de pieces adverses prises.</text:span>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29"/>
          <table:table-cell table:style-name="ce7" office:value-type="string" calcext:value-type="string">
            <text:p>Fortnight</text:p>
          </table:table-cell>
          <table:table-cell table:style-name="ce7" table:number-columns-repeated="12"/>
          <table:table-cell/>
          <table:table-cell office:value-type="string" calcext:value-type="string">
            <text:p>Echec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Kem’s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Loup-garou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Médiasphère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Tours de magie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9"/>
          <table:table-cell table:style-name="ce8" office:value-type="string" calcext:value-type="string">
            <text:p>Uno</text:p>
          </table:table-cell>
          <table:table-cell table:style-name="ce8" table:number-columns-repeated="12"/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’adversaire éliminé </text:p>
            <text:p>avant sa propre mort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Fortnight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Ratio des victoires</text:p>
            <text:p> Face à l’adversair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Kem’s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Victoire complète de l’équip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Loup-garou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pièces gagnée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Médiasphèr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tours de magie </text:p>
            <text:p>Connus, réussis et transmis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Tours de magi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1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Victoire complète de l’équipe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Uno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/>
          <table:table-cell table:style-name="Default" table:number-columns-repeated="3"/>
        </table:table-row>
        <table:table-row table:style-name="ro3">
          <table:table-cell table:number-columns-repeated="43"/>
          <table:table-cell office:value-type="string" calcext:value-type="string">
            <text:p>Nom du jeu</text:p>
          </table:table-cell>
          <table:table-cell office:value-type="string" calcext:value-type="string">
            <text:p>Nbr de jeux gagnés </text:p>
            <text:p>( en 2 sets )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number-columns-repeated="43"/>
          <table:table-cell office:value-type="string" calcext:value-type="string">
            <text:p>Tennis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4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08:21:07.143000000</meta:creation-date>
    <meta:editing-duration>PT20H32M21S</meta:editing-duration>
    <meta:editing-cycles>10</meta:editing-cycles>
    <meta:generator>LibreOffice/24.8.0.3$Windows_X86_64 LibreOffice_project/0bdf1299c94fe897b119f97f3c613e9dca6be583</meta:generator>
    <dc:date>2024-09-05T09:35:40.102000000</dc:date>
    <meta:document-statistic meta:table-count="1" meta:cell-count="116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54cm" svg:height="14.875cm" xlink:href=".." xlink:type="simple" chart:class="chart:radar" chart:column-mapping="5 0 1 2 3 4" chart:style-name="ch1">
        <chart:legend chart:legend-position="end" svg:x="23.314cm" svg:y="5.379cm" style:legend-expansion="custom" svg:width="3.382cm" svg:height="8.566cm" style:legend-expansion-aspect-ratio="0.394816717254261" chart:style-name="ch2"/>
        <chart:plot-area chart:style-name="ch3" table:cell-range-address="Feuille1.AC5:Feuille1.AG11 Feuille1.AQ4:Feuille1.AQ11 Feuille1.AD4:Feuille1.AG4 Feuille1.AO4:Feuille1.AO11" chart:data-source-has-labels="both" svg:x="0.019cm" svg:y="1.105cm" svg:width="22.434cm" svg:height="12.484cm">
          <chart:coordinate-region svg:x="8.889cm" svg:y="2.584cm" svg:width="10.094cm" svg:height="10.094cm"/>
          <chart:axis chart:dimension="x" chart:name="primary-x" chart:style-name="ch4" chartooo:axis-type="auto">
            <chartooo:date-scale/>
            <chart:categories table:cell-range-address="Feuille1.AC5:Feuille1.A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Q5:Feuille1.AQ11" chart:label-cell-address="Feuille1.AQ4:Feuille1.AQ4" chart:class="chart:radar">
            <chart:data-point chart:repeated="7"/>
          </chart:series>
          <chart:series chart:style-name="ch8" chart:values-cell-range-address="Feuille1.AD5:Feuille1.AD11" chart:label-cell-address="Feuille1.AD4:Feuille1.AD4" chart:class="chart:radar">
            <chart:data-point chart:repeated="7"/>
          </chart:series>
          <chart:series chart:style-name="ch9" chart:values-cell-range-address="Feuille1.AE5:Feuille1.AE11" chart:label-cell-address="Feuille1.AE4:Feuille1.AE4" chart:class="chart:radar">
            <chart:data-point chart:repeated="7"/>
          </chart:series>
          <chart:series chart:style-name="ch10" chart:values-cell-range-address="Feuille1.AF5:Feuille1.AF11" chart:label-cell-address="Feuille1.AF4:Feuille1.AF4" chart:class="chart:radar">
            <chart:data-point chart:repeated="7"/>
          </chart:series>
          <chart:series chart:style-name="ch11" chart:values-cell-range-address="Feuille1.AG5:Feuille1.AG11" chart:label-cell-address="Feuille1.AG4:Feuille1.AG4" chart:class="chart:radar">
            <chart:data-point chart:repeated="7"/>
          </chart:series>
          <chart:series chart:style-name="ch12" chart:values-cell-range-address="Feuille1.AO5:Feuille1.AO11" chart:label-cell-address="Feuille1.AO4:Feuille1.AO4" chart:class="chart:rad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nationale ( /10) 
Niv. échantillon 
(sans entrainement)</text:p>
                <draw:g>
                  <svg:desc>Feuille1.AQ4:Feuille1.AQ4</svg:desc>
                </draw:g>
              </table:table-cell>
              <table:table-cell office:value-type="string">
                <text:p>Résultats 
Compétences
SevenT1</text:p>
                <draw:g>
                  <svg:desc>Feuille1.AD4:Feuille1.AD4</svg:desc>
                </draw:g>
              </table:table-cell>
              <table:table-cell office:value-type="string">
                <text:p>RCST2</text:p>
                <draw:g>
                  <svg:desc>Feuille1.AE4:Feuille1.AE4</svg:desc>
                </draw:g>
              </table:table-cell>
              <table:table-cell office:value-type="string">
                <text:p>RCST3</text:p>
                <draw:g>
                  <svg:desc>Feuille1.AF4:Feuille1.AF4</svg:desc>
                </draw:g>
              </table:table-cell>
              <table:table-cell office:value-type="string">
                <text:p>RCST4</text:p>
                <draw:g>
                  <svg:desc>Feuille1.AG4:Feuille1.AG4</svg:desc>
                </draw:g>
              </table:table-cell>
              <table:table-cell office:value-type="string">
                <text:p>RCTS5</text:p>
                <draw:g>
                  <svg:desc>Feuille1.AO4:Feuille1.A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ner le monde
(4,5,7)</text:p>
                <draw:g>
                  <svg:desc>Feuille1.AC5:Feuille1.AC11</svg:desc>
                </draw:g>
              </table:table-cell>
              <table:table-cell office:value-type="float" office:value="5">
                <text:p>5</text:p>
                <draw:g>
                  <svg:desc>Feuille1.AQ5:Feuille1.AQ11</svg:desc>
                </draw:g>
              </table:table-cell>
              <table:table-cell office:value-type="float" office:value="5.66666666666667">
                <text:p>5.66666666666667</text:p>
                <draw:g>
                  <svg:desc>Feuille1.AD5:Feuille1.AD11</svg:desc>
                </draw:g>
              </table:table-cell>
              <table:table-cell office:value-type="float" office:value="5.33333333333333">
                <text:p>5.33333333333333</text:p>
                <draw:g>
                  <svg:desc>Feuille1.AE5:Feuille1.AE11</svg:desc>
                </draw:g>
              </table:table-cell>
              <table:table-cell office:value-type="float" office:value="6.66666666666667">
                <text:p>6.66666666666667</text:p>
                <draw:g>
                  <svg:desc>Feuille1.AF5:Feuille1.AF11</svg:desc>
                </draw:g>
              </table:table-cell>
              <table:table-cell office:value-type="float" office:value="8.33333333333333">
                <text:p>8.33333333333333</text:p>
                <draw:g>
                  <svg:desc>Feuille1.AG5:Feuille1.AG11</svg:desc>
                </draw:g>
              </table:table-cell>
              <table:table-cell office:value-type="float" office:value="10">
                <text:p>10</text:p>
                <draw:g>
                  <svg:desc>Feuille1.AO5:Feuille1.AO11</svg:desc>
                </draw:g>
              </table:table-cell>
            </table:table-row>
            <table:table-row>
              <table:table-cell office:value-type="string">
                <text:p>Sagesse, Développement Durable et Naturel
(3,5,7)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2,3,6)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cisions rapides et résolution de conflits
(1,3,7)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muniquer
(1,2,6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réer, imagination
(1,4,6)</text:p>
              </table:table-cell>
              <table:table-cell office:value-type="float" office:value="5">
                <text:p>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rpersonnel, coopérer
(2,4,5)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464cm" svg:height="14.877cm" xlink:href=".." xlink:type="simple" chart:class="chart:radar" chart:style-name="ch1">
        <chart:legend chart:legend-position="end" svg:x="26.252cm" svg:y="5.379cm" style:legend-expansion="custom" svg:width="3.808cm" svg:height="8.567cm" style:legend-expansion-aspect-ratio="0.444496323100269" chart:style-name="ch2"/>
        <chart:plot-area chart:style-name="ch3" table:cell-range-address="Feuille1.AC12:Feuille1.AC18 Feuille1.AQ4:Feuille1.AQ11 Feuille1.AH4:Feuille1.AN4 Feuille1.AH12:Feuille1.AN18 Feuille1.AP4:Feuille1.AP4 Feuille1.AP19:Feuille1.AP25" chart:data-source-has-labels="both" svg:x="1.773cm" svg:y="1.104cm" svg:width="22.437cm" svg:height="12.487cm">
          <chart:coordinate-region svg:x="10.009cm" svg:y="2.584cm" svg:width="11.366cm" svg:height="10.095cm"/>
          <chart:axis chart:dimension="x" chart:name="primary-x" chart:style-name="ch4" chartooo:axis-type="auto">
            <chartooo:date-scale/>
            <chart:categories table:cell-range-address="Feuille1.AC12:Feuille1.A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Q5:Feuille1.AQ11" chart:label-cell-address="Feuille1.AQ4:Feuille1.AQ4" chart:class="chart:radar">
            <chart:data-point chart:repeated="7"/>
          </chart:series>
          <chart:series chart:style-name="ch8" chart:values-cell-range-address="Feuille1.AH12:Feuille1.AH18" chart:label-cell-address="Feuille1.AH4:Feuille1.AH4" chart:class="chart:radar">
            <chart:data-point chart:repeated="7"/>
          </chart:series>
          <chart:series chart:style-name="ch9" chart:values-cell-range-address="Feuille1.AI12:Feuille1.AI18" chart:label-cell-address="Feuille1.AI4:Feuille1.AI4" chart:class="chart:radar">
            <chart:data-point chart:repeated="7"/>
          </chart:series>
          <chart:series chart:style-name="ch10" chart:values-cell-range-address="Feuille1.AJ12:Feuille1.AJ18" chart:label-cell-address="Feuille1.AJ4:Feuille1.AJ4" chart:class="chart:radar">
            <chart:data-point chart:repeated="7"/>
          </chart:series>
          <chart:series chart:style-name="ch11" chart:values-cell-range-address="Feuille1.AK12:Feuille1.AK18" chart:label-cell-address="Feuille1.AK4:Feuille1.AK4" chart:class="chart:radar">
            <chart:data-point chart:repeated="7"/>
          </chart:series>
          <chart:series chart:style-name="ch12" chart:values-cell-range-address="Feuille1.AL12:Feuille1.AL18" chart:label-cell-address="Feuille1.AL4:Feuille1.AL4" chart:class="chart:radar">
            <chart:data-point chart:repeated="7"/>
          </chart:series>
          <chart:series chart:style-name="ch13" chart:values-cell-range-address="Feuille1.AM12:Feuille1.AM18" chart:label-cell-address="Feuille1.AM4:Feuille1.AM4" chart:class="chart:radar">
            <chart:data-point chart:repeated="7"/>
          </chart:series>
          <chart:series chart:style-name="ch14" chart:values-cell-range-address="Feuille1.AN12:Feuille1.AN18" chart:label-cell-address="Feuille1.AN4:Feuille1.AN4" chart:class="chart:radar">
            <chart:data-point chart:repeated="7"/>
          </chart:series>
          <chart:series chart:style-name="ch15" chart:values-cell-range-address="Feuille1.AP19:Feuille1.AP25" chart:label-cell-address="Feuille1.AP4:Feuille1.AP4" chart:class="chart:rad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nationale ( /10) 
Niv. échantillon 
(sans entrainement)</text:p>
                <draw:g>
                  <svg:desc>Feuille1.AQ4:Feuille1.AQ4</svg:desc>
                </draw:g>
              </table:table-cell>
              <table:table-cell office:value-type="string">
                <text:p>8RCEchecs</text:p>
                <draw:g>
                  <svg:desc>Feuille1.AH4:Feuille1.AH4</svg:desc>
                </draw:g>
              </table:table-cell>
              <table:table-cell office:value-type="string">
                <text:p>9RCFortnite</text:p>
                <draw:g>
                  <svg:desc>Feuille1.AI4:Feuille1.AI4</svg:desc>
                </draw:g>
              </table:table-cell>
              <table:table-cell office:value-type="string">
                <text:p>103RCKems</text:p>
                <draw:g>
                  <svg:desc>Feuille1.AJ4:Feuille1.AJ4</svg:desc>
                </draw:g>
              </table:table-cell>
              <table:table-cell office:value-type="string">
                <text:p>11RCLoupgarou</text:p>
                <draw:g>
                  <svg:desc>Feuille1.AK4:Feuille1.AK4</svg:desc>
                </draw:g>
              </table:table-cell>
              <table:table-cell office:value-type="string">
                <text:p>12Rcmediasphere</text:p>
                <draw:g>
                  <svg:desc>Feuille1.AL4:Feuille1.AL4</svg:desc>
                </draw:g>
              </table:table-cell>
              <table:table-cell office:value-type="string">
                <text:p>13RCToursmagie</text:p>
                <draw:g>
                  <svg:desc>Feuille1.AM4:Feuille1.AM4</svg:desc>
                </draw:g>
              </table:table-cell>
              <table:table-cell office:value-type="string">
                <text:p>14RCUno</text:p>
                <draw:g>
                  <svg:desc>Feuille1.AN4:Feuille1.AN4</svg:desc>
                </draw:g>
              </table:table-cell>
              <table:table-cell office:value-type="string">
                <text:p>15RCTennis</text:p>
                <draw:g>
                  <svg:desc>Feuille1.AP4:Feuille1.A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stionner le monde
(8,11,12) ; 15</text:p>
                <draw:g>
                  <svg:desc>Feuille1.AC12:Feuille1.AC18</svg:desc>
                </draw:g>
              </table:table-cell>
              <table:table-cell office:value-type="float" office:value="5">
                <text:p>5</text:p>
                <draw:g>
                  <svg:desc>Feuille1.AQ5:Feuille1.AQ11</svg:desc>
                </draw:g>
              </table:table-cell>
              <table:table-cell office:value-type="float" office:value="6">
                <text:p>6</text:p>
                <draw:g>
                  <svg:desc>Feuille1.AH12:Feuille1.AH18</svg:desc>
                </draw:g>
              </table:table-cell>
              <table:table-cell office:value-type="float" office:value="5">
                <text:p>5</text:p>
                <draw:g>
                  <svg:desc>Feuille1.AI12:Feuille1.AI18</svg:desc>
                </draw:g>
              </table:table-cell>
              <table:table-cell office:value-type="float" office:value="5">
                <text:p>5</text:p>
                <draw:g>
                  <svg:desc>Feuille1.AJ12:Feuille1.AJ18</svg:desc>
                </draw:g>
              </table:table-cell>
              <table:table-cell office:value-type="float" office:value="7.5">
                <text:p>7.5</text:p>
                <draw:g>
                  <svg:desc>Feuille1.AK12:Feuille1.AK18</svg:desc>
                </draw:g>
              </table:table-cell>
              <table:table-cell office:value-type="float" office:value="6">
                <text:p>6</text:p>
                <draw:g>
                  <svg:desc>Feuille1.AL12:Feuille1.AL18</svg:desc>
                </draw:g>
              </table:table-cell>
              <table:table-cell office:value-type="float" office:value="5">
                <text:p>5</text:p>
                <draw:g>
                  <svg:desc>Feuille1.AM12:Feuille1.AM18</svg:desc>
                </draw:g>
              </table:table-cell>
              <table:table-cell office:value-type="float" office:value="5">
                <text:p>5</text:p>
                <draw:g>
                  <svg:desc>Feuille1.AN12:Feuille1.AN18</svg:desc>
                </draw:g>
              </table:table-cell>
              <table:table-cell office:value-type="float" office:value="7">
                <text:p>7</text:p>
                <draw:g>
                  <svg:desc>Feuille1.AP19:Feuille1.AP25</svg:desc>
                </draw:g>
              </table:table-cell>
            </table:table-row>
            <table:table-row>
              <table:table-cell office:value-type="string">
                <text:p>Sagesse, Développement Durable et Naturel
(8,12,14) ; 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10,11,14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écisions rapides et résolution de conflits
(9,10,14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muniquer
(10,12,13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éer, imagination
(9,11,13) ; 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terpersonnel, coopérer
(8,9,13) ; 1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337cm" svg:height="14.877cm" xlink:href=".." xlink:type="simple" chart:class="chart:line" chart:style-name="ch1">
        <chart:legend chart:legend-position="end" svg:x="12.393cm" svg:y="2.902cm" style:legend-expansion="custom" svg:width="9.203cm" svg:height="8.567cm" style:legend-expansion-aspect-ratio="1.07423835648418" chart:style-name="ch2"/>
        <chart:plot-area chart:style-name="ch3" table:cell-range-address="Feuille1.AD4:Feuille1.AG11 Feuille1.AO4:Feuille1.AO11 Feuille1.AC5:Feuille1.AC11" chart:data-source-has-labels="both" svg:x="0.787cm" svg:y="2.032cm" svg:width="11.641cm" svg:height="11.751cm">
          <chart:coordinate-region svg:x="1.938cm" svg:y="2.234cm" svg:width="9.898cm" svg:height="10.09cm"/>
          <chart:axis chart:dimension="x" chart:name="primary-x" chart:style-name="ch4" chartooo:axis-type="auto">
            <chartooo:date-scale/>
            <chart:categories table:cell-range-address="Feuille1.AD4:Feuille1.AG4 Feuille1.AO4:Feuille1.AO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D5:Feuille1.AG5 Feuille1.AO5:Feuille1.AO5" chart:label-cell-address="Feuille1.AC5:Feuille1.AC5" chart:class="chart:line">
            <chart:data-point chart:repeated="5"/>
          </chart:series>
          <chart:series chart:style-name="ch8" chart:values-cell-range-address="Feuille1.AD6:Feuille1.AG6 Feuille1.AO6:Feuille1.AO6" chart:label-cell-address="Feuille1.AC6:Feuille1.AC6" chart:class="chart:line">
            <chart:data-point chart:repeated="5"/>
          </chart:series>
          <chart:series chart:style-name="ch9" chart:values-cell-range-address="Feuille1.AD7:Feuille1.AG7 Feuille1.AO7:Feuille1.AO7" chart:label-cell-address="Feuille1.AC7:Feuille1.AC7" chart:class="chart:line">
            <chart:data-point chart:repeated="5"/>
          </chart:series>
          <chart:series chart:style-name="ch10" chart:values-cell-range-address="Feuille1.AD8:Feuille1.AG8 Feuille1.AO8:Feuille1.AO8" chart:label-cell-address="Feuille1.AC8:Feuille1.AC8" chart:class="chart:line">
            <chart:data-point chart:repeated="5"/>
          </chart:series>
          <chart:series chart:style-name="ch11" chart:values-cell-range-address="Feuille1.AD9:Feuille1.AG9 Feuille1.AO9:Feuille1.AO9" chart:label-cell-address="Feuille1.AC9:Feuille1.AC9" chart:class="chart:line">
            <chart:data-point chart:repeated="5"/>
          </chart:series>
          <chart:series chart:style-name="ch12" chart:values-cell-range-address="Feuille1.AD10:Feuille1.AG10 Feuille1.AO10:Feuille1.AO10" chart:label-cell-address="Feuille1.AC10:Feuille1.AC10" chart:class="chart:line">
            <chart:data-point chart:repeated="5"/>
          </chart:series>
          <chart:series chart:style-name="ch13" chart:values-cell-range-address="Feuille1.AD11:Feuille1.AG11 Feuille1.AO11:Feuille1.AO11" chart:label-cell-address="Feuille1.AC11:Feuille1.AC1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sultats 
Compétences
SevenT1</text:p>
                <draw:g>
                  <svg:desc>Feuille1.AD4:Feuille1.AG4 Feuille1.AO4:Feuille1.AO4</svg:desc>
                </draw:g>
              </table:table-cell>
              <table:table-cell office:value-type="string">
                <text:p>RCST2</text:p>
              </table:table-cell>
              <table:table-cell office:value-type="string">
                <text:p>RCST3</text:p>
              </table:table-cell>
              <table:table-cell office:value-type="string">
                <text:p>RCST4</text:p>
              </table:table-cell>
              <table:table-cell office:value-type="string">
                <text:p>RCTS5</text:p>
              </table:table-cell>
            </table:table-row>
          </table:table-header-rows>
          <table:table-rows>
            <table:table-row>
              <table:table-cell office:value-type="string">
                <text:p>Questionner le monde
(4,5,7)</text:p>
                <draw:g>
                  <svg:desc>Feuille1.AC5:Feuille1.AC5</svg:desc>
                </draw:g>
              </table:table-cell>
              <table:table-cell office:value-type="float" office:value="5.66666666666667">
                <text:p>5.66666666666667</text:p>
                <draw:g>
                  <svg:desc>Feuille1.AD5:Feuille1.AG5 Feuille1.AO5:Feuille1.AO5</svg:desc>
                </draw:g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agesse, Développement Durable et Naturel
(3,5,7)</text:p>
                <draw:g>
                  <svg:desc>Feuille1.AC6:Feuille1.AC6</svg:desc>
                </draw:g>
              </table:table-cell>
              <table:table-cell office:value-type="float" office:value="6.66666666666667">
                <text:p>6.66666666666667</text:p>
                <draw:g>
                  <svg:desc>Feuille1.AD6:Feuille1.AG6 Feuille1.AO6:Feuille1.AO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rapersonnel, maitrise de soi, gérer son stress,
réguler ses émotions, avoir conscience de son utilité
(2,3,6)</text:p>
                <draw:g>
                  <svg:desc>Feuille1.AC7:Feuille1.AC7</svg:desc>
                </draw:g>
              </table:table-cell>
              <table:table-cell office:value-type="float" office:value="5">
                <text:p>5</text:p>
                <draw:g>
                  <svg:desc>Feuille1.AD7:Feuille1.AG7 Feuille1.AO7:Feuille1.AO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cisions rapides et résolution de conflits
(1,3,7)</text:p>
                <draw:g>
                  <svg:desc>Feuille1.AC8:Feuille1.AC8</svg:desc>
                </draw:g>
              </table:table-cell>
              <table:table-cell office:value-type="float" office:value="6">
                <text:p>6</text:p>
                <draw:g>
                  <svg:desc>Feuille1.AD8:Feuille1.AG8 Feuille1.AO8:Feuille1.AO8</svg:desc>
                </draw:g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mmuniquer
(1,2,6)</text:p>
                <draw:g>
                  <svg:desc>Feuille1.AC9:Feuille1.AC9</svg:desc>
                </draw:g>
              </table:table-cell>
              <table:table-cell office:value-type="float" office:value="4">
                <text:p>4</text:p>
                <draw:g>
                  <svg:desc>Feuille1.AD9:Feuille1.AG9 Feuille1.AO9:Feuille1.AO9</svg:desc>
                </draw:g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réer, imagination
(1,4,6)</text:p>
                <draw:g>
                  <svg:desc>Feuille1.AC10:Feuille1.AC10</svg:desc>
                </draw:g>
              </table:table-cell>
              <table:table-cell office:value-type="float" office:value="4.66666666666667">
                <text:p>4.66666666666667</text:p>
                <draw:g>
                  <svg:desc>Feuille1.AD10:Feuille1.AG10 Feuille1.AO10:Feuille1.AO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nterpersonnel, coopérer
(2,4,5)</text:p>
                <draw:g>
                  <svg:desc>Feuille1.AC11:Feuille1.AC11</svg:desc>
                </draw:g>
              </table:table-cell>
              <table:table-cell office:value-type="float" office:value="4">
                <text:p>4</text:p>
                <draw:g>
                  <svg:desc>Feuille1.AD11:Feuille1.AG11 Feuille1.AO11:Feuille1.AO11</svg:desc>
                </draw:g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f0041" draw:fill-color="#bf004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535cm" svg:height="16.086cm" xlink:href=".." xlink:type="simple" chart:class="chart:line" chart:style-name="ch1">
        <chart:legend chart:legend-position="end" svg:x="26.991cm" svg:y="1.096cm" style:legend-expansion="custom" svg:width="9.318cm" svg:height="12.089cm" style:legend-expansion-aspect-ratio="0.770783356770618" chart:style-name="ch2"/>
        <chart:plot-area chart:style-name="ch3" table:cell-range-address="Feuille1.AH4:Feuille1.AN4 Feuille1.AP4:Feuille1.AP4 Feuille1.AC12:Feuille1.AC18 Feuille1.AH12:Feuille1.AN18 Feuille1.AP19:Feuille1.AP25" chart:data-source-has-labels="both" svg:x="1.832cm" svg:y="0.197cm" svg:width="24.828cm" svg:height="11.765cm">
          <chart:coordinate-region svg:x="2.782cm" svg:y="0.399cm" svg:width="22.876cm" svg:height="10.91cm"/>
          <chart:axis chart:dimension="x" chart:name="primary-x" chart:style-name="ch4" chartooo:axis-type="auto">
            <chartooo:date-scale/>
            <chart:categories table:cell-range-address="Feuille1.AH4:Feuille1.AN4 Feuille1.AP4:Feuille1.AP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H12:Feuille1.AN12 Feuille1.AP19:Feuille1.AP19" chart:label-cell-address="Feuille1.AC12:Feuille1.AC12" chart:class="chart:line">
            <chart:data-point chart:repeated="8"/>
          </chart:series>
          <chart:series chart:style-name="ch8" chart:values-cell-range-address="Feuille1.AH13:Feuille1.AN13 Feuille1.AP20:Feuille1.AP20" chart:label-cell-address="Feuille1.AC13:Feuille1.AC13" chart:class="chart:line">
            <chart:data-point chart:repeated="8"/>
          </chart:series>
          <chart:series chart:style-name="ch9" chart:values-cell-range-address="Feuille1.AH14:Feuille1.AN14 Feuille1.AP21:Feuille1.AP21" chart:label-cell-address="Feuille1.AC14:Feuille1.AC14" chart:class="chart:line">
            <chart:data-point chart:repeated="8"/>
          </chart:series>
          <chart:series chart:style-name="ch10" chart:values-cell-range-address="Feuille1.AH15:Feuille1.AN15 Feuille1.AP22:Feuille1.AP22" chart:label-cell-address="Feuille1.AC15:Feuille1.AC15" chart:class="chart:line">
            <chart:data-point chart:repeated="8"/>
          </chart:series>
          <chart:series chart:style-name="ch11" chart:values-cell-range-address="Feuille1.AH16:Feuille1.AN16 Feuille1.AP23:Feuille1.AP23" chart:label-cell-address="Feuille1.AC16:Feuille1.AC16" chart:class="chart:line">
            <chart:data-point chart:repeated="8"/>
          </chart:series>
          <chart:series chart:style-name="ch12" chart:values-cell-range-address="Feuille1.AH17:Feuille1.AN17 Feuille1.AP24:Feuille1.AP24" chart:label-cell-address="Feuille1.AC17:Feuille1.AC17" chart:class="chart:line">
            <chart:data-point chart:repeated="8"/>
          </chart:series>
          <chart:series chart:style-name="ch13" chart:values-cell-range-address="Feuille1.AH18:Feuille1.AN18 Feuille1.AP25:Feuille1.AP25" chart:label-cell-address="Feuille1.AC18:Feuille1.AC18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stionner le monde
(8,11,12) ; 15</text:p>
                <draw:g>
                  <svg:desc>Feuille1.AC12:Feuille1.AC12</svg:desc>
                </draw:g>
              </table:table-cell>
              <table:table-cell office:value-type="string">
                <text:p>Sagesse, Développement Durable et Naturel
(8,12,14) ; 15</text:p>
                <draw:g>
                  <svg:desc>Feuille1.AC13:Feuille1.AC13</svg:desc>
                </draw:g>
              </table:table-cell>
              <table:table-cell office:value-type="string">
                <text:p>Intrapersonnel, maitrise de soi, gérer son stress,
réguler ses émotions, avoir conscience de son utilité
(10,11,14) ; 15</text:p>
                <draw:g>
                  <svg:desc>Feuille1.AC14:Feuille1.AC14</svg:desc>
                </draw:g>
              </table:table-cell>
              <table:table-cell office:value-type="string">
                <text:p>Décisions rapides et résolution de conflits
(9,10,14) ; 15</text:p>
                <draw:g>
                  <svg:desc>Feuille1.AC15:Feuille1.AC15</svg:desc>
                </draw:g>
              </table:table-cell>
              <table:table-cell office:value-type="string">
                <text:p>Communiquer
(10,12,13) ; 15</text:p>
                <draw:g>
                  <svg:desc>Feuille1.AC16:Feuille1.AC16</svg:desc>
                </draw:g>
              </table:table-cell>
              <table:table-cell office:value-type="string">
                <text:p>Créer, imagination
(9,11,13) ; 15</text:p>
                <draw:g>
                  <svg:desc>Feuille1.AC17:Feuille1.AC17</svg:desc>
                </draw:g>
              </table:table-cell>
              <table:table-cell office:value-type="string">
                <text:p>Interpersonnel, coopérer
(8,9,13) ; 15</text:p>
                <draw:g>
                  <svg:desc>Feuille1.AC18:Feuille1.A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RCEchecs</text:p>
                <draw:g>
                  <svg:desc>Feuille1.AH4:Feuille1.AN4 Feuille1.AP4:Feuille1.AP4</svg:desc>
                </draw:g>
              </table:table-cell>
              <table:table-cell office:value-type="float" office:value="6">
                <text:p>6</text:p>
                <draw:g>
                  <svg:desc>Feuille1.AH12:Feuille1.AN12 Feuille1.AP19:Feuille1.AP19</svg:desc>
                </draw:g>
              </table:table-cell>
              <table:table-cell office:value-type="float" office:value="6">
                <text:p>6</text:p>
                <draw:g>
                  <svg:desc>Feuille1.AH13:Feuille1.AN13 Feuille1.AP20:Feuille1.AP20</svg:desc>
                </draw:g>
              </table:table-cell>
              <table:table-cell office:value-type="float" office:value="5">
                <text:p>5</text:p>
                <draw:g>
                  <svg:desc>Feuille1.AH14:Feuille1.AN14 Feuille1.AP21:Feuille1.AP21</svg:desc>
                </draw:g>
              </table:table-cell>
              <table:table-cell office:value-type="float" office:value="5">
                <text:p>5</text:p>
                <draw:g>
                  <svg:desc>Feuille1.AH15:Feuille1.AN15 Feuille1.AP22:Feuille1.AP22</svg:desc>
                </draw:g>
              </table:table-cell>
              <table:table-cell office:value-type="float" office:value="5">
                <text:p>5</text:p>
                <draw:g>
                  <svg:desc>Feuille1.AH16:Feuille1.AN16 Feuille1.AP23:Feuille1.AP23</svg:desc>
                </draw:g>
              </table:table-cell>
              <table:table-cell office:value-type="float" office:value="5">
                <text:p>5</text:p>
                <draw:g>
                  <svg:desc>Feuille1.AH17:Feuille1.AN17 Feuille1.AP24:Feuille1.AP24</svg:desc>
                </draw:g>
              </table:table-cell>
              <table:table-cell office:value-type="float" office:value="6">
                <text:p>6</text:p>
                <draw:g>
                  <svg:desc>Feuille1.AH18:Feuille1.AN18 Feuille1.AP25:Feuille1.AP25</svg:desc>
                </draw:g>
              </table:table-cell>
            </table:table-row>
            <table:table-row>
              <table:table-cell office:value-type="string">
                <text:p>9RCFortnit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RCKem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RCLoupgarou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Rcmediasphere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RCToursmagi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RCUno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RCTennis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